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5000">
            <text:p>25000</text:p>
          </table:table-cell>
          <table:table-cell table:formula="of:=[$'2013'.$E$2]" office:value-type="float" office:value="25000">
            <text:p>25000</text:p>
          </table:table-cell>
          <table:table-cell/>
          <table:table-cell office:value-type="string">
            <text:p>Setup fe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2500">
            <text:p>12500</text:p>
          </table:table-cell>
          <table:table-cell table:formula="of:=[$'2013'.$E$2]" office:value-type="float" office:value="25000">
            <text:p>25000</text:p>
          </table:table-cell>
          <table:table-cell/>
          <table:table-cell office:value-type="float" office:value="25000">
            <text:p>250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8333.33333333333">
            <text:p>833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4]/[.A4]" office:value-type="float" office:value="6250">
            <text:p>625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C5]/[.A5]" office:value-type="float" office:value="5000">
            <text:p>500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166.66666666667">
            <text:p>416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571.42857142857">
            <text:p>3571,42857142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125">
            <text:p>31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2777.77777777778">
            <text:p>2777,777777777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500">
            <text:p>250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272.72727272727">
            <text:p>2272,727272727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083.33333333333">
            <text:p>208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1923.07692307692">
            <text:p>1923,076923076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785.71428571429">
            <text:p>1785,714285714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666.66666666667">
            <text:p>166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562.5">
            <text:p>1562,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470.58823529412">
            <text:p>1470,588235294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388.88888888889">
            <text:p>1388,888888888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315.78947368421">
            <text:p>1315,789473684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250">
            <text:p>125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190.47619047619">
            <text:p>1190,476190476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136.36363636364">
            <text:p>1136,363636363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086.95652173913">
            <text:p>1086,956521739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041.66666666667">
            <text:p>1041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00">
            <text:p>100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961.538461538462">
            <text:p>961,538461538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925.925925925926">
            <text:p>925,925925925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892.857142857143">
            <text:p>892,857142857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862.068965517241">
            <text:p>862,068965517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833.333333333333">
            <text:p>83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C31]/[.A31]" office:value-type="float" office:value="806.451612903226">
            <text:p>806,451612903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C32]/[.A32]" office:value-type="float" office:value="781.25">
            <text:p>781,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C33]/[.A33]" office:value-type="float" office:value="757.575757575758">
            <text:p>757,575757575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C34]/[.A34]" office:value-type="float" office:value="735.294117647059">
            <text:p>735,294117647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C35]/[.A35]" office:value-type="float" office:value="714.285714285714">
            <text:p>714,285714285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C36]/[.A36]" office:value-type="float" office:value="694.444444444444">
            <text:p>694,444444444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C37]/[.A37]" office:value-type="float" office:value="675.675675675676">
            <text:p>675,675675675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C38]/[.A38]" office:value-type="float" office:value="657.894736842105">
            <text:p>657,894736842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C39]/[.A39]" office:value-type="float" office:value="641.025641025641">
            <text:p>641,025641025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C40]/[.A40]" office:value-type="float" office:value="625">
            <text:p>6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C41]/[.A41]" office:value-type="float" office:value="609.756097560976">
            <text:p>609,75609756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C42]/[.A42]" office:value-type="float" office:value="595.238095238095">
            <text:p>595,238095238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C43]/[.A43]" office:value-type="float" office:value="581.395348837209">
            <text:p>581,395348837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C44]/[.A44]" office:value-type="float" office:value="568.181818181818">
            <text:p>568,181818181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C45]/[.A45]" office:value-type="float" office:value="555.555555555556">
            <text:p>555,555555555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C46]/[.A46]" office:value-type="float" office:value="543.478260869565">
            <text:p>543,478260869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C47]/[.A47]" office:value-type="float" office:value="531.914893617021">
            <text:p>531,91489361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C48]/[.A48]" office:value-type="float" office:value="520.833333333333">
            <text:p>520,8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C49]/[.A49]" office:value-type="float" office:value="510.204081632653">
            <text:p>510,204081632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C50]/[.A50]" office:value-type="float" office:value="500">
            <text:p>50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C51]/[.A51]" office:value-type="float" office:value="490.196078431373">
            <text:p>490,196078431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C52]/[.A52]" office:value-type="float" office:value="480.769230769231">
            <text:p>480,769230769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C53]/[.A53]" office:value-type="float" office:value="471.698113207547">
            <text:p>471,698113207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C54]/[.A54]" office:value-type="float" office:value="462.962962962963">
            <text:p>462,9629629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C55]/[.A55]" office:value-type="float" office:value="454.545454545455">
            <text:p>454,545454545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C56]/[.A56]" office:value-type="float" office:value="446.428571428571">
            <text:p>446,42857142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C57]/[.A57]" office:value-type="float" office:value="438.59649122807">
            <text:p>438,596491228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C58]/[.A58]" office:value-type="float" office:value="431.034482758621">
            <text:p>431,03448275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C59]/[.A59]" office:value-type="float" office:value="423.728813559322">
            <text:p>423,728813559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C60]/[.A60]" office:value-type="float" office:value="416.666666666667">
            <text:p>41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C61]/[.A61]" office:value-type="float" office:value="409.83606557377">
            <text:p>409,836065573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C62]/[.A62]" office:value-type="float" office:value="403.225806451613">
            <text:p>403,225806451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C63]/[.A63]" office:value-type="float" office:value="396.825396825397">
            <text:p>396,825396825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C64]/[.A64]" office:value-type="float" office:value="390.625">
            <text:p>390,6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C65]/[.A65]" office:value-type="float" office:value="384.615384615385">
            <text:p>384,615384615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C66]/[.A66]" office:value-type="float" office:value="378.787878787879">
            <text:p>378,787878787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C67]/[.A67]" office:value-type="float" office:value="373.134328358209">
            <text:p>373,13432835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C68]/[.A68]" office:value-type="float" office:value="367.647058823529">
            <text:p>367,647058823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C69]/[.A69]" office:value-type="float" office:value="362.31884057971">
            <text:p>362,318840579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C70]/[.A70]" office:value-type="float" office:value="357.142857142857">
            <text:p>357,142857142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C71]/[.A71]" office:value-type="float" office:value="352.112676056338">
            <text:p>352,11267605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C72]/[.A72]" office:value-type="float" office:value="347.222222222222">
            <text:p>347,222222222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C73]/[.A73]" office:value-type="float" office:value="342.465753424658">
            <text:p>342,465753424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C74]/[.A74]" office:value-type="float" office:value="337.837837837838">
            <text:p>337,837837837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C75]/[.A75]" office:value-type="float" office:value="333.333333333333">
            <text:p>33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C76]/[.A76]" office:value-type="float" office:value="328.947368421053">
            <text:p>328,947368421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C77]/[.A77]" office:value-type="float" office:value="324.675324675325">
            <text:p>324,675324675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C78]/[.A78]" office:value-type="float" office:value="320.51282051282">
            <text:p>320,512820512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C79]/[.A79]" office:value-type="float" office:value="316.455696202532">
            <text:p>316,45569620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C80]/[.A80]" office:value-type="float" office:value="312.5">
            <text:p>312,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C81]/[.A81]" office:value-type="float" office:value="308.641975308642">
            <text:p>308,64197530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C82]/[.A82]" office:value-type="float" office:value="304.878048780488">
            <text:p>304,87804878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C83]/[.A83]" office:value-type="float" office:value="301.204819277108">
            <text:p>301,204819277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C84]/[.A84]" office:value-type="float" office:value="297.619047619048">
            <text:p>297,61904761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C85]/[.A85]" office:value-type="float" office:value="294.117647058824">
            <text:p>294,117647058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C86]/[.A86]" office:value-type="float" office:value="290.697674418605">
            <text:p>290,69767441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C87]/[.A87]" office:value-type="float" office:value="287.35632183908">
            <text:p>287,356321839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C88]/[.A88]" office:value-type="float" office:value="284.090909090909">
            <text:p>284,090909090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C89]/[.A89]" office:value-type="float" office:value="280.898876404494">
            <text:p>280,898876404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C90]/[.A90]" office:value-type="float" office:value="277.777777777778">
            <text:p>277,777777777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C91]/[.A91]" office:value-type="float" office:value="274.725274725275">
            <text:p>274,725274725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C92]/[.A92]" office:value-type="float" office:value="271.739130434783">
            <text:p>271,739130434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C93]/[.A93]" office:value-type="float" office:value="268.817204301075">
            <text:p>268,817204301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C94]/[.A94]" office:value-type="float" office:value="265.957446808511">
            <text:p>265,957446808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C95]/[.A95]" office:value-type="float" office:value="263.157894736842">
            <text:p>263,157894736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C96]/[.A96]" office:value-type="float" office:value="260.416666666667">
            <text:p>260,41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C97]/[.A97]" office:value-type="float" office:value="257.731958762887">
            <text:p>257,731958762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C98]/[.A98]" office:value-type="float" office:value="255.102040816327">
            <text:p>255,10204081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C99]/[.A99]" office:value-type="float" office:value="252.525252525252">
            <text:p>252,525252525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C100]/[.A100]" office:value-type="float" office:value="250">
            <text:p>25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C101]/[.A101]" office:value-type="float" office:value="247.524752475248">
            <text:p>247,52475247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C102]/[.A102]" office:value-type="float" office:value="245.098039215686">
            <text:p>245,098039215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C103]/[.A103]" office:value-type="float" office:value="242.718446601942">
            <text:p>242,718446601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C104]/[.A104]" office:value-type="float" office:value="240.384615384615">
            <text:p>240,384615384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C105]/[.A105]" office:value-type="float" office:value="238.095238095238">
            <text:p>238,09523809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C106]/[.A106]" office:value-type="float" office:value="235.849056603774">
            <text:p>235,849056603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C107]/[.A107]" office:value-type="float" office:value="233.644859813084">
            <text:p>233,644859813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C108]/[.A108]" office:value-type="float" office:value="231.481481481481">
            <text:p>231,481481481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C109]/[.A109]" office:value-type="float" office:value="229.357798165138">
            <text:p>229,35779816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C110]/[.A110]" office:value-type="float" office:value="227.272727272727">
            <text:p>227,272727272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C111]/[.A111]" office:value-type="float" office:value="225.225225225225">
            <text:p>225,22522522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C112]/[.A112]" office:value-type="float" office:value="223.214285714286">
            <text:p>223,214285714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C113]/[.A113]" office:value-type="float" office:value="221.238938053097">
            <text:p>221,238938053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C114]/[.A114]" office:value-type="float" office:value="219.298245614035">
            <text:p>219,29824561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C115]/[.A115]" office:value-type="float" office:value="217.391304347826">
            <text:p>217,391304347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C116]/[.A116]" office:value-type="float" office:value="215.51724137931">
            <text:p>215,517241379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C117]/[.A117]" office:value-type="float" office:value="213.675213675214">
            <text:p>213,67521367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C118]/[.A118]" office:value-type="float" office:value="211.864406779661">
            <text:p>211,864406779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C119]/[.A119]" office:value-type="float" office:value="210.084033613445">
            <text:p>210,084033613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C120]/[.A120]" office:value-type="float" office:value="208.333333333333">
            <text:p>208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C121]/[.A121]" office:value-type="float" office:value="206.611570247934">
            <text:p>206,611570247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C122]/[.A122]" office:value-type="float" office:value="204.918032786885">
            <text:p>204,918032786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C123]/[.A123]" office:value-type="float" office:value="203.252032520325">
            <text:p>203,252032520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C124]/[.A124]" office:value-type="float" office:value="201.612903225806">
            <text:p>201,612903225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C125]/[.A125]" office:value-type="float" office:value="200">
            <text:p>20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C126]/[.A126]" office:value-type="float" office:value="198.412698412698">
            <text:p>198,412698412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C127]/[.A127]" office:value-type="float" office:value="196.850393700787">
            <text:p>196,850393700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C128]/[.A128]" office:value-type="float" office:value="195.3125">
            <text:p>195,31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C129]/[.A129]" office:value-type="float" office:value="193.798449612403">
            <text:p>193,798449612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C130]/[.A130]" office:value-type="float" office:value="192.307692307692">
            <text:p>192,307692307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C131]/[.A131]" office:value-type="float" office:value="190.839694656489">
            <text:p>190,839694656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C132]/[.A132]" office:value-type="float" office:value="189.393939393939">
            <text:p>189,393939393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C133]/[.A133]" office:value-type="float" office:value="187.96992481203">
            <text:p>187,96992481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C134]/[.A134]" office:value-type="float" office:value="186.567164179104">
            <text:p>186,567164179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C135]/[.A135]" office:value-type="float" office:value="185.185185185185">
            <text:p>185,18518518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C136]/[.A136]" office:value-type="float" office:value="183.823529411765">
            <text:p>183,823529411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C137]/[.A137]" office:value-type="float" office:value="182.481751824818">
            <text:p>182,481751824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C138]/[.A138]" office:value-type="float" office:value="181.159420289855">
            <text:p>181,159420289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C139]/[.A139]" office:value-type="float" office:value="179.856115107914">
            <text:p>179,856115107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C140]/[.A140]" office:value-type="float" office:value="178.571428571429">
            <text:p>178,571428571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C141]/[.A141]" office:value-type="float" office:value="177.304964539007">
            <text:p>177,30496453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C142]/[.A142]" office:value-type="float" office:value="176.056338028169">
            <text:p>176,05633802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C143]/[.A143]" office:value-type="float" office:value="174.825174825175">
            <text:p>174,82517482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C144]/[.A144]" office:value-type="float" office:value="173.611111111111">
            <text:p>173,611111111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C145]/[.A145]" office:value-type="float" office:value="172.413793103448">
            <text:p>172,413793103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C146]/[.A146]" office:value-type="float" office:value="171.232876712329">
            <text:p>171,232876712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C147]/[.A147]" office:value-type="float" office:value="170.068027210884">
            <text:p>170,068027210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C148]/[.A148]" office:value-type="float" office:value="168.918918918919">
            <text:p>168,918918918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C149]/[.A149]" office:value-type="float" office:value="167.785234899329">
            <text:p>167,785234899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C150]/[.A150]" office:value-type="float" office:value="166.666666666667">
            <text:p>16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C151]/[.A151]" office:value-type="float" office:value="165.562913907285">
            <text:p>165,562913907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C152]/[.A152]" office:value-type="float" office:value="164.473684210526">
            <text:p>164,47368421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C153]/[.A153]" office:value-type="float" office:value="163.398692810458">
            <text:p>163,39869281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C154]/[.A154]" office:value-type="float" office:value="162.337662337662">
            <text:p>162,337662337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C155]/[.A155]" office:value-type="float" office:value="161.290322580645">
            <text:p>161,290322580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C156]/[.A156]" office:value-type="float" office:value="160.25641025641">
            <text:p>160,256410256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C157]/[.A157]" office:value-type="float" office:value="159.235668789809">
            <text:p>159,235668789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C158]/[.A158]" office:value-type="float" office:value="158.227848101266">
            <text:p>158,22784810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C159]/[.A159]" office:value-type="float" office:value="157.232704402516">
            <text:p>157,23270440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C160]/[.A160]" office:value-type="float" office:value="156.25">
            <text:p>156,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C161]/[.A161]" office:value-type="float" office:value="155.27950310559">
            <text:p>155,279503105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C162]/[.A162]" office:value-type="float" office:value="154.320987654321">
            <text:p>154,320987654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C163]/[.A163]" office:value-type="float" office:value="153.374233128834">
            <text:p>153,374233128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C164]/[.A164]" office:value-type="float" office:value="152.439024390244">
            <text:p>152,439024390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C165]/[.A165]" office:value-type="float" office:value="151.515151515152">
            <text:p>151,51515151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C166]/[.A166]" office:value-type="float" office:value="150.602409638554">
            <text:p>150,60240963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C167]/[.A167]" office:value-type="float" office:value="149.700598802395">
            <text:p>149,700598802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C168]/[.A168]" office:value-type="float" office:value="148.809523809524">
            <text:p>148,809523809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C169]/[.A169]" office:value-type="float" office:value="147.92899408284">
            <text:p>147,928994082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C170]/[.A170]" office:value-type="float" office:value="147.058823529412">
            <text:p>147,058823529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C171]/[.A171]" office:value-type="float" office:value="146.198830409357">
            <text:p>146,198830409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C172]/[.A172]" office:value-type="float" office:value="145.348837209302">
            <text:p>145,348837209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C173]/[.A173]" office:value-type="float" office:value="144.508670520231">
            <text:p>144,508670520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C174]/[.A174]" office:value-type="float" office:value="143.67816091954">
            <text:p>143,678160919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C175]/[.A175]" office:value-type="float" office:value="142.857142857143">
            <text:p>142,857142857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C176]/[.A176]" office:value-type="float" office:value="142.045454545455">
            <text:p>142,045454545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C177]/[.A177]" office:value-type="float" office:value="141.242937853107">
            <text:p>141,242937853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C178]/[.A178]" office:value-type="float" office:value="140.449438202247">
            <text:p>140,449438202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C179]/[.A179]" office:value-type="float" office:value="139.664804469274">
            <text:p>139,664804469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C180]/[.A180]" office:value-type="float" office:value="138.888888888889">
            <text:p>138,888888888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C181]/[.A181]" office:value-type="float" office:value="138.121546961326">
            <text:p>138,12154696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C182]/[.A182]" office:value-type="float" office:value="137.362637362637">
            <text:p>137,36263736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C183]/[.A183]" office:value-type="float" office:value="136.612021857924">
            <text:p>136,612021857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C184]/[.A184]" office:value-type="float" office:value="135.869565217391">
            <text:p>135,869565217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C185]/[.A185]" office:value-type="float" office:value="135.135135135135">
            <text:p>135,13513513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C186]/[.A186]" office:value-type="float" office:value="134.408602150538">
            <text:p>134,40860215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C187]/[.A187]" office:value-type="float" office:value="133.689839572193">
            <text:p>133,689839572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C188]/[.A188]" office:value-type="float" office:value="132.978723404255">
            <text:p>132,978723404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C189]/[.A189]" office:value-type="float" office:value="132.275132275132">
            <text:p>132,27513227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C190]/[.A190]" office:value-type="float" office:value="131.578947368421">
            <text:p>131,578947368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C191]/[.A191]" office:value-type="float" office:value="130.890052356021">
            <text:p>130,89005235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C192]/[.A192]" office:value-type="float" office:value="130.208333333333">
            <text:p>130,208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C193]/[.A193]" office:value-type="float" office:value="129.533678756477">
            <text:p>129,533678756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C194]/[.A194]" office:value-type="float" office:value="128.865979381443">
            <text:p>128,865979381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C195]/[.A195]" office:value-type="float" office:value="128.205128205128">
            <text:p>128,20512820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C196]/[.A196]" office:value-type="float" office:value="127.551020408163">
            <text:p>127,55102040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C197]/[.A197]" office:value-type="float" office:value="126.903553299492">
            <text:p>126,903553299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C198]/[.A198]" office:value-type="float" office:value="126.262626262626">
            <text:p>126,26262626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C199]/[.A199]" office:value-type="float" office:value="125.628140703518">
            <text:p>125,628140703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C200]/[.A200]" office:value-type="float" office:value="125">
            <text:p>1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C201]/[.A201]" office:value-type="float" office:value="124.378109452736">
            <text:p>124,378109452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C202]/[.A202]" office:value-type="float" office:value="123.762376237624">
            <text:p>123,762376237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C203]/[.A203]" office:value-type="float" office:value="123.152709359606">
            <text:p>123,152709359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C204]/[.A204]" office:value-type="float" office:value="122.549019607843">
            <text:p>122,549019607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C205]/[.A205]" office:value-type="float" office:value="121.951219512195">
            <text:p>121,951219512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C206]/[.A206]" office:value-type="float" office:value="121.359223300971">
            <text:p>121,35922330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C207]/[.A207]" office:value-type="float" office:value="120.772946859903">
            <text:p>120,772946859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C208]/[.A208]" office:value-type="float" office:value="120.192307692308">
            <text:p>120,192307692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C209]/[.A209]" office:value-type="float" office:value="119.617224880383">
            <text:p>119,617224880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C210]/[.A210]" office:value-type="float" office:value="119.047619047619">
            <text:p>119,047619047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C211]/[.A211]" office:value-type="float" office:value="118.483412322275">
            <text:p>118,483412322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C212]/[.A212]" office:value-type="float" office:value="117.924528301887">
            <text:p>117,924528301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C213]/[.A213]" office:value-type="float" office:value="117.370892018779">
            <text:p>117,370892018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C214]/[.A214]" office:value-type="float" office:value="116.822429906542">
            <text:p>116,822429906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C215]/[.A215]" office:value-type="float" office:value="116.279069767442">
            <text:p>116,279069767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C216]/[.A216]" office:value-type="float" office:value="115.740740740741">
            <text:p>115,740740740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C217]/[.A217]" office:value-type="float" office:value="115.207373271889">
            <text:p>115,207373271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C218]/[.A218]" office:value-type="float" office:value="114.678899082569">
            <text:p>114,67889908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C219]/[.A219]" office:value-type="float" office:value="114.155251141553">
            <text:p>114,155251141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C220]/[.A220]" office:value-type="float" office:value="113.636363636364">
            <text:p>113,636363636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C221]/[.A221]" office:value-type="float" office:value="113.122171945701">
            <text:p>113,122171945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C222]/[.A222]" office:value-type="float" office:value="112.612612612613">
            <text:p>112,61261261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C223]/[.A223]" office:value-type="float" office:value="112.107623318386">
            <text:p>112,107623318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C224]/[.A224]" office:value-type="float" office:value="111.607142857143">
            <text:p>111,607142857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C225]/[.A225]" office:value-type="float" office:value="111.111111111111">
            <text:p>111,111111111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C226]/[.A226]" office:value-type="float" office:value="110.619469026549">
            <text:p>110,619469026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C227]/[.A227]" office:value-type="float" office:value="110.132158590308">
            <text:p>110,132158590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C228]/[.A228]" office:value-type="float" office:value="109.649122807018">
            <text:p>109,64912280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C229]/[.A229]" office:value-type="float" office:value="109.170305676856">
            <text:p>109,170305676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C230]/[.A230]" office:value-type="float" office:value="108.695652173913">
            <text:p>108,695652173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C231]/[.A231]" office:value-type="float" office:value="108.225108225108">
            <text:p>108,22510822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C232]/[.A232]" office:value-type="float" office:value="107.758620689655">
            <text:p>107,758620689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C233]/[.A233]" office:value-type="float" office:value="107.296137339056">
            <text:p>107,296137339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C234]/[.A234]" office:value-type="float" office:value="106.837606837607">
            <text:p>106,837606837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C235]/[.A235]" office:value-type="float" office:value="106.382978723404">
            <text:p>106,382978723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C236]/[.A236]" office:value-type="float" office:value="105.932203389831">
            <text:p>105,932203389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C237]/[.A237]" office:value-type="float" office:value="105.485232067511">
            <text:p>105,485232067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C238]/[.A238]" office:value-type="float" office:value="105.042016806723">
            <text:p>105,04201680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C239]/[.A239]" office:value-type="float" office:value="104.602510460251">
            <text:p>104,602510460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C240]/[.A240]" office:value-type="float" office:value="104.166666666667">
            <text:p>104,1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C241]/[.A241]" office:value-type="float" office:value="103.734439834025">
            <text:p>103,73443983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C242]/[.A242]" office:value-type="float" office:value="103.305785123967">
            <text:p>103,30578512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C243]/[.A243]" office:value-type="float" office:value="102.880658436214">
            <text:p>102,880658436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C244]/[.A244]" office:value-type="float" office:value="102.459016393443">
            <text:p>102,459016393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C245]/[.A245]" office:value-type="float" office:value="102.040816326531">
            <text:p>102,040816326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C246]/[.A246]" office:value-type="float" office:value="101.626016260163">
            <text:p>101,626016260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C247]/[.A247]" office:value-type="float" office:value="101.214574898785">
            <text:p>101,214574898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C248]/[.A248]" office:value-type="float" office:value="100.806451612903">
            <text:p>100,806451612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C249]/[.A249]" office:value-type="float" office:value="100.401606425703">
            <text:p>100,401606425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C250]/[.A250]" office:value-type="float" office:value="100">
            <text:p>10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C251]/[.A251]" office:value-type="float" office:value="99.601593625498">
            <text:p>99,601593625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C252]/[.A252]" office:value-type="float" office:value="99.2063492063492">
            <text:p>99,20634920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C253]/[.A253]" office:value-type="float" office:value="98.8142292490119">
            <text:p>98,81422924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C254]/[.A254]" office:value-type="float" office:value="98.4251968503937">
            <text:p>98,425196850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C255]/[.A255]" office:value-type="float" office:value="98.0392156862745">
            <text:p>98,03921568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C256]/[.A256]" office:value-type="float" office:value="97.65625">
            <text:p>97,656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C257]/[.A257]" office:value-type="float" office:value="97.2762645914397">
            <text:p>97,276264591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C258]/[.A258]" office:value-type="float" office:value="96.8992248062015">
            <text:p>96,899224806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C259]/[.A259]" office:value-type="float" office:value="96.5250965250965">
            <text:p>96,52509652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C260]/[.A260]" office:value-type="float" office:value="96.1538461538462">
            <text:p>96,153846153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C261]/[.A261]" office:value-type="float" office:value="95.7854406130268">
            <text:p>95,7854406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C262]/[.A262]" office:value-type="float" office:value="95.4198473282443">
            <text:p>95,41984732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C263]/[.A263]" office:value-type="float" office:value="95.0570342205323">
            <text:p>95,05703422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C264]/[.A264]" office:value-type="float" office:value="94.6969696969697">
            <text:p>94,69696969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C265]/[.A265]" office:value-type="float" office:value="94.3396226415094">
            <text:p>94,339622641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C266]/[.A266]" office:value-type="float" office:value="93.9849624060151">
            <text:p>93,98496240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C267]/[.A267]" office:value-type="float" office:value="93.6329588014981">
            <text:p>93,632958801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C268]/[.A268]" office:value-type="float" office:value="93.2835820895522">
            <text:p>93,283582089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C269]/[.A269]" office:value-type="float" office:value="92.9368029739777">
            <text:p>92,93680297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C270]/[.A270]" office:value-type="float" office:value="92.5925925925926">
            <text:p>92,59259259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C271]/[.A271]" office:value-type="float" office:value="92.2509225092251">
            <text:p>92,250922509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C272]/[.A272]" office:value-type="float" office:value="91.9117647058824">
            <text:p>91,911764705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C273]/[.A273]" office:value-type="float" office:value="91.5750915750916">
            <text:p>91,57509157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C274]/[.A274]" office:value-type="float" office:value="91.2408759124088">
            <text:p>91,240875912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C275]/[.A275]" office:value-type="float" office:value="90.9090909090909">
            <text:p>90,909090909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C276]/[.A276]" office:value-type="float" office:value="90.5797101449275">
            <text:p>90,579710144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C277]/[.A277]" office:value-type="float" office:value="90.2527075812274">
            <text:p>90,252707581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C278]/[.A278]" office:value-type="float" office:value="89.9280575539568">
            <text:p>89,92805755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C279]/[.A279]" office:value-type="float" office:value="89.6057347670251">
            <text:p>89,6057347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C280]/[.A280]" office:value-type="float" office:value="89.2857142857143">
            <text:p>89,285714285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C281]/[.A281]" office:value-type="float" office:value="88.9679715302491">
            <text:p>88,967971530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C282]/[.A282]" office:value-type="float" office:value="88.6524822695036">
            <text:p>88,652482269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C283]/[.A283]" office:value-type="float" office:value="88.339222614841">
            <text:p>88,339222614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C284]/[.A284]" office:value-type="float" office:value="88.0281690140845">
            <text:p>88,028169014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C285]/[.A285]" office:value-type="float" office:value="87.719298245614">
            <text:p>87,719298245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C286]/[.A286]" office:value-type="float" office:value="87.4125874125874">
            <text:p>87,41258741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C287]/[.A287]" office:value-type="float" office:value="87.1080139372822">
            <text:p>87,108013937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C288]/[.A288]" office:value-type="float" office:value="86.8055555555556">
            <text:p>86,805555555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C289]/[.A289]" office:value-type="float" office:value="86.5051903114187">
            <text:p>86,505190311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C290]/[.A290]" office:value-type="float" office:value="86.2068965517241">
            <text:p>86,206896551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C291]/[.A291]" office:value-type="float" office:value="85.9106529209622">
            <text:p>85,91065292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C292]/[.A292]" office:value-type="float" office:value="85.6164383561644">
            <text:p>85,616438356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C293]/[.A293]" office:value-type="float" office:value="85.3242320819113">
            <text:p>85,324232081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C294]/[.A294]" office:value-type="float" office:value="85.0340136054422">
            <text:p>85,034013605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C295]/[.A295]" office:value-type="float" office:value="84.7457627118644">
            <text:p>84,745762711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C296]/[.A296]" office:value-type="float" office:value="84.4594594594595">
            <text:p>84,459459459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C297]/[.A297]" office:value-type="float" office:value="84.1750841750842">
            <text:p>84,17508417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C298]/[.A298]" office:value-type="float" office:value="83.8926174496644">
            <text:p>83,892617449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C299]/[.A299]" office:value-type="float" office:value="83.6120401337793">
            <text:p>83,612040133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C300]/[.A300]" office:value-type="float" office:value="83.3333333333333">
            <text:p>8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C301]/[.A301]" office:value-type="float" office:value="83.0564784053156">
            <text:p>83,056478405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C302]/[.A302]" office:value-type="float" office:value="82.7814569536424">
            <text:p>82,781456953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C303]/[.A303]" office:value-type="float" office:value="82.5082508250825">
            <text:p>82,50825082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C304]/[.A304]" office:value-type="float" office:value="82.2368421052632">
            <text:p>82,236842105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C305]/[.A305]" office:value-type="float" office:value="81.9672131147541">
            <text:p>81,967213114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C306]/[.A306]" office:value-type="float" office:value="81.6993464052288">
            <text:p>81,69934640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C307]/[.A307]" office:value-type="float" office:value="81.4332247557003">
            <text:p>81,433224755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C308]/[.A308]" office:value-type="float" office:value="81.1688311688312">
            <text:p>81,168831168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C309]/[.A309]" office:value-type="float" office:value="80.9061488673139">
            <text:p>80,906148867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C310]/[.A310]" office:value-type="float" office:value="80.6451612903226">
            <text:p>80,645161290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C311]/[.A311]" office:value-type="float" office:value="80.3858520900322">
            <text:p>80,3858520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C312]/[.A312]" office:value-type="float" office:value="80.1282051282051">
            <text:p>80,12820512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C313]/[.A313]" office:value-type="float" office:value="79.8722044728435">
            <text:p>79,872204472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C314]/[.A314]" office:value-type="float" office:value="79.6178343949045">
            <text:p>79,617834394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C315]/[.A315]" office:value-type="float" office:value="79.3650793650794">
            <text:p>79,36507936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C316]/[.A316]" office:value-type="float" office:value="79.1139240506329">
            <text:p>79,113924050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C317]/[.A317]" office:value-type="float" office:value="78.8643533123028">
            <text:p>78,864353312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C318]/[.A318]" office:value-type="float" office:value="78.6163522012579">
            <text:p>78,61635220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C319]/[.A319]" office:value-type="float" office:value="78.3699059561129">
            <text:p>78,369905956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C320]/[.A320]" office:value-type="float" office:value="78.125">
            <text:p>78,12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C321]/[.A321]" office:value-type="float" office:value="77.8816199376947">
            <text:p>77,881619937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C322]/[.A322]" office:value-type="float" office:value="77.639751552795">
            <text:p>77,639751552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C323]/[.A323]" office:value-type="float" office:value="77.3993808049536">
            <text:p>77,3993808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C324]/[.A324]" office:value-type="float" office:value="77.1604938271605">
            <text:p>77,160493827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C325]/[.A325]" office:value-type="float" office:value="76.9230769230769">
            <text:p>76,923076923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C326]/[.A326]" office:value-type="float" office:value="76.6871165644172">
            <text:p>76,687116564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C327]/[.A327]" office:value-type="float" office:value="76.4525993883792">
            <text:p>76,452599388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C328]/[.A328]" office:value-type="float" office:value="76.219512195122">
            <text:p>76,21951219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C329]/[.A329]" office:value-type="float" office:value="75.9878419452888">
            <text:p>75,987841945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C330]/[.A330]" office:value-type="float" office:value="75.7575757575758">
            <text:p>75,757575757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C331]/[.A331]" office:value-type="float" office:value="75.5287009063444">
            <text:p>75,52870090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C332]/[.A332]" office:value-type="float" office:value="75.3012048192771">
            <text:p>75,301204819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C333]/[.A333]" office:value-type="float" office:value="75.0750750750751">
            <text:p>75,07507507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C334]/[.A334]" office:value-type="float" office:value="74.8502994011976">
            <text:p>74,850299401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C335]/[.A335]" office:value-type="float" office:value="74.6268656716418">
            <text:p>74,626865671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C336]/[.A336]" office:value-type="float" office:value="74.4047619047619">
            <text:p>74,404761904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C337]/[.A337]" office:value-type="float" office:value="74.1839762611276">
            <text:p>74,183976261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C338]/[.A338]" office:value-type="float" office:value="73.9644970414201">
            <text:p>73,964497041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C339]/[.A339]" office:value-type="float" office:value="73.7463126843658">
            <text:p>73,746312684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C340]/[.A340]" office:value-type="float" office:value="73.5294117647059">
            <text:p>73,529411764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C341]/[.A341]" office:value-type="float" office:value="73.3137829912023">
            <text:p>73,313782991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C342]/[.A342]" office:value-type="float" office:value="73.0994152046784">
            <text:p>73,099415204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C343]/[.A343]" office:value-type="float" office:value="72.8862973760933">
            <text:p>72,886297376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C344]/[.A344]" office:value-type="float" office:value="72.6744186046512">
            <text:p>72,674418604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C345]/[.A345]" office:value-type="float" office:value="72.463768115942">
            <text:p>72,463768115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C346]/[.A346]" office:value-type="float" office:value="72.2543352601156">
            <text:p>72,254335260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C347]/[.A347]" office:value-type="float" office:value="72.0461095100865">
            <text:p>72,046109510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C348]/[.A348]" office:value-type="float" office:value="71.8390804597701">
            <text:p>71,839080459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C349]/[.A349]" office:value-type="float" office:value="71.6332378223496">
            <text:p>71,633237822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C350]/[.A350]" office:value-type="float" office:value="71.4285714285714">
            <text:p>71,42857142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C351]/[.A351]" office:value-type="float" office:value="71.2250712250712">
            <text:p>71,22507122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C352]/[.A352]" office:value-type="float" office:value="71.0227272727273">
            <text:p>71,022727272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C353]/[.A353]" office:value-type="float" office:value="70.8215297450425">
            <text:p>70,82152974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C354]/[.A354]" office:value-type="float" office:value="70.6214689265537">
            <text:p>70,621468926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C355]/[.A355]" office:value-type="float" office:value="70.4225352112676">
            <text:p>70,42253521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C356]/[.A356]" office:value-type="float" office:value="70.2247191011236">
            <text:p>70,224719101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C357]/[.A357]" office:value-type="float" office:value="70.0280112044818">
            <text:p>70,028011204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C358]/[.A358]" office:value-type="float" office:value="69.8324022346369">
            <text:p>69,832402234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C359]/[.A359]" office:value-type="float" office:value="69.6378830083565">
            <text:p>69,637883008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C360]/[.A360]" office:value-type="float" office:value="69.4444444444444">
            <text:p>69,444444444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C361]/[.A361]" office:value-type="float" office:value="69.2520775623269">
            <text:p>69,252077562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C362]/[.A362]" office:value-type="float" office:value="69.060773480663">
            <text:p>69,060773480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C363]/[.A363]" office:value-type="float" office:value="68.870523415978">
            <text:p>68,87052341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C364]/[.A364]" office:value-type="float" office:value="68.6813186813187">
            <text:p>68,68131868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C365]/[.A365]" office:value-type="float" office:value="68.4931506849315">
            <text:p>68,493150684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C366]/[.A366]" office:value-type="float" office:value="68.3060109289618">
            <text:p>68,30601092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C367]/[.A367]" office:value-type="float" office:value="68.1198910081744">
            <text:p>68,11989100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C368]/[.A368]" office:value-type="float" office:value="67.9347826086957">
            <text:p>67,934782608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C369]/[.A369]" office:value-type="float" office:value="67.7506775067751">
            <text:p>67,750677506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C370]/[.A370]" office:value-type="float" office:value="67.5675675675676">
            <text:p>67,567567567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C371]/[.A371]" office:value-type="float" office:value="67.3854447439353">
            <text:p>67,385444743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C372]/[.A372]" office:value-type="float" office:value="67.2043010752688">
            <text:p>67,204301075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C373]/[.A373]" office:value-type="float" office:value="67.0241286863271">
            <text:p>67,02412868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C374]/[.A374]" office:value-type="float" office:value="66.8449197860963">
            <text:p>66,844919786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C375]/[.A375]" office:value-type="float" office:value="66.6666666666667">
            <text:p>6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C376]/[.A376]" office:value-type="float" office:value="66.4893617021277">
            <text:p>66,489361702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C377]/[.A377]" office:value-type="float" office:value="66.3129973474801">
            <text:p>66,312997347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C378]/[.A378]" office:value-type="float" office:value="66.1375661375661">
            <text:p>66,137566137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C379]/[.A379]" office:value-type="float" office:value="65.9630606860158">
            <text:p>65,9630606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C380]/[.A380]" office:value-type="float" office:value="65.7894736842105">
            <text:p>65,789473684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C381]/[.A381]" office:value-type="float" office:value="65.6167979002625">
            <text:p>65,616797900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C382]/[.A382]" office:value-type="float" office:value="65.4450261780105">
            <text:p>65,44502617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C383]/[.A383]" office:value-type="float" office:value="65.2741514360313">
            <text:p>65,27415143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C384]/[.A384]" office:value-type="float" office:value="65.1041666666667">
            <text:p>65,1041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C385]/[.A385]" office:value-type="float" office:value="64.9350649350649">
            <text:p>64,93506493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C386]/[.A386]" office:value-type="float" office:value="64.7668393782383">
            <text:p>64,76683937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C387]/[.A387]" office:value-type="float" office:value="64.5994832041344">
            <text:p>64,599483204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C388]/[.A388]" office:value-type="float" office:value="64.4329896907217">
            <text:p>64,432989690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C389]/[.A389]" office:value-type="float" office:value="64.26735218509">
            <text:p>64,26735218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C390]/[.A390]" office:value-type="float" office:value="64.1025641025641">
            <text:p>64,10256410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C391]/[.A391]" office:value-type="float" office:value="63.9386189258312">
            <text:p>63,938618925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C392]/[.A392]" office:value-type="float" office:value="63.7755102040816">
            <text:p>63,775510204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C393]/[.A393]" office:value-type="float" office:value="63.6132315521629">
            <text:p>63,613231552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C394]/[.A394]" office:value-type="float" office:value="63.4517766497462">
            <text:p>63,451776649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C395]/[.A395]" office:value-type="float" office:value="63.2911392405063">
            <text:p>63,29113924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C396]/[.A396]" office:value-type="float" office:value="63.1313131313131">
            <text:p>63,13131313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C397]/[.A397]" office:value-type="float" office:value="62.9722921914358">
            <text:p>62,972292191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C398]/[.A398]" office:value-type="float" office:value="62.8140703517588">
            <text:p>62,814070351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C399]/[.A399]" office:value-type="float" office:value="62.65664160401">
            <text:p>62,65664160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C400]/[.A400]" office:value-type="float" office:value="62.5">
            <text:p>62,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C401]/[.A401]" office:value-type="float" office:value="62.3441396508728">
            <text:p>62,344139650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C402]/[.A402]" office:value-type="float" office:value="62.1890547263682">
            <text:p>62,189054726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C403]/[.A403]" office:value-type="float" office:value="62.0347394540943">
            <text:p>62,034739454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C404]/[.A404]" office:value-type="float" office:value="61.8811881188119">
            <text:p>61,881188118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C405]/[.A405]" office:value-type="float" office:value="61.7283950617284">
            <text:p>61,728395061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C406]/[.A406]" office:value-type="float" office:value="61.576354679803">
            <text:p>61,576354679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C407]/[.A407]" office:value-type="float" office:value="61.4250614250614">
            <text:p>61,42506142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C408]/[.A408]" office:value-type="float" office:value="61.2745098039216">
            <text:p>61,274509803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C409]/[.A409]" office:value-type="float" office:value="61.1246943765281">
            <text:p>61,124694376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C410]/[.A410]" office:value-type="float" office:value="60.9756097560976">
            <text:p>60,975609756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C411]/[.A411]" office:value-type="float" office:value="60.8272506082725">
            <text:p>60,827250608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C412]/[.A412]" office:value-type="float" office:value="60.6796116504854">
            <text:p>60,67961165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C413]/[.A413]" office:value-type="float" office:value="60.5326876513317">
            <text:p>60,53268765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C414]/[.A414]" office:value-type="float" office:value="60.3864734299517">
            <text:p>60,3864734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C415]/[.A415]" office:value-type="float" office:value="60.2409638554217">
            <text:p>60,240963855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C416]/[.A416]" office:value-type="float" office:value="60.0961538461539">
            <text:p>60,096153846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C417]/[.A417]" office:value-type="float" office:value="59.9520383693046">
            <text:p>59,952038369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C418]/[.A418]" office:value-type="float" office:value="59.8086124401914">
            <text:p>59,808612440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C419]/[.A419]" office:value-type="float" office:value="59.6658711217184">
            <text:p>59,665871121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C420]/[.A420]" office:value-type="float" office:value="59.5238095238095">
            <text:p>59,523809523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C421]/[.A421]" office:value-type="float" office:value="59.3824228028504">
            <text:p>59,382422802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C422]/[.A422]" office:value-type="float" office:value="59.2417061611374">
            <text:p>59,241706161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C423]/[.A423]" office:value-type="float" office:value="59.1016548463357">
            <text:p>59,10165484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C424]/[.A424]" office:value-type="float" office:value="58.9622641509434">
            <text:p>58,962264150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C425]/[.A425]" office:value-type="float" office:value="58.8235294117647">
            <text:p>58,823529411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C426]/[.A426]" office:value-type="float" office:value="58.6854460093897">
            <text:p>58,685446009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C427]/[.A427]" office:value-type="float" office:value="58.5480093676815">
            <text:p>58,548009367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C428]/[.A428]" office:value-type="float" office:value="58.411214953271">
            <text:p>58,41121495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C429]/[.A429]" office:value-type="float" office:value="58.2750582750583">
            <text:p>58,27505827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C430]/[.A430]" office:value-type="float" office:value="58.1395348837209">
            <text:p>58,139534883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C431]/[.A431]" office:value-type="float" office:value="58.0046403712297">
            <text:p>58,004640371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C432]/[.A432]" office:value-type="float" office:value="57.8703703703704">
            <text:p>57,870370370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C433]/[.A433]" office:value-type="float" office:value="57.7367205542725">
            <text:p>57,736720554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C434]/[.A434]" office:value-type="float" office:value="57.6036866359447">
            <text:p>57,603686635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C435]/[.A435]" office:value-type="float" office:value="57.4712643678161">
            <text:p>57,471264367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C436]/[.A436]" office:value-type="float" office:value="57.3394495412844">
            <text:p>57,339449541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C437]/[.A437]" office:value-type="float" office:value="57.20823798627">
            <text:p>57,20823798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C438]/[.A438]" office:value-type="float" office:value="57.0776255707763">
            <text:p>57,077625570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C439]/[.A439]" office:value-type="float" office:value="56.9476082004556">
            <text:p>56,947608200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C440]/[.A440]" office:value-type="float" office:value="56.8181818181818">
            <text:p>56,81818181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C441]/[.A441]" office:value-type="float" office:value="56.6893424036281">
            <text:p>56,689342403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C442]/[.A442]" office:value-type="float" office:value="56.5610859728507">
            <text:p>56,561085972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C443]/[.A443]" office:value-type="float" office:value="56.4334085778781">
            <text:p>56,433408577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C444]/[.A444]" office:value-type="float" office:value="56.3063063063063">
            <text:p>56,30630630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C445]/[.A445]" office:value-type="float" office:value="56.1797752808989">
            <text:p>56,179775280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C446]/[.A446]" office:value-type="float" office:value="56.0538116591928">
            <text:p>56,053811659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C447]/[.A447]" office:value-type="float" office:value="55.9284116331096">
            <text:p>55,928411633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C448]/[.A448]" office:value-type="float" office:value="55.8035714285714">
            <text:p>55,80357142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C449]/[.A449]" office:value-type="float" office:value="55.6792873051225">
            <text:p>55,67928730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C450]/[.A450]" office:value-type="float" office:value="55.5555555555556">
            <text:p>55,555555555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C451]/[.A451]" office:value-type="float" office:value="55.4323725055432">
            <text:p>55,432372505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C452]/[.A452]" office:value-type="float" office:value="55.3097345132743">
            <text:p>55,30973451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C453]/[.A453]" office:value-type="float" office:value="55.1876379690949">
            <text:p>55,187637969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C454]/[.A454]" office:value-type="float" office:value="55.0660792951542">
            <text:p>55,06607929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C455]/[.A455]" office:value-type="float" office:value="54.9450549450549">
            <text:p>54,94505494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C456]/[.A456]" office:value-type="float" office:value="54.8245614035088">
            <text:p>54,824561403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C457]/[.A457]" office:value-type="float" office:value="54.7045951859956">
            <text:p>54,70459518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C458]/[.A458]" office:value-type="float" office:value="54.585152838428">
            <text:p>54,585152838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C459]/[.A459]" office:value-type="float" office:value="54.4662309368192">
            <text:p>54,466230936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C460]/[.A460]" office:value-type="float" office:value="54.3478260869565">
            <text:p>54,34782608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C461]/[.A461]" office:value-type="float" office:value="54.2299349240781">
            <text:p>54,229934924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C462]/[.A462]" office:value-type="float" office:value="54.1125541125541">
            <text:p>54,11255411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C463]/[.A463]" office:value-type="float" office:value="53.9956803455724">
            <text:p>53,995680345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C464]/[.A464]" office:value-type="float" office:value="53.8793103448276">
            <text:p>53,879310344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C465]/[.A465]" office:value-type="float" office:value="53.7634408602151">
            <text:p>53,763440860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C466]/[.A466]" office:value-type="float" office:value="53.6480686695279">
            <text:p>53,648068669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C467]/[.A467]" office:value-type="float" office:value="53.5331905781585">
            <text:p>53,533190578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C468]/[.A468]" office:value-type="float" office:value="53.4188034188034">
            <text:p>53,418803418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C469]/[.A469]" office:value-type="float" office:value="53.3049040511727">
            <text:p>53,304904051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C470]/[.A470]" office:value-type="float" office:value="53.1914893617021">
            <text:p>53,191489361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C471]/[.A471]" office:value-type="float" office:value="53.0785562632696">
            <text:p>53,07855626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C472]/[.A472]" office:value-type="float" office:value="52.9661016949153">
            <text:p>52,966101694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C473]/[.A473]" office:value-type="float" office:value="52.8541226215645">
            <text:p>52,854122621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C474]/[.A474]" office:value-type="float" office:value="52.7426160337553">
            <text:p>52,742616033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C475]/[.A475]" office:value-type="float" office:value="52.6315789473684">
            <text:p>52,631578947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C476]/[.A476]" office:value-type="float" office:value="52.5210084033613">
            <text:p>52,521008403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C477]/[.A477]" office:value-type="float" office:value="52.4109014675052">
            <text:p>52,410901467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C478]/[.A478]" office:value-type="float" office:value="52.3012552301255">
            <text:p>52,301255230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C479]/[.A479]" office:value-type="float" office:value="52.1920668058455">
            <text:p>52,192066805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C480]/[.A480]" office:value-type="float" office:value="52.0833333333333">
            <text:p>52,08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C481]/[.A481]" office:value-type="float" office:value="51.975051975052">
            <text:p>51,97505197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C482]/[.A482]" office:value-type="float" office:value="51.8672199170125">
            <text:p>51,86721991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C483]/[.A483]" office:value-type="float" office:value="51.75983436853">
            <text:p>51,759834368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C484]/[.A484]" office:value-type="float" office:value="51.6528925619835">
            <text:p>51,65289256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C485]/[.A485]" office:value-type="float" office:value="51.5463917525773">
            <text:p>51,5463917526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C486]/[.A486]" office:value-type="float" office:value="51.440329218107">
            <text:p>51,440329218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C487]/[.A487]" office:value-type="float" office:value="51.3347022587269">
            <text:p>51,334702258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C488]/[.A488]" office:value-type="float" office:value="51.2295081967213">
            <text:p>51,2295081967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C489]/[.A489]" office:value-type="float" office:value="51.1247443762781">
            <text:p>51,124744376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C490]/[.A490]" office:value-type="float" office:value="51.0204081632653">
            <text:p>51,0204081633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C491]/[.A491]" office:value-type="float" office:value="50.9164969450102">
            <text:p>50,91649694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C492]/[.A492]" office:value-type="float" office:value="50.8130081300813">
            <text:p>50,813008130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C493]/[.A493]" office:value-type="float" office:value="50.709939148073">
            <text:p>50,709939148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C494]/[.A494]" office:value-type="float" office:value="50.6072874493927">
            <text:p>50,6072874494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C495]/[.A495]" office:value-type="float" office:value="50.5050505050505">
            <text:p>50,5050505051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C496]/[.A496]" office:value-type="float" office:value="50.4032258064516">
            <text:p>50,4032258065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C497]/[.A497]" office:value-type="float" office:value="50.3018108651912">
            <text:p>50,3018108652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C498]/[.A498]" office:value-type="float" office:value="50.2008032128514">
            <text:p>50,2008032129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C499]/[.A499]" office:value-type="float" office:value="50.1002004008016">
            <text:p>50,1002004008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C500]/[.A500]" office:value-type="float" office:value="50">
            <text:p>50</text:p>
          </table:table-cell>
          <table:table-cell table:formula="of:=[$'2013'.$E$2]" office:value-type="float" office:value="25000">
            <text:p>25000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6000">
            <text:p>26000</text:p>
          </table:table-cell>
          <table:table-cell table:formula="of:=[$'2014'.$E$2]" office:value-type="float" office:value="26000">
            <text:p>26000</text:p>
          </table:table-cell>
          <table:table-cell/>
          <table:table-cell office:value-type="string">
            <text:p>Setup fe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3000">
            <text:p>13000</text:p>
          </table:table-cell>
          <table:table-cell table:formula="of:=[$'2014'.$E$2]" office:value-type="float" office:value="26000">
            <text:p>26000</text:p>
          </table:table-cell>
          <table:table-cell/>
          <table:table-cell table:formula="of:=['2013'.E2]*1.04" office:value-type="float" office:value="26000">
            <text:p>260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8666.66666666667">
            <text:p>86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4]/[.A4]" office:value-type="float" office:value="6500">
            <text:p>65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C5]/[.A5]" office:value-type="float" office:value="5200">
            <text:p>52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333.33333333333">
            <text:p>43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714.28571428571">
            <text:p>3714,285714285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250">
            <text:p>325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2888.88888888889">
            <text:p>2888,888888888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600">
            <text:p>26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363.63636363636">
            <text:p>2363,636363636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166.66666666667">
            <text:p>21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000">
            <text:p>20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857.14285714286">
            <text:p>1857,14285714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733.33333333333">
            <text:p>17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625">
            <text:p>16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529.41176470588">
            <text:p>1529,411764705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444.44444444444">
            <text:p>1444,444444444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368.42105263158">
            <text:p>1368,421052631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300">
            <text:p>13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238.09523809524">
            <text:p>1238,09523809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181.81818181818">
            <text:p>1181,818181818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130.4347826087">
            <text:p>1130,434782608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083.33333333333">
            <text:p>108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40">
            <text:p>104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00">
            <text:p>10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962.962962962963">
            <text:p>962,9629629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928.571428571429">
            <text:p>928,57142857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896.551724137931">
            <text:p>896,551724137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866.666666666667">
            <text:p>8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C31]/[.A31]" office:value-type="float" office:value="838.709677419355">
            <text:p>838,709677419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C32]/[.A32]" office:value-type="float" office:value="812.5">
            <text:p>812,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C33]/[.A33]" office:value-type="float" office:value="787.878787878788">
            <text:p>787,878787878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C34]/[.A34]" office:value-type="float" office:value="764.705882352941">
            <text:p>764,70588235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C35]/[.A35]" office:value-type="float" office:value="742.857142857143">
            <text:p>742,857142857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C36]/[.A36]" office:value-type="float" office:value="722.222222222222">
            <text:p>722,22222222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C37]/[.A37]" office:value-type="float" office:value="702.702702702703">
            <text:p>702,70270270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C38]/[.A38]" office:value-type="float" office:value="684.21052631579">
            <text:p>684,210526315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C39]/[.A39]" office:value-type="float" office:value="666.666666666667">
            <text:p>6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C40]/[.A40]" office:value-type="float" office:value="650">
            <text:p>65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C41]/[.A41]" office:value-type="float" office:value="634.146341463415">
            <text:p>634,146341463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C42]/[.A42]" office:value-type="float" office:value="619.047619047619">
            <text:p>619,047619047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C43]/[.A43]" office:value-type="float" office:value="604.651162790698">
            <text:p>604,651162790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C44]/[.A44]" office:value-type="float" office:value="590.909090909091">
            <text:p>590,909090909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C45]/[.A45]" office:value-type="float" office:value="577.777777777778">
            <text:p>577,777777777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C46]/[.A46]" office:value-type="float" office:value="565.217391304348">
            <text:p>565,217391304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C47]/[.A47]" office:value-type="float" office:value="553.191489361702">
            <text:p>553,191489361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C48]/[.A48]" office:value-type="float" office:value="541.666666666667">
            <text:p>541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C49]/[.A49]" office:value-type="float" office:value="530.612244897959">
            <text:p>530,61224489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C50]/[.A50]" office:value-type="float" office:value="520">
            <text:p>52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C51]/[.A51]" office:value-type="float" office:value="509.803921568627">
            <text:p>509,803921568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C52]/[.A52]" office:value-type="float" office:value="500">
            <text:p>5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C53]/[.A53]" office:value-type="float" office:value="490.566037735849">
            <text:p>490,566037735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C54]/[.A54]" office:value-type="float" office:value="481.481481481482">
            <text:p>481,481481481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C55]/[.A55]" office:value-type="float" office:value="472.727272727273">
            <text:p>472,727272727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C56]/[.A56]" office:value-type="float" office:value="464.285714285714">
            <text:p>464,285714285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C57]/[.A57]" office:value-type="float" office:value="456.140350877193">
            <text:p>456,140350877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C58]/[.A58]" office:value-type="float" office:value="448.275862068966">
            <text:p>448,27586206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C59]/[.A59]" office:value-type="float" office:value="440.677966101695">
            <text:p>440,677966101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C60]/[.A60]" office:value-type="float" office:value="433.333333333333">
            <text:p>4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C61]/[.A61]" office:value-type="float" office:value="426.229508196721">
            <text:p>426,22950819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C62]/[.A62]" office:value-type="float" office:value="419.354838709677">
            <text:p>419,354838709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C63]/[.A63]" office:value-type="float" office:value="412.698412698413">
            <text:p>412,698412698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C64]/[.A64]" office:value-type="float" office:value="406.25">
            <text:p>406,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C65]/[.A65]" office:value-type="float" office:value="400">
            <text:p>4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C66]/[.A66]" office:value-type="float" office:value="393.939393939394">
            <text:p>393,939393939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C67]/[.A67]" office:value-type="float" office:value="388.059701492537">
            <text:p>388,05970149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C68]/[.A68]" office:value-type="float" office:value="382.352941176471">
            <text:p>382,352941176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C69]/[.A69]" office:value-type="float" office:value="376.811594202899">
            <text:p>376,81159420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C70]/[.A70]" office:value-type="float" office:value="371.428571428571">
            <text:p>371,428571428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C71]/[.A71]" office:value-type="float" office:value="366.197183098592">
            <text:p>366,197183098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C72]/[.A72]" office:value-type="float" office:value="361.111111111111">
            <text:p>361,111111111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C73]/[.A73]" office:value-type="float" office:value="356.164383561644">
            <text:p>356,164383561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C74]/[.A74]" office:value-type="float" office:value="351.351351351351">
            <text:p>351,35135135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C75]/[.A75]" office:value-type="float" office:value="346.666666666667">
            <text:p>34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C76]/[.A76]" office:value-type="float" office:value="342.105263157895">
            <text:p>342,105263157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C77]/[.A77]" office:value-type="float" office:value="337.662337662338">
            <text:p>337,662337662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C78]/[.A78]" office:value-type="float" office:value="333.333333333333">
            <text:p>3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C79]/[.A79]" office:value-type="float" office:value="329.113924050633">
            <text:p>329,113924050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C80]/[.A80]" office:value-type="float" office:value="325">
            <text:p>3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C81]/[.A81]" office:value-type="float" office:value="320.987654320988">
            <text:p>320,98765432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C82]/[.A82]" office:value-type="float" office:value="317.073170731707">
            <text:p>317,073170731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C83]/[.A83]" office:value-type="float" office:value="313.253012048193">
            <text:p>313,253012048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C84]/[.A84]" office:value-type="float" office:value="309.52380952381">
            <text:p>309,523809523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C85]/[.A85]" office:value-type="float" office:value="305.882352941176">
            <text:p>305,882352941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C86]/[.A86]" office:value-type="float" office:value="302.325581395349">
            <text:p>302,325581395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C87]/[.A87]" office:value-type="float" office:value="298.850574712644">
            <text:p>298,850574712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C88]/[.A88]" office:value-type="float" office:value="295.454545454545">
            <text:p>295,454545454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C89]/[.A89]" office:value-type="float" office:value="292.134831460674">
            <text:p>292,134831460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C90]/[.A90]" office:value-type="float" office:value="288.888888888889">
            <text:p>288,888888888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C91]/[.A91]" office:value-type="float" office:value="285.714285714286">
            <text:p>285,714285714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C92]/[.A92]" office:value-type="float" office:value="282.608695652174">
            <text:p>282,60869565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C93]/[.A93]" office:value-type="float" office:value="279.569892473118">
            <text:p>279,569892473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C94]/[.A94]" office:value-type="float" office:value="276.595744680851">
            <text:p>276,595744680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C95]/[.A95]" office:value-type="float" office:value="273.684210526316">
            <text:p>273,68421052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C96]/[.A96]" office:value-type="float" office:value="270.833333333333">
            <text:p>270,8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C97]/[.A97]" office:value-type="float" office:value="268.041237113402">
            <text:p>268,041237113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C98]/[.A98]" office:value-type="float" office:value="265.30612244898">
            <text:p>265,30612244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C99]/[.A99]" office:value-type="float" office:value="262.626262626263">
            <text:p>262,62626262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C100]/[.A100]" office:value-type="float" office:value="260">
            <text:p>26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C101]/[.A101]" office:value-type="float" office:value="257.425742574257">
            <text:p>257,425742574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C102]/[.A102]" office:value-type="float" office:value="254.901960784314">
            <text:p>254,901960784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C103]/[.A103]" office:value-type="float" office:value="252.427184466019">
            <text:p>252,42718446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C104]/[.A104]" office:value-type="float" office:value="250">
            <text:p>25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C105]/[.A105]" office:value-type="float" office:value="247.619047619048">
            <text:p>247,61904761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C106]/[.A106]" office:value-type="float" office:value="245.283018867925">
            <text:p>245,283018867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C107]/[.A107]" office:value-type="float" office:value="242.990654205607">
            <text:p>242,990654205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C108]/[.A108]" office:value-type="float" office:value="240.740740740741">
            <text:p>240,740740740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C109]/[.A109]" office:value-type="float" office:value="238.532110091743">
            <text:p>238,532110091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C110]/[.A110]" office:value-type="float" office:value="236.363636363636">
            <text:p>236,363636363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C111]/[.A111]" office:value-type="float" office:value="234.234234234234">
            <text:p>234,234234234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C112]/[.A112]" office:value-type="float" office:value="232.142857142857">
            <text:p>232,14285714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C113]/[.A113]" office:value-type="float" office:value="230.088495575221">
            <text:p>230,08849557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C114]/[.A114]" office:value-type="float" office:value="228.070175438596">
            <text:p>228,070175438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C115]/[.A115]" office:value-type="float" office:value="226.086956521739">
            <text:p>226,086956521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C116]/[.A116]" office:value-type="float" office:value="224.137931034483">
            <text:p>224,137931034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C117]/[.A117]" office:value-type="float" office:value="222.222222222222">
            <text:p>222,22222222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C118]/[.A118]" office:value-type="float" office:value="220.338983050847">
            <text:p>220,338983050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C119]/[.A119]" office:value-type="float" office:value="218.487394957983">
            <text:p>218,48739495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C120]/[.A120]" office:value-type="float" office:value="216.666666666667">
            <text:p>21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C121]/[.A121]" office:value-type="float" office:value="214.876033057851">
            <text:p>214,876033057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C122]/[.A122]" office:value-type="float" office:value="213.114754098361">
            <text:p>213,114754098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C123]/[.A123]" office:value-type="float" office:value="211.382113821138">
            <text:p>211,382113821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C124]/[.A124]" office:value-type="float" office:value="209.677419354839">
            <text:p>209,677419354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C125]/[.A125]" office:value-type="float" office:value="208">
            <text:p>20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C126]/[.A126]" office:value-type="float" office:value="206.349206349206">
            <text:p>206,349206349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C127]/[.A127]" office:value-type="float" office:value="204.724409448819">
            <text:p>204,724409448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C128]/[.A128]" office:value-type="float" office:value="203.125">
            <text:p>203,1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C129]/[.A129]" office:value-type="float" office:value="201.550387596899">
            <text:p>201,550387596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C130]/[.A130]" office:value-type="float" office:value="200">
            <text:p>2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C131]/[.A131]" office:value-type="float" office:value="198.473282442748">
            <text:p>198,47328244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C132]/[.A132]" office:value-type="float" office:value="196.969696969697">
            <text:p>196,969696969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C133]/[.A133]" office:value-type="float" office:value="195.488721804511">
            <text:p>195,488721804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C134]/[.A134]" office:value-type="float" office:value="194.029850746269">
            <text:p>194,02985074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C135]/[.A135]" office:value-type="float" office:value="192.592592592593">
            <text:p>192,592592592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C136]/[.A136]" office:value-type="float" office:value="191.176470588235">
            <text:p>191,176470588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C137]/[.A137]" office:value-type="float" office:value="189.78102189781">
            <text:p>189,781021897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C138]/[.A138]" office:value-type="float" office:value="188.405797101449">
            <text:p>188,405797101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C139]/[.A139]" office:value-type="float" office:value="187.05035971223">
            <text:p>187,05035971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C140]/[.A140]" office:value-type="float" office:value="185.714285714286">
            <text:p>185,714285714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C141]/[.A141]" office:value-type="float" office:value="184.397163120567">
            <text:p>184,397163120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C142]/[.A142]" office:value-type="float" office:value="183.098591549296">
            <text:p>183,098591549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C143]/[.A143]" office:value-type="float" office:value="181.818181818182">
            <text:p>181,818181818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C144]/[.A144]" office:value-type="float" office:value="180.555555555556">
            <text:p>180,555555555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C145]/[.A145]" office:value-type="float" office:value="179.310344827586">
            <text:p>179,310344827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C146]/[.A146]" office:value-type="float" office:value="178.082191780822">
            <text:p>178,082191780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C147]/[.A147]" office:value-type="float" office:value="176.87074829932">
            <text:p>176,870748299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C148]/[.A148]" office:value-type="float" office:value="175.675675675676">
            <text:p>175,675675675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C149]/[.A149]" office:value-type="float" office:value="174.496644295302">
            <text:p>174,496644295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C150]/[.A150]" office:value-type="float" office:value="173.333333333333">
            <text:p>17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C151]/[.A151]" office:value-type="float" office:value="172.185430463576">
            <text:p>172,185430463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C152]/[.A152]" office:value-type="float" office:value="171.052631578947">
            <text:p>171,052631578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C153]/[.A153]" office:value-type="float" office:value="169.934640522876">
            <text:p>169,93464052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C154]/[.A154]" office:value-type="float" office:value="168.831168831169">
            <text:p>168,831168831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C155]/[.A155]" office:value-type="float" office:value="167.741935483871">
            <text:p>167,741935483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C156]/[.A156]" office:value-type="float" office:value="166.666666666667">
            <text:p>1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C157]/[.A157]" office:value-type="float" office:value="165.605095541401">
            <text:p>165,60509554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C158]/[.A158]" office:value-type="float" office:value="164.556962025316">
            <text:p>164,556962025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C159]/[.A159]" office:value-type="float" office:value="163.522012578616">
            <text:p>163,522012578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C160]/[.A160]" office:value-type="float" office:value="162.5">
            <text:p>162,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C161]/[.A161]" office:value-type="float" office:value="161.490683229814">
            <text:p>161,490683229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C162]/[.A162]" office:value-type="float" office:value="160.493827160494">
            <text:p>160,493827160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C163]/[.A163]" office:value-type="float" office:value="159.509202453988">
            <text:p>159,50920245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C164]/[.A164]" office:value-type="float" office:value="158.536585365854">
            <text:p>158,536585365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C165]/[.A165]" office:value-type="float" office:value="157.575757575758">
            <text:p>157,575757575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C166]/[.A166]" office:value-type="float" office:value="156.626506024096">
            <text:p>156,626506024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C167]/[.A167]" office:value-type="float" office:value="155.688622754491">
            <text:p>155,688622754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C168]/[.A168]" office:value-type="float" office:value="154.761904761905">
            <text:p>154,761904761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C169]/[.A169]" office:value-type="float" office:value="153.846153846154">
            <text:p>153,846153846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C170]/[.A170]" office:value-type="float" office:value="152.941176470588">
            <text:p>152,941176470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C171]/[.A171]" office:value-type="float" office:value="152.046783625731">
            <text:p>152,046783625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C172]/[.A172]" office:value-type="float" office:value="151.162790697674">
            <text:p>151,162790697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C173]/[.A173]" office:value-type="float" office:value="150.28901734104">
            <text:p>150,28901734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C174]/[.A174]" office:value-type="float" office:value="149.425287356322">
            <text:p>149,42528735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C175]/[.A175]" office:value-type="float" office:value="148.571428571429">
            <text:p>148,57142857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C176]/[.A176]" office:value-type="float" office:value="147.727272727273">
            <text:p>147,727272727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C177]/[.A177]" office:value-type="float" office:value="146.892655367232">
            <text:p>146,892655367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C178]/[.A178]" office:value-type="float" office:value="146.067415730337">
            <text:p>146,067415730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C179]/[.A179]" office:value-type="float" office:value="145.251396648045">
            <text:p>145,25139664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C180]/[.A180]" office:value-type="float" office:value="144.444444444444">
            <text:p>144,444444444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C181]/[.A181]" office:value-type="float" office:value="143.646408839779">
            <text:p>143,646408839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C182]/[.A182]" office:value-type="float" office:value="142.857142857143">
            <text:p>142,857142857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C183]/[.A183]" office:value-type="float" office:value="142.07650273224">
            <text:p>142,07650273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C184]/[.A184]" office:value-type="float" office:value="141.304347826087">
            <text:p>141,304347826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C185]/[.A185]" office:value-type="float" office:value="140.540540540541">
            <text:p>140,540540540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C186]/[.A186]" office:value-type="float" office:value="139.784946236559">
            <text:p>139,784946236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C187]/[.A187]" office:value-type="float" office:value="139.03743315508">
            <text:p>139,037433155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C188]/[.A188]" office:value-type="float" office:value="138.297872340426">
            <text:p>138,297872340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C189]/[.A189]" office:value-type="float" office:value="137.566137566138">
            <text:p>137,566137566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C190]/[.A190]" office:value-type="float" office:value="136.842105263158">
            <text:p>136,842105263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C191]/[.A191]" office:value-type="float" office:value="136.125654450262">
            <text:p>136,125654450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C192]/[.A192]" office:value-type="float" office:value="135.416666666667">
            <text:p>135,41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C193]/[.A193]" office:value-type="float" office:value="134.715025906736">
            <text:p>134,71502590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C194]/[.A194]" office:value-type="float" office:value="134.020618556701">
            <text:p>134,02061855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C195]/[.A195]" office:value-type="float" office:value="133.333333333333">
            <text:p>1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C196]/[.A196]" office:value-type="float" office:value="132.65306122449">
            <text:p>132,653061224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C197]/[.A197]" office:value-type="float" office:value="131.979695431472">
            <text:p>131,979695431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C198]/[.A198]" office:value-type="float" office:value="131.313131313131">
            <text:p>131,313131313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C199]/[.A199]" office:value-type="float" office:value="130.653266331658">
            <text:p>130,653266331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C200]/[.A200]" office:value-type="float" office:value="130">
            <text:p>13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C201]/[.A201]" office:value-type="float" office:value="129.353233830846">
            <text:p>129,353233830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C202]/[.A202]" office:value-type="float" office:value="128.712871287129">
            <text:p>128,712871287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C203]/[.A203]" office:value-type="float" office:value="128.07881773399">
            <text:p>128,07881773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C204]/[.A204]" office:value-type="float" office:value="127.450980392157">
            <text:p>127,45098039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C205]/[.A205]" office:value-type="float" office:value="126.829268292683">
            <text:p>126,82926829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C206]/[.A206]" office:value-type="float" office:value="126.21359223301">
            <text:p>126,2135922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C207]/[.A207]" office:value-type="float" office:value="125.6038647343">
            <text:p>125,603864734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C208]/[.A208]" office:value-type="float" office:value="125">
            <text:p>1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C209]/[.A209]" office:value-type="float" office:value="124.401913875598">
            <text:p>124,401913875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C210]/[.A210]" office:value-type="float" office:value="123.809523809524">
            <text:p>123,809523809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C211]/[.A211]" office:value-type="float" office:value="123.222748815166">
            <text:p>123,22274881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C212]/[.A212]" office:value-type="float" office:value="122.641509433962">
            <text:p>122,64150943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C213]/[.A213]" office:value-type="float" office:value="122.065727699531">
            <text:p>122,065727699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C214]/[.A214]" office:value-type="float" office:value="121.495327102804">
            <text:p>121,495327102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C215]/[.A215]" office:value-type="float" office:value="120.93023255814">
            <text:p>120,930232558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C216]/[.A216]" office:value-type="float" office:value="120.37037037037">
            <text:p>120,370370370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C217]/[.A217]" office:value-type="float" office:value="119.815668202765">
            <text:p>119,815668202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C218]/[.A218]" office:value-type="float" office:value="119.266055045872">
            <text:p>119,266055045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C219]/[.A219]" office:value-type="float" office:value="118.721461187215">
            <text:p>118,721461187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C220]/[.A220]" office:value-type="float" office:value="118.181818181818">
            <text:p>118,181818181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C221]/[.A221]" office:value-type="float" office:value="117.647058823529">
            <text:p>117,647058823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C222]/[.A222]" office:value-type="float" office:value="117.117117117117">
            <text:p>117,117117117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C223]/[.A223]" office:value-type="float" office:value="116.591928251121">
            <text:p>116,591928251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C224]/[.A224]" office:value-type="float" office:value="116.071428571429">
            <text:p>116,07142857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C225]/[.A225]" office:value-type="float" office:value="115.555555555556">
            <text:p>115,555555555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C226]/[.A226]" office:value-type="float" office:value="115.044247787611">
            <text:p>115,044247787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C227]/[.A227]" office:value-type="float" office:value="114.537444933921">
            <text:p>114,537444933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C228]/[.A228]" office:value-type="float" office:value="114.035087719298">
            <text:p>114,035087719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C229]/[.A229]" office:value-type="float" office:value="113.53711790393">
            <text:p>113,537117903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C230]/[.A230]" office:value-type="float" office:value="113.04347826087">
            <text:p>113,043478260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C231]/[.A231]" office:value-type="float" office:value="112.554112554113">
            <text:p>112,554112554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C232]/[.A232]" office:value-type="float" office:value="112.068965517241">
            <text:p>112,068965517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C233]/[.A233]" office:value-type="float" office:value="111.587982832618">
            <text:p>111,587982832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C234]/[.A234]" office:value-type="float" office:value="111.111111111111">
            <text:p>111,111111111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C235]/[.A235]" office:value-type="float" office:value="110.63829787234">
            <text:p>110,638297872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C236]/[.A236]" office:value-type="float" office:value="110.169491525424">
            <text:p>110,169491525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C237]/[.A237]" office:value-type="float" office:value="109.704641350211">
            <text:p>109,704641350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C238]/[.A238]" office:value-type="float" office:value="109.243697478992">
            <text:p>109,24369747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C239]/[.A239]" office:value-type="float" office:value="108.786610878661">
            <text:p>108,786610878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C240]/[.A240]" office:value-type="float" office:value="108.333333333333">
            <text:p>108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C241]/[.A241]" office:value-type="float" office:value="107.883817427386">
            <text:p>107,883817427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C242]/[.A242]" office:value-type="float" office:value="107.438016528926">
            <text:p>107,438016528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C243]/[.A243]" office:value-type="float" office:value="106.995884773663">
            <text:p>106,995884773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C244]/[.A244]" office:value-type="float" office:value="106.55737704918">
            <text:p>106,557377049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C245]/[.A245]" office:value-type="float" office:value="106.122448979592">
            <text:p>106,122448979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C246]/[.A246]" office:value-type="float" office:value="105.691056910569">
            <text:p>105,691056910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C247]/[.A247]" office:value-type="float" office:value="105.263157894737">
            <text:p>105,263157894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C248]/[.A248]" office:value-type="float" office:value="104.838709677419">
            <text:p>104,838709677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C249]/[.A249]" office:value-type="float" office:value="104.417670682731">
            <text:p>104,41767068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C250]/[.A250]" office:value-type="float" office:value="104">
            <text:p>10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C251]/[.A251]" office:value-type="float" office:value="103.585657370518">
            <text:p>103,585657370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C252]/[.A252]" office:value-type="float" office:value="103.174603174603">
            <text:p>103,174603174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C253]/[.A253]" office:value-type="float" office:value="102.766798418972">
            <text:p>102,76679841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C254]/[.A254]" office:value-type="float" office:value="102.362204724409">
            <text:p>102,362204724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C255]/[.A255]" office:value-type="float" office:value="101.960784313725">
            <text:p>101,960784313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C256]/[.A256]" office:value-type="float" office:value="101.5625">
            <text:p>101,56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C257]/[.A257]" office:value-type="float" office:value="101.167315175097">
            <text:p>101,167315175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C258]/[.A258]" office:value-type="float" office:value="100.77519379845">
            <text:p>100,775193798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C259]/[.A259]" office:value-type="float" office:value="100.3861003861">
            <text:p>100,386100386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C260]/[.A260]" office:value-type="float" office:value="100">
            <text:p>10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C261]/[.A261]" office:value-type="float" office:value="99.6168582375479">
            <text:p>99,616858237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C262]/[.A262]" office:value-type="float" office:value="99.2366412213741">
            <text:p>99,23664122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C263]/[.A263]" office:value-type="float" office:value="98.8593155893536">
            <text:p>98,859315589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C264]/[.A264]" office:value-type="float" office:value="98.4848484848485">
            <text:p>98,484848484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C265]/[.A265]" office:value-type="float" office:value="98.1132075471698">
            <text:p>98,113207547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C266]/[.A266]" office:value-type="float" office:value="97.7443609022556">
            <text:p>97,744360902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C267]/[.A267]" office:value-type="float" office:value="97.3782771535581">
            <text:p>97,378277153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C268]/[.A268]" office:value-type="float" office:value="97.0149253731343">
            <text:p>97,014925373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C269]/[.A269]" office:value-type="float" office:value="96.6542750929368">
            <text:p>96,65427509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C270]/[.A270]" office:value-type="float" office:value="96.2962962962963">
            <text:p>96,29629629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C271]/[.A271]" office:value-type="float" office:value="95.9409594095941">
            <text:p>95,940959409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C272]/[.A272]" office:value-type="float" office:value="95.5882352941176">
            <text:p>95,588235294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C273]/[.A273]" office:value-type="float" office:value="95.2380952380952">
            <text:p>95,238095238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C274]/[.A274]" office:value-type="float" office:value="94.8905109489051">
            <text:p>94,890510948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C275]/[.A275]" office:value-type="float" office:value="94.5454545454546">
            <text:p>94,545454545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C276]/[.A276]" office:value-type="float" office:value="94.2028985507247">
            <text:p>94,202898550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C277]/[.A277]" office:value-type="float" office:value="93.8628158844765">
            <text:p>93,862815884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C278]/[.A278]" office:value-type="float" office:value="93.5251798561151">
            <text:p>93,525179856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C279]/[.A279]" office:value-type="float" office:value="93.1899641577061">
            <text:p>93,189964157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C280]/[.A280]" office:value-type="float" office:value="92.8571428571429">
            <text:p>92,857142857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C281]/[.A281]" office:value-type="float" office:value="92.5266903914591">
            <text:p>92,526690391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C282]/[.A282]" office:value-type="float" office:value="92.1985815602837">
            <text:p>92,198581560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C283]/[.A283]" office:value-type="float" office:value="91.8727915194346">
            <text:p>91,872791519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C284]/[.A284]" office:value-type="float" office:value="91.5492957746479">
            <text:p>91,549295774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C285]/[.A285]" office:value-type="float" office:value="91.2280701754386">
            <text:p>91,228070175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C286]/[.A286]" office:value-type="float" office:value="90.9090909090909">
            <text:p>90,909090909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C287]/[.A287]" office:value-type="float" office:value="90.5923344947735">
            <text:p>90,592334494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C288]/[.A288]" office:value-type="float" office:value="90.2777777777778">
            <text:p>90,277777777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C289]/[.A289]" office:value-type="float" office:value="89.9653979238754">
            <text:p>89,965397923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C290]/[.A290]" office:value-type="float" office:value="89.6551724137931">
            <text:p>89,655172413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C291]/[.A291]" office:value-type="float" office:value="89.3470790378007">
            <text:p>89,347079037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C292]/[.A292]" office:value-type="float" office:value="89.041095890411">
            <text:p>89,041095890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C293]/[.A293]" office:value-type="float" office:value="88.7372013651877">
            <text:p>88,73720136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C294]/[.A294]" office:value-type="float" office:value="88.4353741496599">
            <text:p>88,435374149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C295]/[.A295]" office:value-type="float" office:value="88.135593220339">
            <text:p>88,135593220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C296]/[.A296]" office:value-type="float" office:value="87.8378378378378">
            <text:p>87,837837837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C297]/[.A297]" office:value-type="float" office:value="87.5420875420875">
            <text:p>87,542087542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C298]/[.A298]" office:value-type="float" office:value="87.248322147651">
            <text:p>87,248322147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C299]/[.A299]" office:value-type="float" office:value="86.9565217391304">
            <text:p>86,956521739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C300]/[.A300]" office:value-type="float" office:value="86.6666666666667">
            <text:p>8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C301]/[.A301]" office:value-type="float" office:value="86.3787375415282">
            <text:p>86,378737541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C302]/[.A302]" office:value-type="float" office:value="86.0927152317881">
            <text:p>86,092715231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C303]/[.A303]" office:value-type="float" office:value="85.8085808580858">
            <text:p>85,808580858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C304]/[.A304]" office:value-type="float" office:value="85.5263157894737">
            <text:p>85,526315789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C305]/[.A305]" office:value-type="float" office:value="85.2459016393443">
            <text:p>85,245901639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C306]/[.A306]" office:value-type="float" office:value="84.9673202614379">
            <text:p>84,96732026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C307]/[.A307]" office:value-type="float" office:value="84.6905537459283">
            <text:p>84,690553745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C308]/[.A308]" office:value-type="float" office:value="84.4155844155844">
            <text:p>84,415584415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C309]/[.A309]" office:value-type="float" office:value="84.1423948220065">
            <text:p>84,1423948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C310]/[.A310]" office:value-type="float" office:value="83.8709677419355">
            <text:p>83,870967741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C311]/[.A311]" office:value-type="float" office:value="83.6012861736334">
            <text:p>83,601286173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C312]/[.A312]" office:value-type="float" office:value="83.3333333333333">
            <text:p>8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C313]/[.A313]" office:value-type="float" office:value="83.0670926517572">
            <text:p>83,067092651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C314]/[.A314]" office:value-type="float" office:value="82.8025477707006">
            <text:p>82,802547770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C315]/[.A315]" office:value-type="float" office:value="82.5396825396826">
            <text:p>82,539682539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C316]/[.A316]" office:value-type="float" office:value="82.2784810126582">
            <text:p>82,27848101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C317]/[.A317]" office:value-type="float" office:value="82.018927444795">
            <text:p>82,018927444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C318]/[.A318]" office:value-type="float" office:value="81.7610062893082">
            <text:p>81,761006289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C319]/[.A319]" office:value-type="float" office:value="81.5047021943574">
            <text:p>81,504702194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C320]/[.A320]" office:value-type="float" office:value="81.25">
            <text:p>81,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C321]/[.A321]" office:value-type="float" office:value="80.9968847352025">
            <text:p>80,99688473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C322]/[.A322]" office:value-type="float" office:value="80.7453416149068">
            <text:p>80,745341614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C323]/[.A323]" office:value-type="float" office:value="80.4953560371517">
            <text:p>80,495356037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C324]/[.A324]" office:value-type="float" office:value="80.2469135802469">
            <text:p>80,246913580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C325]/[.A325]" office:value-type="float" office:value="80">
            <text:p>80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C326]/[.A326]" office:value-type="float" office:value="79.7546012269939">
            <text:p>79,7546012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C327]/[.A327]" office:value-type="float" office:value="79.5107033639144">
            <text:p>79,510703363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C328]/[.A328]" office:value-type="float" office:value="79.2682926829268">
            <text:p>79,26829268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C329]/[.A329]" office:value-type="float" office:value="79.0273556231003">
            <text:p>79,027355623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C330]/[.A330]" office:value-type="float" office:value="78.7878787878788">
            <text:p>78,787878787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C331]/[.A331]" office:value-type="float" office:value="78.5498489425982">
            <text:p>78,549848942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C332]/[.A332]" office:value-type="float" office:value="78.3132530120482">
            <text:p>78,31325301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C333]/[.A333]" office:value-type="float" office:value="78.0780780780781">
            <text:p>78,078078078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C334]/[.A334]" office:value-type="float" office:value="77.8443113772455">
            <text:p>77,844311377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C335]/[.A335]" office:value-type="float" office:value="77.6119402985075">
            <text:p>77,611940298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C336]/[.A336]" office:value-type="float" office:value="77.3809523809524">
            <text:p>77,38095238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C337]/[.A337]" office:value-type="float" office:value="77.1513353115727">
            <text:p>77,151335311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C338]/[.A338]" office:value-type="float" office:value="76.9230769230769">
            <text:p>76,923076923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C339]/[.A339]" office:value-type="float" office:value="76.6961651917404">
            <text:p>76,696165191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C340]/[.A340]" office:value-type="float" office:value="76.4705882352941">
            <text:p>76,470588235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C341]/[.A341]" office:value-type="float" office:value="76.2463343108504">
            <text:p>76,246334310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C342]/[.A342]" office:value-type="float" office:value="76.0233918128655">
            <text:p>76,02339181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C343]/[.A343]" office:value-type="float" office:value="75.801749271137">
            <text:p>75,801749271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C344]/[.A344]" office:value-type="float" office:value="75.5813953488372">
            <text:p>75,581395348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C345]/[.A345]" office:value-type="float" office:value="75.3623188405797">
            <text:p>75,362318840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C346]/[.A346]" office:value-type="float" office:value="75.1445086705202">
            <text:p>75,144508670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C347]/[.A347]" office:value-type="float" office:value="74.9279538904899">
            <text:p>74,927953890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C348]/[.A348]" office:value-type="float" office:value="74.7126436781609">
            <text:p>74,712643678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C349]/[.A349]" office:value-type="float" office:value="74.4985673352435">
            <text:p>74,49856733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C350]/[.A350]" office:value-type="float" office:value="74.2857142857143">
            <text:p>74,285714285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C351]/[.A351]" office:value-type="float" office:value="74.0740740740741">
            <text:p>74,074074074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C352]/[.A352]" office:value-type="float" office:value="73.8636363636364">
            <text:p>73,863636363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C353]/[.A353]" office:value-type="float" office:value="73.6543909348442">
            <text:p>73,654390934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C354]/[.A354]" office:value-type="float" office:value="73.4463276836158">
            <text:p>73,446327683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C355]/[.A355]" office:value-type="float" office:value="73.2394366197183">
            <text:p>73,239436619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C356]/[.A356]" office:value-type="float" office:value="73.0337078651685">
            <text:p>73,03370786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C357]/[.A357]" office:value-type="float" office:value="72.8291316526611">
            <text:p>72,82913165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C358]/[.A358]" office:value-type="float" office:value="72.6256983240224">
            <text:p>72,62569832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C359]/[.A359]" office:value-type="float" office:value="72.4233983286908">
            <text:p>72,423398328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C360]/[.A360]" office:value-type="float" office:value="72.2222222222222">
            <text:p>72,22222222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C361]/[.A361]" office:value-type="float" office:value="72.02216066482">
            <text:p>72,022160664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C362]/[.A362]" office:value-type="float" office:value="71.8232044198895">
            <text:p>71,823204419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C363]/[.A363]" office:value-type="float" office:value="71.6253443526171">
            <text:p>71,625344352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C364]/[.A364]" office:value-type="float" office:value="71.4285714285714">
            <text:p>71,428571428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C365]/[.A365]" office:value-type="float" office:value="71.2328767123288">
            <text:p>71,232876712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C366]/[.A366]" office:value-type="float" office:value="71.0382513661202">
            <text:p>71,038251366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C367]/[.A367]" office:value-type="float" office:value="70.8446866485014">
            <text:p>70,844686648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C368]/[.A368]" office:value-type="float" office:value="70.6521739130435">
            <text:p>70,65217391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C369]/[.A369]" office:value-type="float" office:value="70.4607046070461">
            <text:p>70,46070460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C370]/[.A370]" office:value-type="float" office:value="70.2702702702703">
            <text:p>70,270270270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C371]/[.A371]" office:value-type="float" office:value="70.0808625336927">
            <text:p>70,080862533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C372]/[.A372]" office:value-type="float" office:value="69.8924731182796">
            <text:p>69,892473118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C373]/[.A373]" office:value-type="float" office:value="69.7050938337802">
            <text:p>69,705093833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C374]/[.A374]" office:value-type="float" office:value="69.5187165775401">
            <text:p>69,518716577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C375]/[.A375]" office:value-type="float" office:value="69.3333333333333">
            <text:p>69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C376]/[.A376]" office:value-type="float" office:value="69.1489361702128">
            <text:p>69,148936170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C377]/[.A377]" office:value-type="float" office:value="68.9655172413793">
            <text:p>68,96551724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C378]/[.A378]" office:value-type="float" office:value="68.7830687830688">
            <text:p>68,783068783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C379]/[.A379]" office:value-type="float" office:value="68.6015831134565">
            <text:p>68,601583113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C380]/[.A380]" office:value-type="float" office:value="68.421052631579">
            <text:p>68,421052631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C381]/[.A381]" office:value-type="float" office:value="68.241469816273">
            <text:p>68,24146981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C382]/[.A382]" office:value-type="float" office:value="68.0628272251309">
            <text:p>68,062827225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C383]/[.A383]" office:value-type="float" office:value="67.8851174934726">
            <text:p>67,885117493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C384]/[.A384]" office:value-type="float" office:value="67.7083333333333">
            <text:p>67,708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C385]/[.A385]" office:value-type="float" office:value="67.5324675324675">
            <text:p>67,53246753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C386]/[.A386]" office:value-type="float" office:value="67.3575129533679">
            <text:p>67,357512953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C387]/[.A387]" office:value-type="float" office:value="67.1834625322997">
            <text:p>67,183462532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C388]/[.A388]" office:value-type="float" office:value="67.0103092783505">
            <text:p>67,010309278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C389]/[.A389]" office:value-type="float" office:value="66.8380462724936">
            <text:p>66,83804627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C390]/[.A390]" office:value-type="float" office:value="66.6666666666667">
            <text:p>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C391]/[.A391]" office:value-type="float" office:value="66.4961636828645">
            <text:p>66,49616368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C392]/[.A392]" office:value-type="float" office:value="66.3265306122449">
            <text:p>66,326530612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C393]/[.A393]" office:value-type="float" office:value="66.1577608142494">
            <text:p>66,157760814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C394]/[.A394]" office:value-type="float" office:value="65.9898477157361">
            <text:p>65,989847715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C395]/[.A395]" office:value-type="float" office:value="65.8227848101266">
            <text:p>65,822784810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C396]/[.A396]" office:value-type="float" office:value="65.6565656565657">
            <text:p>65,656565656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C397]/[.A397]" office:value-type="float" office:value="65.4911838790932">
            <text:p>65,491183879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C398]/[.A398]" office:value-type="float" office:value="65.3266331658292">
            <text:p>65,326633165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C399]/[.A399]" office:value-type="float" office:value="65.1629072681704">
            <text:p>65,162907268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C400]/[.A400]" office:value-type="float" office:value="65">
            <text:p>6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C401]/[.A401]" office:value-type="float" office:value="64.8379052369077">
            <text:p>64,837905236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C402]/[.A402]" office:value-type="float" office:value="64.6766169154229">
            <text:p>64,676616915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C403]/[.A403]" office:value-type="float" office:value="64.5161290322581">
            <text:p>64,516129032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C404]/[.A404]" office:value-type="float" office:value="64.3564356435644">
            <text:p>64,356435643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C405]/[.A405]" office:value-type="float" office:value="64.1975308641975">
            <text:p>64,197530864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C406]/[.A406]" office:value-type="float" office:value="64.0394088669951">
            <text:p>64,0394088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C407]/[.A407]" office:value-type="float" office:value="63.8820638820639">
            <text:p>63,882063882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C408]/[.A408]" office:value-type="float" office:value="63.7254901960784">
            <text:p>63,725490196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C409]/[.A409]" office:value-type="float" office:value="63.5696821515892">
            <text:p>63,569682151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C410]/[.A410]" office:value-type="float" office:value="63.4146341463415">
            <text:p>63,41463414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C411]/[.A411]" office:value-type="float" office:value="63.2603406326034">
            <text:p>63,260340632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C412]/[.A412]" office:value-type="float" office:value="63.1067961165049">
            <text:p>63,106796116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C413]/[.A413]" office:value-type="float" office:value="62.953995157385">
            <text:p>62,953995157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C414]/[.A414]" office:value-type="float" office:value="62.8019323671498">
            <text:p>62,801932367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C415]/[.A415]" office:value-type="float" office:value="62.6506024096386">
            <text:p>62,650602409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C416]/[.A416]" office:value-type="float" office:value="62.5">
            <text:p>62,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C417]/[.A417]" office:value-type="float" office:value="62.3501199040767">
            <text:p>62,350119904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C418]/[.A418]" office:value-type="float" office:value="62.200956937799">
            <text:p>62,200956937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C419]/[.A419]" office:value-type="float" office:value="62.0525059665871">
            <text:p>62,052505966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C420]/[.A420]" office:value-type="float" office:value="61.9047619047619">
            <text:p>61,904761904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C421]/[.A421]" office:value-type="float" office:value="61.7577197149644">
            <text:p>61,75771971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C422]/[.A422]" office:value-type="float" office:value="61.6113744075829">
            <text:p>61,611374407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C423]/[.A423]" office:value-type="float" office:value="61.4657210401891">
            <text:p>61,465721040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C424]/[.A424]" office:value-type="float" office:value="61.3207547169811">
            <text:p>61,32075471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C425]/[.A425]" office:value-type="float" office:value="61.1764705882353">
            <text:p>61,176470588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C426]/[.A426]" office:value-type="float" office:value="61.0328638497653">
            <text:p>61,032863849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C427]/[.A427]" office:value-type="float" office:value="60.8899297423888">
            <text:p>60,889929742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C428]/[.A428]" office:value-type="float" office:value="60.7476635514019">
            <text:p>60,74766355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C429]/[.A429]" office:value-type="float" office:value="60.6060606060606">
            <text:p>60,606060606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C430]/[.A430]" office:value-type="float" office:value="60.4651162790698">
            <text:p>60,465116279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C431]/[.A431]" office:value-type="float" office:value="60.3248259860789">
            <text:p>60,324825986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C432]/[.A432]" office:value-type="float" office:value="60.1851851851852">
            <text:p>60,18518518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C433]/[.A433]" office:value-type="float" office:value="60.0461893764434">
            <text:p>60,046189376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C434]/[.A434]" office:value-type="float" office:value="59.9078341013825">
            <text:p>59,90783410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C435]/[.A435]" office:value-type="float" office:value="59.7701149425287">
            <text:p>59,770114942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C436]/[.A436]" office:value-type="float" office:value="59.6330275229358">
            <text:p>59,63302752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C437]/[.A437]" office:value-type="float" office:value="59.4965675057208">
            <text:p>59,496567505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C438]/[.A438]" office:value-type="float" office:value="59.3607305936073">
            <text:p>59,360730593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C439]/[.A439]" office:value-type="float" office:value="59.2255125284738">
            <text:p>59,225512528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C440]/[.A440]" office:value-type="float" office:value="59.0909090909091">
            <text:p>59,090909090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C441]/[.A441]" office:value-type="float" office:value="58.9569160997733">
            <text:p>58,956916099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C442]/[.A442]" office:value-type="float" office:value="58.8235294117647">
            <text:p>58,823529411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C443]/[.A443]" office:value-type="float" office:value="58.6907449209932">
            <text:p>58,69074492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C444]/[.A444]" office:value-type="float" office:value="58.5585585585586">
            <text:p>58,558558558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C445]/[.A445]" office:value-type="float" office:value="58.4269662921348">
            <text:p>58,426966292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C446]/[.A446]" office:value-type="float" office:value="58.2959641255605">
            <text:p>58,295964125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C447]/[.A447]" office:value-type="float" office:value="58.165548098434">
            <text:p>58,165548098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C448]/[.A448]" office:value-type="float" office:value="58.0357142857143">
            <text:p>58,035714285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C449]/[.A449]" office:value-type="float" office:value="57.9064587973274">
            <text:p>57,906458797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C450]/[.A450]" office:value-type="float" office:value="57.7777777777778">
            <text:p>57,777777777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C451]/[.A451]" office:value-type="float" office:value="57.649667405765">
            <text:p>57,649667405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C452]/[.A452]" office:value-type="float" office:value="57.5221238938053">
            <text:p>57,522123893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C453]/[.A453]" office:value-type="float" office:value="57.3951434878587">
            <text:p>57,395143487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C454]/[.A454]" office:value-type="float" office:value="57.2687224669604">
            <text:p>57,2687224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C455]/[.A455]" office:value-type="float" office:value="57.1428571428571">
            <text:p>57,1428571429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C456]/[.A456]" office:value-type="float" office:value="57.0175438596491">
            <text:p>57,017543859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C457]/[.A457]" office:value-type="float" office:value="56.8927789934355">
            <text:p>56,892778993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C458]/[.A458]" office:value-type="float" office:value="56.7685589519651">
            <text:p>56,7685589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C459]/[.A459]" office:value-type="float" office:value="56.6448801742919">
            <text:p>56,644880174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C460]/[.A460]" office:value-type="float" office:value="56.5217391304348">
            <text:p>56,521739130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C461]/[.A461]" office:value-type="float" office:value="56.3991323210412">
            <text:p>56,39913232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C462]/[.A462]" office:value-type="float" office:value="56.2770562770563">
            <text:p>56,277056277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C463]/[.A463]" office:value-type="float" office:value="56.1555075593953">
            <text:p>56,155507559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C464]/[.A464]" office:value-type="float" office:value="56.0344827586207">
            <text:p>56,034482758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C465]/[.A465]" office:value-type="float" office:value="55.9139784946237">
            <text:p>55,913978494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C466]/[.A466]" office:value-type="float" office:value="55.793991416309">
            <text:p>55,793991416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C467]/[.A467]" office:value-type="float" office:value="55.6745182012848">
            <text:p>55,674518201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C468]/[.A468]" office:value-type="float" office:value="55.5555555555556">
            <text:p>55,555555555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C469]/[.A469]" office:value-type="float" office:value="55.4371002132196">
            <text:p>55,437100213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C470]/[.A470]" office:value-type="float" office:value="55.3191489361702">
            <text:p>55,319148936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C471]/[.A471]" office:value-type="float" office:value="55.2016985138004">
            <text:p>55,201698513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C472]/[.A472]" office:value-type="float" office:value="55.0847457627119">
            <text:p>55,08474576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C473]/[.A473]" office:value-type="float" office:value="54.9682875264271">
            <text:p>54,968287526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C474]/[.A474]" office:value-type="float" office:value="54.8523206751055">
            <text:p>54,852320675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C475]/[.A475]" office:value-type="float" office:value="54.7368421052632">
            <text:p>54,736842105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C476]/[.A476]" office:value-type="float" office:value="54.6218487394958">
            <text:p>54,621848739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C477]/[.A477]" office:value-type="float" office:value="54.5073375262055">
            <text:p>54,507337526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C478]/[.A478]" office:value-type="float" office:value="54.3933054393306">
            <text:p>54,393305439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C479]/[.A479]" office:value-type="float" office:value="54.2797494780793">
            <text:p>54,279749478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C480]/[.A480]" office:value-type="float" office:value="54.1666666666667">
            <text:p>54,1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C481]/[.A481]" office:value-type="float" office:value="54.0540540540541">
            <text:p>54,054054054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C482]/[.A482]" office:value-type="float" office:value="53.941908713693">
            <text:p>53,941908713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C483]/[.A483]" office:value-type="float" office:value="53.8302277432712">
            <text:p>53,830227743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C484]/[.A484]" office:value-type="float" office:value="53.7190082644628">
            <text:p>53,7190082645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C485]/[.A485]" office:value-type="float" office:value="53.6082474226804">
            <text:p>53,608247422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C486]/[.A486]" office:value-type="float" office:value="53.4979423868313">
            <text:p>53,497942386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C487]/[.A487]" office:value-type="float" office:value="53.388090349076">
            <text:p>53,3880903491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C488]/[.A488]" office:value-type="float" office:value="53.2786885245902">
            <text:p>53,2786885246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C489]/[.A489]" office:value-type="float" office:value="53.1697341513292">
            <text:p>53,169734151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C490]/[.A490]" office:value-type="float" office:value="53.0612244897959">
            <text:p>53,061224489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C491]/[.A491]" office:value-type="float" office:value="52.9531568228106">
            <text:p>52,953156822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C492]/[.A492]" office:value-type="float" office:value="52.8455284552846">
            <text:p>52,845528455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C493]/[.A493]" office:value-type="float" office:value="52.7383367139959">
            <text:p>52,7383367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C494]/[.A494]" office:value-type="float" office:value="52.6315789473684">
            <text:p>52,631578947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C495]/[.A495]" office:value-type="float" office:value="52.5252525252525">
            <text:p>52,5252525253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C496]/[.A496]" office:value-type="float" office:value="52.4193548387097">
            <text:p>52,4193548387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C497]/[.A497]" office:value-type="float" office:value="52.3138832997988">
            <text:p>52,313883299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C498]/[.A498]" office:value-type="float" office:value="52.2088353413655">
            <text:p>52,2088353414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C499]/[.A499]" office:value-type="float" office:value="52.1042084168337">
            <text:p>52,1042084168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C500]/[.A500]" office:value-type="float" office:value="52">
            <text:p>52</text:p>
          </table:table-cell>
          <table:table-cell table:formula="of:=[$'2014'.$E$2]" office:value-type="float" office:value="26000">
            <text:p>26000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7040">
            <text:p>27040</text:p>
          </table:table-cell>
          <table:table-cell table:formula="of:=[$'2015'.$E$2]" office:value-type="float" office:value="27040">
            <text:p>27040</text:p>
          </table:table-cell>
          <table:table-cell/>
          <table:table-cell office:value-type="string">
            <text:p>Setup fe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3520">
            <text:p>13520</text:p>
          </table:table-cell>
          <table:table-cell table:formula="of:=[$'2015'.$E$2]" office:value-type="float" office:value="27040">
            <text:p>27040</text:p>
          </table:table-cell>
          <table:table-cell/>
          <table:table-cell table:formula="of:=['2014'.E2]*1.04" office:value-type="float" office:value="27040">
            <text:p>2704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013.33333333333">
            <text:p>901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4]/[.A4]" office:value-type="float" office:value="6760">
            <text:p>676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C5]/[.A5]" office:value-type="float" office:value="5408">
            <text:p>54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506.66666666667">
            <text:p>4506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862.85714285714">
            <text:p>3862,857142857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380">
            <text:p>338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004.44444444444">
            <text:p>3004,444444444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704">
            <text:p>270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458.18181818182">
            <text:p>2458,18181818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253.33333333333">
            <text:p>225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080">
            <text:p>208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931.42857142857">
            <text:p>1931,428571428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802.66666666667">
            <text:p>1802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690">
            <text:p>169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590.58823529412">
            <text:p>1590,588235294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502.22222222222">
            <text:p>1502,22222222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423.15789473684">
            <text:p>1423,157894736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352">
            <text:p>135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287.61904761905">
            <text:p>1287,619047619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229.09090909091">
            <text:p>1229,090909090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175.65217391304">
            <text:p>1175,652173913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126.66666666667">
            <text:p>1126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81.6">
            <text:p>1081,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40">
            <text:p>104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01.48148148148">
            <text:p>1001,481481481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965.714285714286">
            <text:p>965,714285714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932.413793103448">
            <text:p>932,413793103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01.333333333333">
            <text:p>901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C31]/[.A31]" office:value-type="float" office:value="872.258064516129">
            <text:p>872,258064516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C32]/[.A32]" office:value-type="float" office:value="845">
            <text:p>84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C33]/[.A33]" office:value-type="float" office:value="819.393939393939">
            <text:p>819,393939393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C34]/[.A34]" office:value-type="float" office:value="795.294117647059">
            <text:p>795,29411764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C35]/[.A35]" office:value-type="float" office:value="772.571428571429">
            <text:p>772,571428571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C36]/[.A36]" office:value-type="float" office:value="751.111111111111">
            <text:p>751,111111111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C37]/[.A37]" office:value-type="float" office:value="730.810810810811">
            <text:p>730,81081081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C38]/[.A38]" office:value-type="float" office:value="711.578947368421">
            <text:p>711,578947368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C39]/[.A39]" office:value-type="float" office:value="693.333333333333">
            <text:p>69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C40]/[.A40]" office:value-type="float" office:value="676">
            <text:p>67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C41]/[.A41]" office:value-type="float" office:value="659.512195121951">
            <text:p>659,5121951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C42]/[.A42]" office:value-type="float" office:value="643.809523809524">
            <text:p>643,809523809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C43]/[.A43]" office:value-type="float" office:value="628.837209302326">
            <text:p>628,837209302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C44]/[.A44]" office:value-type="float" office:value="614.545454545454">
            <text:p>614,545454545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C45]/[.A45]" office:value-type="float" office:value="600.888888888889">
            <text:p>600,888888888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C46]/[.A46]" office:value-type="float" office:value="587.826086956522">
            <text:p>587,826086956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C47]/[.A47]" office:value-type="float" office:value="575.31914893617">
            <text:p>575,319148936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C48]/[.A48]" office:value-type="float" office:value="563.333333333333">
            <text:p>56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C49]/[.A49]" office:value-type="float" office:value="551.836734693878">
            <text:p>551,836734693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C50]/[.A50]" office:value-type="float" office:value="540.8">
            <text:p>540,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C51]/[.A51]" office:value-type="float" office:value="530.196078431373">
            <text:p>530,196078431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C52]/[.A52]" office:value-type="float" office:value="520">
            <text:p>52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C53]/[.A53]" office:value-type="float" office:value="510.188679245283">
            <text:p>510,188679245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C54]/[.A54]" office:value-type="float" office:value="500.740740740741">
            <text:p>500,740740740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C55]/[.A55]" office:value-type="float" office:value="491.636363636364">
            <text:p>491,636363636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C56]/[.A56]" office:value-type="float" office:value="482.857142857143">
            <text:p>482,85714285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C57]/[.A57]" office:value-type="float" office:value="474.385964912281">
            <text:p>474,385964912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C58]/[.A58]" office:value-type="float" office:value="466.206896551724">
            <text:p>466,206896551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C59]/[.A59]" office:value-type="float" office:value="458.305084745763">
            <text:p>458,305084745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C60]/[.A60]" office:value-type="float" office:value="450.666666666667">
            <text:p>450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C61]/[.A61]" office:value-type="float" office:value="443.27868852459">
            <text:p>443,278688524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C62]/[.A62]" office:value-type="float" office:value="436.129032258065">
            <text:p>436,129032258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C63]/[.A63]" office:value-type="float" office:value="429.206349206349">
            <text:p>429,206349206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C64]/[.A64]" office:value-type="float" office:value="422.5">
            <text:p>422,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C65]/[.A65]" office:value-type="float" office:value="416">
            <text:p>41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C66]/[.A66]" office:value-type="float" office:value="409.69696969697">
            <text:p>409,69696969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C67]/[.A67]" office:value-type="float" office:value="403.582089552239">
            <text:p>403,58208955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C68]/[.A68]" office:value-type="float" office:value="397.647058823529">
            <text:p>397,647058823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C69]/[.A69]" office:value-type="float" office:value="391.884057971014">
            <text:p>391,8840579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C70]/[.A70]" office:value-type="float" office:value="386.285714285714">
            <text:p>386,28571428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C71]/[.A71]" office:value-type="float" office:value="380.845070422535">
            <text:p>380,845070422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C72]/[.A72]" office:value-type="float" office:value="375.555555555556">
            <text:p>375,555555555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C73]/[.A73]" office:value-type="float" office:value="370.41095890411">
            <text:p>370,410958904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C74]/[.A74]" office:value-type="float" office:value="365.405405405405">
            <text:p>365,405405405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C75]/[.A75]" office:value-type="float" office:value="360.533333333333">
            <text:p>360,5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C76]/[.A76]" office:value-type="float" office:value="355.789473684211">
            <text:p>355,789473684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C77]/[.A77]" office:value-type="float" office:value="351.168831168831">
            <text:p>351,168831168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C78]/[.A78]" office:value-type="float" office:value="346.666666666667">
            <text:p>346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C79]/[.A79]" office:value-type="float" office:value="342.278481012658">
            <text:p>342,278481012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C80]/[.A80]" office:value-type="float" office:value="338">
            <text:p>3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C81]/[.A81]" office:value-type="float" office:value="333.827160493827">
            <text:p>333,82716049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C82]/[.A82]" office:value-type="float" office:value="329.756097560976">
            <text:p>329,75609756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C83]/[.A83]" office:value-type="float" office:value="325.78313253012">
            <text:p>325,783132530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C84]/[.A84]" office:value-type="float" office:value="321.904761904762">
            <text:p>321,904761904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C85]/[.A85]" office:value-type="float" office:value="318.117647058824">
            <text:p>318,117647058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C86]/[.A86]" office:value-type="float" office:value="314.418604651163">
            <text:p>314,418604651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C87]/[.A87]" office:value-type="float" office:value="310.804597701149">
            <text:p>310,804597701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C88]/[.A88]" office:value-type="float" office:value="307.272727272727">
            <text:p>307,272727272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C89]/[.A89]" office:value-type="float" office:value="303.820224719101">
            <text:p>303,820224719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C90]/[.A90]" office:value-type="float" office:value="300.444444444444">
            <text:p>300,444444444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C91]/[.A91]" office:value-type="float" office:value="297.142857142857">
            <text:p>297,142857142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C92]/[.A92]" office:value-type="float" office:value="293.913043478261">
            <text:p>293,913043478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C93]/[.A93]" office:value-type="float" office:value="290.752688172043">
            <text:p>290,75268817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C94]/[.A94]" office:value-type="float" office:value="287.659574468085">
            <text:p>287,659574468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C95]/[.A95]" office:value-type="float" office:value="284.631578947368">
            <text:p>284,631578947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C96]/[.A96]" office:value-type="float" office:value="281.666666666667">
            <text:p>281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C97]/[.A97]" office:value-type="float" office:value="278.762886597938">
            <text:p>278,762886597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C98]/[.A98]" office:value-type="float" office:value="275.918367346939">
            <text:p>275,918367346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C99]/[.A99]" office:value-type="float" office:value="273.131313131313">
            <text:p>273,13131313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C100]/[.A100]" office:value-type="float" office:value="270.4">
            <text:p>270,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C101]/[.A101]" office:value-type="float" office:value="267.722772277228">
            <text:p>267,722772277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C102]/[.A102]" office:value-type="float" office:value="265.098039215686">
            <text:p>265,09803921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C103]/[.A103]" office:value-type="float" office:value="262.52427184466">
            <text:p>262,524271844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C104]/[.A104]" office:value-type="float" office:value="260">
            <text:p>26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C105]/[.A105]" office:value-type="float" office:value="257.52380952381">
            <text:p>257,52380952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C106]/[.A106]" office:value-type="float" office:value="255.094339622641">
            <text:p>255,094339622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C107]/[.A107]" office:value-type="float" office:value="252.710280373832">
            <text:p>252,71028037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C108]/[.A108]" office:value-type="float" office:value="250.37037037037">
            <text:p>250,370370370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C109]/[.A109]" office:value-type="float" office:value="248.073394495413">
            <text:p>248,073394495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C110]/[.A110]" office:value-type="float" office:value="245.818181818182">
            <text:p>245,818181818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C111]/[.A111]" office:value-type="float" office:value="243.603603603604">
            <text:p>243,603603603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C112]/[.A112]" office:value-type="float" office:value="241.428571428571">
            <text:p>241,428571428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C113]/[.A113]" office:value-type="float" office:value="239.29203539823">
            <text:p>239,292035398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C114]/[.A114]" office:value-type="float" office:value="237.19298245614">
            <text:p>237,192982456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C115]/[.A115]" office:value-type="float" office:value="235.130434782609">
            <text:p>235,130434782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C116]/[.A116]" office:value-type="float" office:value="233.103448275862">
            <text:p>233,103448275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C117]/[.A117]" office:value-type="float" office:value="231.111111111111">
            <text:p>231,111111111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C118]/[.A118]" office:value-type="float" office:value="229.152542372881">
            <text:p>229,152542372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C119]/[.A119]" office:value-type="float" office:value="227.226890756303">
            <text:p>227,226890756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C120]/[.A120]" office:value-type="float" office:value="225.333333333333">
            <text:p>225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C121]/[.A121]" office:value-type="float" office:value="223.471074380165">
            <text:p>223,47107438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C122]/[.A122]" office:value-type="float" office:value="221.639344262295">
            <text:p>221,639344262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C123]/[.A123]" office:value-type="float" office:value="219.837398373984">
            <text:p>219,83739837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C124]/[.A124]" office:value-type="float" office:value="218.064516129032">
            <text:p>218,06451612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C125]/[.A125]" office:value-type="float" office:value="216.32">
            <text:p>216,3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C126]/[.A126]" office:value-type="float" office:value="214.603174603175">
            <text:p>214,603174603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C127]/[.A127]" office:value-type="float" office:value="212.913385826772">
            <text:p>212,913385826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C128]/[.A128]" office:value-type="float" office:value="211.25">
            <text:p>211,2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C129]/[.A129]" office:value-type="float" office:value="209.612403100775">
            <text:p>209,61240310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C130]/[.A130]" office:value-type="float" office:value="208">
            <text:p>2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C131]/[.A131]" office:value-type="float" office:value="206.412213740458">
            <text:p>206,412213740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C132]/[.A132]" office:value-type="float" office:value="204.848484848485">
            <text:p>204,848484848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C133]/[.A133]" office:value-type="float" office:value="203.308270676692">
            <text:p>203,30827067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C134]/[.A134]" office:value-type="float" office:value="201.791044776119">
            <text:p>201,791044776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C135]/[.A135]" office:value-type="float" office:value="200.296296296296">
            <text:p>200,296296296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C136]/[.A136]" office:value-type="float" office:value="198.823529411765">
            <text:p>198,82352941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C137]/[.A137]" office:value-type="float" office:value="197.372262773723">
            <text:p>197,372262773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C138]/[.A138]" office:value-type="float" office:value="195.942028985507">
            <text:p>195,942028985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C139]/[.A139]" office:value-type="float" office:value="194.532374100719">
            <text:p>194,532374100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C140]/[.A140]" office:value-type="float" office:value="193.142857142857">
            <text:p>193,142857142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C141]/[.A141]" office:value-type="float" office:value="191.77304964539">
            <text:p>191,773049645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C142]/[.A142]" office:value-type="float" office:value="190.422535211268">
            <text:p>190,42253521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C143]/[.A143]" office:value-type="float" office:value="189.090909090909">
            <text:p>189,090909090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C144]/[.A144]" office:value-type="float" office:value="187.777777777778">
            <text:p>187,777777777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C145]/[.A145]" office:value-type="float" office:value="186.48275862069">
            <text:p>186,482758620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C146]/[.A146]" office:value-type="float" office:value="185.205479452055">
            <text:p>185,205479452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C147]/[.A147]" office:value-type="float" office:value="183.945578231293">
            <text:p>183,94557823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C148]/[.A148]" office:value-type="float" office:value="182.702702702703">
            <text:p>182,702702702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C149]/[.A149]" office:value-type="float" office:value="181.476510067114">
            <text:p>181,47651006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C150]/[.A150]" office:value-type="float" office:value="180.266666666667">
            <text:p>180,2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C151]/[.A151]" office:value-type="float" office:value="179.072847682119">
            <text:p>179,072847682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C152]/[.A152]" office:value-type="float" office:value="177.894736842105">
            <text:p>177,894736842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C153]/[.A153]" office:value-type="float" office:value="176.732026143791">
            <text:p>176,73202614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C154]/[.A154]" office:value-type="float" office:value="175.584415584416">
            <text:p>175,584415584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C155]/[.A155]" office:value-type="float" office:value="174.451612903226">
            <text:p>174,451612903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C156]/[.A156]" office:value-type="float" office:value="173.333333333333">
            <text:p>17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C157]/[.A157]" office:value-type="float" office:value="172.229299363057">
            <text:p>172,229299363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C158]/[.A158]" office:value-type="float" office:value="171.139240506329">
            <text:p>171,139240506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C159]/[.A159]" office:value-type="float" office:value="170.062893081761">
            <text:p>170,06289308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C160]/[.A160]" office:value-type="float" office:value="169">
            <text:p>16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C161]/[.A161]" office:value-type="float" office:value="167.950310559006">
            <text:p>167,95031055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C162]/[.A162]" office:value-type="float" office:value="166.913580246914">
            <text:p>166,913580246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C163]/[.A163]" office:value-type="float" office:value="165.889570552147">
            <text:p>165,889570552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C164]/[.A164]" office:value-type="float" office:value="164.878048780488">
            <text:p>164,878048780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C165]/[.A165]" office:value-type="float" office:value="163.878787878788">
            <text:p>163,878787878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C166]/[.A166]" office:value-type="float" office:value="162.89156626506">
            <text:p>162,891566265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C167]/[.A167]" office:value-type="float" office:value="161.916167664671">
            <text:p>161,916167664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C168]/[.A168]" office:value-type="float" office:value="160.952380952381">
            <text:p>160,952380952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C169]/[.A169]" office:value-type="float" office:value="160">
            <text:p>16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C170]/[.A170]" office:value-type="float" office:value="159.058823529412">
            <text:p>159,058823529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C171]/[.A171]" office:value-type="float" office:value="158.12865497076">
            <text:p>158,12865497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C172]/[.A172]" office:value-type="float" office:value="157.209302325581">
            <text:p>157,209302325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C173]/[.A173]" office:value-type="float" office:value="156.300578034682">
            <text:p>156,300578034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C174]/[.A174]" office:value-type="float" office:value="155.402298850575">
            <text:p>155,402298850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C175]/[.A175]" office:value-type="float" office:value="154.514285714286">
            <text:p>154,514285714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C176]/[.A176]" office:value-type="float" office:value="153.636363636364">
            <text:p>153,636363636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C177]/[.A177]" office:value-type="float" office:value="152.768361581921">
            <text:p>152,768361581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C178]/[.A178]" office:value-type="float" office:value="151.910112359551">
            <text:p>151,910112359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C179]/[.A179]" office:value-type="float" office:value="151.061452513966">
            <text:p>151,06145251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C180]/[.A180]" office:value-type="float" office:value="150.222222222222">
            <text:p>150,22222222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C181]/[.A181]" office:value-type="float" office:value="149.39226519337">
            <text:p>149,392265193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C182]/[.A182]" office:value-type="float" office:value="148.571428571429">
            <text:p>148,571428571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C183]/[.A183]" office:value-type="float" office:value="147.75956284153">
            <text:p>147,759562841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C184]/[.A184]" office:value-type="float" office:value="146.95652173913">
            <text:p>146,956521739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C185]/[.A185]" office:value-type="float" office:value="146.162162162162">
            <text:p>146,16216216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C186]/[.A186]" office:value-type="float" office:value="145.376344086022">
            <text:p>145,37634408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C187]/[.A187]" office:value-type="float" office:value="144.598930481283">
            <text:p>144,59893048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C188]/[.A188]" office:value-type="float" office:value="143.829787234043">
            <text:p>143,82978723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C189]/[.A189]" office:value-type="float" office:value="143.068783068783">
            <text:p>143,068783068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C190]/[.A190]" office:value-type="float" office:value="142.315789473684">
            <text:p>142,315789473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C191]/[.A191]" office:value-type="float" office:value="141.570680628272">
            <text:p>141,570680628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C192]/[.A192]" office:value-type="float" office:value="140.833333333333">
            <text:p>140,8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C193]/[.A193]" office:value-type="float" office:value="140.103626943005">
            <text:p>140,10362694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C194]/[.A194]" office:value-type="float" office:value="139.381443298969">
            <text:p>139,38144329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C195]/[.A195]" office:value-type="float" office:value="138.666666666667">
            <text:p>138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C196]/[.A196]" office:value-type="float" office:value="137.959183673469">
            <text:p>137,959183673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C197]/[.A197]" office:value-type="float" office:value="137.258883248731">
            <text:p>137,258883248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C198]/[.A198]" office:value-type="float" office:value="136.565656565657">
            <text:p>136,56565656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C199]/[.A199]" office:value-type="float" office:value="135.879396984925">
            <text:p>135,879396984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C200]/[.A200]" office:value-type="float" office:value="135.2">
            <text:p>135,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C201]/[.A201]" office:value-type="float" office:value="134.52736318408">
            <text:p>134,527363184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C202]/[.A202]" office:value-type="float" office:value="133.861386138614">
            <text:p>133,861386138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C203]/[.A203]" office:value-type="float" office:value="133.20197044335">
            <text:p>133,201970443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C204]/[.A204]" office:value-type="float" office:value="132.549019607843">
            <text:p>132,549019607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C205]/[.A205]" office:value-type="float" office:value="131.90243902439">
            <text:p>131,902439024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C206]/[.A206]" office:value-type="float" office:value="131.26213592233">
            <text:p>131,262135922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C207]/[.A207]" office:value-type="float" office:value="130.628019323672">
            <text:p>130,628019323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C208]/[.A208]" office:value-type="float" office:value="130">
            <text:p>13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C209]/[.A209]" office:value-type="float" office:value="129.377990430622">
            <text:p>129,377990430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C210]/[.A210]" office:value-type="float" office:value="128.761904761905">
            <text:p>128,761904761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C211]/[.A211]" office:value-type="float" office:value="128.151658767773">
            <text:p>128,151658767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C212]/[.A212]" office:value-type="float" office:value="127.547169811321">
            <text:p>127,54716981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C213]/[.A213]" office:value-type="float" office:value="126.948356807512">
            <text:p>126,948356807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C214]/[.A214]" office:value-type="float" office:value="126.355140186916">
            <text:p>126,355140186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C215]/[.A215]" office:value-type="float" office:value="125.767441860465">
            <text:p>125,767441860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C216]/[.A216]" office:value-type="float" office:value="125.185185185185">
            <text:p>125,185185185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C217]/[.A217]" office:value-type="float" office:value="124.608294930876">
            <text:p>124,608294930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C218]/[.A218]" office:value-type="float" office:value="124.036697247706">
            <text:p>124,036697247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C219]/[.A219]" office:value-type="float" office:value="123.470319634703">
            <text:p>123,470319634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C220]/[.A220]" office:value-type="float" office:value="122.909090909091">
            <text:p>122,909090909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C221]/[.A221]" office:value-type="float" office:value="122.352941176471">
            <text:p>122,352941176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C222]/[.A222]" office:value-type="float" office:value="121.801801801802">
            <text:p>121,80180180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C223]/[.A223]" office:value-type="float" office:value="121.255605381166">
            <text:p>121,255605381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C224]/[.A224]" office:value-type="float" office:value="120.714285714286">
            <text:p>120,714285714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C225]/[.A225]" office:value-type="float" office:value="120.177777777778">
            <text:p>120,177777777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C226]/[.A226]" office:value-type="float" office:value="119.646017699115">
            <text:p>119,646017699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C227]/[.A227]" office:value-type="float" office:value="119.118942731278">
            <text:p>119,11894273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C228]/[.A228]" office:value-type="float" office:value="118.59649122807">
            <text:p>118,596491228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C229]/[.A229]" office:value-type="float" office:value="118.078602620087">
            <text:p>118,078602620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C230]/[.A230]" office:value-type="float" office:value="117.565217391304">
            <text:p>117,56521739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C231]/[.A231]" office:value-type="float" office:value="117.056277056277">
            <text:p>117,056277056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C232]/[.A232]" office:value-type="float" office:value="116.551724137931">
            <text:p>116,551724137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C233]/[.A233]" office:value-type="float" office:value="116.051502145923">
            <text:p>116,051502145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C234]/[.A234]" office:value-type="float" office:value="115.555555555556">
            <text:p>115,555555555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C235]/[.A235]" office:value-type="float" office:value="115.063829787234">
            <text:p>115,063829787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C236]/[.A236]" office:value-type="float" office:value="114.576271186441">
            <text:p>114,576271186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C237]/[.A237]" office:value-type="float" office:value="114.092827004219">
            <text:p>114,092827004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C238]/[.A238]" office:value-type="float" office:value="113.613445378151">
            <text:p>113,613445378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C239]/[.A239]" office:value-type="float" office:value="113.138075313808">
            <text:p>113,13807531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C240]/[.A240]" office:value-type="float" office:value="112.666666666667">
            <text:p>112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C241]/[.A241]" office:value-type="float" office:value="112.199170124481">
            <text:p>112,199170124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C242]/[.A242]" office:value-type="float" office:value="111.735537190083">
            <text:p>111,735537190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C243]/[.A243]" office:value-type="float" office:value="111.275720164609">
            <text:p>111,275720164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C244]/[.A244]" office:value-type="float" office:value="110.819672131148">
            <text:p>110,819672131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C245]/[.A245]" office:value-type="float" office:value="110.367346938776">
            <text:p>110,367346938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C246]/[.A246]" office:value-type="float" office:value="109.918699186992">
            <text:p>109,91869918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C247]/[.A247]" office:value-type="float" office:value="109.473684210526">
            <text:p>109,473684210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C248]/[.A248]" office:value-type="float" office:value="109.032258064516">
            <text:p>109,032258064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C249]/[.A249]" office:value-type="float" office:value="108.59437751004">
            <text:p>108,5943775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C250]/[.A250]" office:value-type="float" office:value="108.16">
            <text:p>108,1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C251]/[.A251]" office:value-type="float" office:value="107.729083665339">
            <text:p>107,729083665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C252]/[.A252]" office:value-type="float" office:value="107.301587301587">
            <text:p>107,301587301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C253]/[.A253]" office:value-type="float" office:value="106.877470355731">
            <text:p>106,87747035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C254]/[.A254]" office:value-type="float" office:value="106.456692913386">
            <text:p>106,456692913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C255]/[.A255]" office:value-type="float" office:value="106.039215686275">
            <text:p>106,039215686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C256]/[.A256]" office:value-type="float" office:value="105.625">
            <text:p>105,62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C257]/[.A257]" office:value-type="float" office:value="105.214007782101">
            <text:p>105,214007782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C258]/[.A258]" office:value-type="float" office:value="104.806201550388">
            <text:p>104,806201550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C259]/[.A259]" office:value-type="float" office:value="104.401544401544">
            <text:p>104,401544401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C260]/[.A260]" office:value-type="float" office:value="104">
            <text:p>10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C261]/[.A261]" office:value-type="float" office:value="103.60153256705">
            <text:p>103,60153256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C262]/[.A262]" office:value-type="float" office:value="103.206106870229">
            <text:p>103,20610687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C263]/[.A263]" office:value-type="float" office:value="102.813688212928">
            <text:p>102,813688212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C264]/[.A264]" office:value-type="float" office:value="102.424242424242">
            <text:p>102,424242424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C265]/[.A265]" office:value-type="float" office:value="102.037735849057">
            <text:p>102,037735849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C266]/[.A266]" office:value-type="float" office:value="101.654135338346">
            <text:p>101,654135338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C267]/[.A267]" office:value-type="float" office:value="101.2734082397">
            <text:p>101,273408239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C268]/[.A268]" office:value-type="float" office:value="100.89552238806">
            <text:p>100,895522388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C269]/[.A269]" office:value-type="float" office:value="100.520446096654">
            <text:p>100,52044609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C270]/[.A270]" office:value-type="float" office:value="100.148148148148">
            <text:p>100,148148148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C271]/[.A271]" office:value-type="float" office:value="99.7785977859779">
            <text:p>99,77859778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C272]/[.A272]" office:value-type="float" office:value="99.4117647058824">
            <text:p>99,411764705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C273]/[.A273]" office:value-type="float" office:value="99.0476190476191">
            <text:p>99,047619047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C274]/[.A274]" office:value-type="float" office:value="98.6861313868613">
            <text:p>98,686131386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C275]/[.A275]" office:value-type="float" office:value="98.3272727272727">
            <text:p>98,327272727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C276]/[.A276]" office:value-type="float" office:value="97.9710144927536">
            <text:p>97,971014492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C277]/[.A277]" office:value-type="float" office:value="97.6173285198556">
            <text:p>97,617328519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C278]/[.A278]" office:value-type="float" office:value="97.2661870503597">
            <text:p>97,266187050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C279]/[.A279]" office:value-type="float" office:value="96.9175627240143">
            <text:p>96,91756272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C280]/[.A280]" office:value-type="float" office:value="96.5714285714286">
            <text:p>96,571428571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C281]/[.A281]" office:value-type="float" office:value="96.2277580071175">
            <text:p>96,22775800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C282]/[.A282]" office:value-type="float" office:value="95.886524822695">
            <text:p>95,886524822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C283]/[.A283]" office:value-type="float" office:value="95.547703180212">
            <text:p>95,54770318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C284]/[.A284]" office:value-type="float" office:value="95.2112676056338">
            <text:p>95,211267605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C285]/[.A285]" office:value-type="float" office:value="94.8771929824561">
            <text:p>94,877192982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C286]/[.A286]" office:value-type="float" office:value="94.5454545454546">
            <text:p>94,545454545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C287]/[.A287]" office:value-type="float" office:value="94.2160278745645">
            <text:p>94,216027874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C288]/[.A288]" office:value-type="float" office:value="93.8888888888889">
            <text:p>93,888888888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C289]/[.A289]" office:value-type="float" office:value="93.5640138408305">
            <text:p>93,56401384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C290]/[.A290]" office:value-type="float" office:value="93.2413793103448">
            <text:p>93,241379310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C291]/[.A291]" office:value-type="float" office:value="92.9209621993127">
            <text:p>92,920962199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C292]/[.A292]" office:value-type="float" office:value="92.6027397260274">
            <text:p>92,60273972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C293]/[.A293]" office:value-type="float" office:value="92.2866894197952">
            <text:p>92,286689419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C294]/[.A294]" office:value-type="float" office:value="91.9727891156463">
            <text:p>91,972789115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C295]/[.A295]" office:value-type="float" office:value="91.6610169491525">
            <text:p>91,661016949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C296]/[.A296]" office:value-type="float" office:value="91.3513513513514">
            <text:p>91,351351351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C297]/[.A297]" office:value-type="float" office:value="91.043771043771">
            <text:p>91,04377104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C298]/[.A298]" office:value-type="float" office:value="90.7382550335571">
            <text:p>90,738255033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C299]/[.A299]" office:value-type="float" office:value="90.4347826086957">
            <text:p>90,434782608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C300]/[.A300]" office:value-type="float" office:value="90.1333333333333">
            <text:p>90,1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C301]/[.A301]" office:value-type="float" office:value="89.8338870431894">
            <text:p>89,833887043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C302]/[.A302]" office:value-type="float" office:value="89.5364238410596">
            <text:p>89,536423841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C303]/[.A303]" office:value-type="float" office:value="89.2409240924092">
            <text:p>89,240924092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C304]/[.A304]" office:value-type="float" office:value="88.9473684210526">
            <text:p>88,947368421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C305]/[.A305]" office:value-type="float" office:value="88.655737704918">
            <text:p>88,655737704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C306]/[.A306]" office:value-type="float" office:value="88.3660130718954">
            <text:p>88,366013071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C307]/[.A307]" office:value-type="float" office:value="88.0781758957655">
            <text:p>88,078175895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C308]/[.A308]" office:value-type="float" office:value="87.7922077922078">
            <text:p>87,79220779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C309]/[.A309]" office:value-type="float" office:value="87.5080906148867">
            <text:p>87,508090614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C310]/[.A310]" office:value-type="float" office:value="87.2258064516129">
            <text:p>87,225806451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C311]/[.A311]" office:value-type="float" office:value="86.9453376205788">
            <text:p>86,945337620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C312]/[.A312]" office:value-type="float" office:value="86.6666666666667">
            <text:p>86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C313]/[.A313]" office:value-type="float" office:value="86.3897763578275">
            <text:p>86,389776357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C314]/[.A314]" office:value-type="float" office:value="86.1146496815287">
            <text:p>86,114649681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C315]/[.A315]" office:value-type="float" office:value="85.8412698412698">
            <text:p>85,84126984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C316]/[.A316]" office:value-type="float" office:value="85.5696202531646">
            <text:p>85,569620253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C317]/[.A317]" office:value-type="float" office:value="85.2996845425868">
            <text:p>85,299684542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C318]/[.A318]" office:value-type="float" office:value="85.0314465408805">
            <text:p>85,031446540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C319]/[.A319]" office:value-type="float" office:value="84.7648902821317">
            <text:p>84,764890282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C320]/[.A320]" office:value-type="float" office:value="84.5">
            <text:p>84,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C321]/[.A321]" office:value-type="float" office:value="84.2367601246106">
            <text:p>84,236760124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C322]/[.A322]" office:value-type="float" office:value="83.9751552795031">
            <text:p>83,975155279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C323]/[.A323]" office:value-type="float" office:value="83.7151702786378">
            <text:p>83,715170278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C324]/[.A324]" office:value-type="float" office:value="83.4567901234568">
            <text:p>83,456790123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C325]/[.A325]" office:value-type="float" office:value="83.2">
            <text:p>83,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C326]/[.A326]" office:value-type="float" office:value="82.9447852760736">
            <text:p>82,944785276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C327]/[.A327]" office:value-type="float" office:value="82.691131498471">
            <text:p>82,691131498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C328]/[.A328]" office:value-type="float" office:value="82.4390243902439">
            <text:p>82,43902439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C329]/[.A329]" office:value-type="float" office:value="82.1884498480243">
            <text:p>82,18844984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C330]/[.A330]" office:value-type="float" office:value="81.9393939393939">
            <text:p>81,939393939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C331]/[.A331]" office:value-type="float" office:value="81.6918429003021">
            <text:p>81,691842900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C332]/[.A332]" office:value-type="float" office:value="81.4457831325301">
            <text:p>81,445783132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C333]/[.A333]" office:value-type="float" office:value="81.2012012012012">
            <text:p>81,201201201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C334]/[.A334]" office:value-type="float" office:value="80.9580838323353">
            <text:p>80,958083832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C335]/[.A335]" office:value-type="float" office:value="80.7164179104478">
            <text:p>80,716417910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C336]/[.A336]" office:value-type="float" office:value="80.4761904761905">
            <text:p>80,476190476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C337]/[.A337]" office:value-type="float" office:value="80.2373887240356">
            <text:p>80,23738872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C338]/[.A338]" office:value-type="float" office:value="80">
            <text:p>80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C339]/[.A339]" office:value-type="float" office:value="79.76401179941">
            <text:p>79,764011799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C340]/[.A340]" office:value-type="float" office:value="79.5294117647059">
            <text:p>79,529411764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C341]/[.A341]" office:value-type="float" office:value="79.2961876832845">
            <text:p>79,29618768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C342]/[.A342]" office:value-type="float" office:value="79.0643274853801">
            <text:p>79,064327485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C343]/[.A343]" office:value-type="float" office:value="78.8338192419825">
            <text:p>78,83381924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C344]/[.A344]" office:value-type="float" office:value="78.6046511627907">
            <text:p>78,604651162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C345]/[.A345]" office:value-type="float" office:value="78.3768115942029">
            <text:p>78,376811594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C346]/[.A346]" office:value-type="float" office:value="78.150289017341">
            <text:p>78,150289017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C347]/[.A347]" office:value-type="float" office:value="77.9250720461095">
            <text:p>77,925072046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C348]/[.A348]" office:value-type="float" office:value="77.7011494252874">
            <text:p>77,701149425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C349]/[.A349]" office:value-type="float" office:value="77.4785100286533">
            <text:p>77,478510028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C350]/[.A350]" office:value-type="float" office:value="77.2571428571429">
            <text:p>77,25714285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C351]/[.A351]" office:value-type="float" office:value="77.037037037037">
            <text:p>77,03703703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C352]/[.A352]" office:value-type="float" office:value="76.8181818181818">
            <text:p>76,818181818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C353]/[.A353]" office:value-type="float" office:value="76.600566572238">
            <text:p>76,60056657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C354]/[.A354]" office:value-type="float" office:value="76.3841807909605">
            <text:p>76,38418079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C355]/[.A355]" office:value-type="float" office:value="76.169014084507">
            <text:p>76,169014084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C356]/[.A356]" office:value-type="float" office:value="75.9550561797753">
            <text:p>75,955056179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C357]/[.A357]" office:value-type="float" office:value="75.7422969187675">
            <text:p>75,742296918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C358]/[.A358]" office:value-type="float" office:value="75.5307262569832">
            <text:p>75,5307262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C359]/[.A359]" office:value-type="float" office:value="75.3203342618384">
            <text:p>75,32033426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C360]/[.A360]" office:value-type="float" office:value="75.1111111111111">
            <text:p>75,111111111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C361]/[.A361]" office:value-type="float" office:value="74.9030470914127">
            <text:p>74,903047091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C362]/[.A362]" office:value-type="float" office:value="74.6961325966851">
            <text:p>74,69613259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C363]/[.A363]" office:value-type="float" office:value="74.4903581267218">
            <text:p>74,49035812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C364]/[.A364]" office:value-type="float" office:value="74.2857142857143">
            <text:p>74,28571428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C365]/[.A365]" office:value-type="float" office:value="74.0821917808219">
            <text:p>74,08219178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C366]/[.A366]" office:value-type="float" office:value="73.879781420765">
            <text:p>73,87978142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C367]/[.A367]" office:value-type="float" office:value="73.6784741144414">
            <text:p>73,678474114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C368]/[.A368]" office:value-type="float" office:value="73.4782608695652">
            <text:p>73,478260869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C369]/[.A369]" office:value-type="float" office:value="73.2791327913279">
            <text:p>73,27913279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C370]/[.A370]" office:value-type="float" office:value="73.0810810810811">
            <text:p>73,081081081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C371]/[.A371]" office:value-type="float" office:value="72.8840970350404">
            <text:p>72,88409703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C372]/[.A372]" office:value-type="float" office:value="72.6881720430108">
            <text:p>72,68817204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C373]/[.A373]" office:value-type="float" office:value="72.4932975871314">
            <text:p>72,49329758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C374]/[.A374]" office:value-type="float" office:value="72.2994652406417">
            <text:p>72,299465240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C375]/[.A375]" office:value-type="float" office:value="72.1066666666667">
            <text:p>72,10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C376]/[.A376]" office:value-type="float" office:value="71.9148936170213">
            <text:p>71,91489361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C377]/[.A377]" office:value-type="float" office:value="71.7241379310345">
            <text:p>71,72413793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C378]/[.A378]" office:value-type="float" office:value="71.5343915343915">
            <text:p>71,534391534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C379]/[.A379]" office:value-type="float" office:value="71.3456464379947">
            <text:p>71,3456464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C380]/[.A380]" office:value-type="float" office:value="71.1578947368421">
            <text:p>71,157894736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C381]/[.A381]" office:value-type="float" office:value="70.9711286089239">
            <text:p>70,971128608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C382]/[.A382]" office:value-type="float" office:value="70.7853403141361">
            <text:p>70,785340314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C383]/[.A383]" office:value-type="float" office:value="70.6005221932115">
            <text:p>70,600522193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C384]/[.A384]" office:value-type="float" office:value="70.4166666666667">
            <text:p>70,41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C385]/[.A385]" office:value-type="float" office:value="70.2337662337662">
            <text:p>70,23376623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C386]/[.A386]" office:value-type="float" office:value="70.0518134715026">
            <text:p>70,051813471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C387]/[.A387]" office:value-type="float" office:value="69.8708010335917">
            <text:p>69,870801033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C388]/[.A388]" office:value-type="float" office:value="69.6907216494845">
            <text:p>69,690721649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C389]/[.A389]" office:value-type="float" office:value="69.5115681233933">
            <text:p>69,511568123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C390]/[.A390]" office:value-type="float" office:value="69.3333333333333">
            <text:p>69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C391]/[.A391]" office:value-type="float" office:value="69.156010230179">
            <text:p>69,15601023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C392]/[.A392]" office:value-type="float" office:value="68.9795918367347">
            <text:p>68,979591836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C393]/[.A393]" office:value-type="float" office:value="68.8040712468193">
            <text:p>68,804071246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C394]/[.A394]" office:value-type="float" office:value="68.6294416243655">
            <text:p>68,629441624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C395]/[.A395]" office:value-type="float" office:value="68.4556962025316">
            <text:p>68,455696202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C396]/[.A396]" office:value-type="float" office:value="68.2828282828283">
            <text:p>68,282828282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C397]/[.A397]" office:value-type="float" office:value="68.1108312342569">
            <text:p>68,110831234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C398]/[.A398]" office:value-type="float" office:value="67.9396984924623">
            <text:p>67,939698492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C399]/[.A399]" office:value-type="float" office:value="67.7694235588973">
            <text:p>67,769423558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C400]/[.A400]" office:value-type="float" office:value="67.6">
            <text:p>67,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C401]/[.A401]" office:value-type="float" office:value="67.431421446384">
            <text:p>67,431421446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C402]/[.A402]" office:value-type="float" office:value="67.2636815920398">
            <text:p>67,26368159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C403]/[.A403]" office:value-type="float" office:value="67.0967741935484">
            <text:p>67,096774193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C404]/[.A404]" office:value-type="float" office:value="66.9306930693069">
            <text:p>66,930693069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C405]/[.A405]" office:value-type="float" office:value="66.7654320987654">
            <text:p>66,765432098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C406]/[.A406]" office:value-type="float" office:value="66.6009852216749">
            <text:p>66,600985221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C407]/[.A407]" office:value-type="float" office:value="66.4373464373464">
            <text:p>66,437346437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C408]/[.A408]" office:value-type="float" office:value="66.2745098039216">
            <text:p>66,274509803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C409]/[.A409]" office:value-type="float" office:value="66.1124694376528">
            <text:p>66,112469437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C410]/[.A410]" office:value-type="float" office:value="65.9512195121951">
            <text:p>65,95121951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C411]/[.A411]" office:value-type="float" office:value="65.7907542579075">
            <text:p>65,790754257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C412]/[.A412]" office:value-type="float" office:value="65.631067961165">
            <text:p>65,631067961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C413]/[.A413]" office:value-type="float" office:value="65.4721549636804">
            <text:p>65,472154963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C414]/[.A414]" office:value-type="float" office:value="65.3140096618358">
            <text:p>65,31400966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C415]/[.A415]" office:value-type="float" office:value="65.1566265060241">
            <text:p>65,15662650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C416]/[.A416]" office:value-type="float" office:value="65">
            <text:p>6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C417]/[.A417]" office:value-type="float" office:value="64.8441247002398">
            <text:p>64,84412470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C418]/[.A418]" office:value-type="float" office:value="64.688995215311">
            <text:p>64,688995215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C419]/[.A419]" office:value-type="float" office:value="64.5346062052506">
            <text:p>64,534606205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C420]/[.A420]" office:value-type="float" office:value="64.3809523809524">
            <text:p>64,38095238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C421]/[.A421]" office:value-type="float" office:value="64.2280285035629">
            <text:p>64,228028503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C422]/[.A422]" office:value-type="float" office:value="64.0758293838863">
            <text:p>64,075829383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C423]/[.A423]" office:value-type="float" office:value="63.9243498817967">
            <text:p>63,92434988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C424]/[.A424]" office:value-type="float" office:value="63.7735849056604">
            <text:p>63,77358490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C425]/[.A425]" office:value-type="float" office:value="63.6235294117647">
            <text:p>63,62352941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C426]/[.A426]" office:value-type="float" office:value="63.4741784037559">
            <text:p>63,47417840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C427]/[.A427]" office:value-type="float" office:value="63.3255269320843">
            <text:p>63,325526932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C428]/[.A428]" office:value-type="float" office:value="63.1775700934579">
            <text:p>63,177570093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C429]/[.A429]" office:value-type="float" office:value="63.030303030303">
            <text:p>63,030303030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C430]/[.A430]" office:value-type="float" office:value="62.8837209302326">
            <text:p>62,88372093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C431]/[.A431]" office:value-type="float" office:value="62.737819025522">
            <text:p>62,737819025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C432]/[.A432]" office:value-type="float" office:value="62.5925925925926">
            <text:p>62,592592592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C433]/[.A433]" office:value-type="float" office:value="62.4480369515012">
            <text:p>62,448036951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C434]/[.A434]" office:value-type="float" office:value="62.3041474654378">
            <text:p>62,304147465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C435]/[.A435]" office:value-type="float" office:value="62.1609195402299">
            <text:p>62,16091954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C436]/[.A436]" office:value-type="float" office:value="62.0183486238532">
            <text:p>62,018348623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C437]/[.A437]" office:value-type="float" office:value="61.8764302059497">
            <text:p>61,876430205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C438]/[.A438]" office:value-type="float" office:value="61.7351598173516">
            <text:p>61,735159817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C439]/[.A439]" office:value-type="float" office:value="61.5945330296128">
            <text:p>61,594533029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C440]/[.A440]" office:value-type="float" office:value="61.4545454545455">
            <text:p>61,454545454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C441]/[.A441]" office:value-type="float" office:value="61.3151927437642">
            <text:p>61,31519274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C442]/[.A442]" office:value-type="float" office:value="61.1764705882353">
            <text:p>61,176470588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C443]/[.A443]" office:value-type="float" office:value="61.038374717833">
            <text:p>61,038374717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C444]/[.A444]" office:value-type="float" office:value="60.9009009009009">
            <text:p>60,900900900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C445]/[.A445]" office:value-type="float" office:value="60.7640449438202">
            <text:p>60,764044943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C446]/[.A446]" office:value-type="float" office:value="60.627802690583">
            <text:p>60,627802690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C447]/[.A447]" office:value-type="float" office:value="60.4921700223714">
            <text:p>60,492170022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C448]/[.A448]" office:value-type="float" office:value="60.3571428571429">
            <text:p>60,357142857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C449]/[.A449]" office:value-type="float" office:value="60.2227171492205">
            <text:p>60,222717149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C450]/[.A450]" office:value-type="float" office:value="60.0888888888889">
            <text:p>60,088888888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C451]/[.A451]" office:value-type="float" office:value="59.9556541019956">
            <text:p>59,95565410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C452]/[.A452]" office:value-type="float" office:value="59.8230088495575">
            <text:p>59,823008849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C453]/[.A453]" office:value-type="float" office:value="59.6909492273731">
            <text:p>59,690949227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C454]/[.A454]" office:value-type="float" office:value="59.5594713656388">
            <text:p>59,559471365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C455]/[.A455]" office:value-type="float" office:value="59.4285714285714">
            <text:p>59,428571428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C456]/[.A456]" office:value-type="float" office:value="59.2982456140351">
            <text:p>59,29824561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C457]/[.A457]" office:value-type="float" office:value="59.1684901531729">
            <text:p>59,168490153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C458]/[.A458]" office:value-type="float" office:value="59.0393013100437">
            <text:p>59,0393013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C459]/[.A459]" office:value-type="float" office:value="58.9106753812636">
            <text:p>58,910675381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C460]/[.A460]" office:value-type="float" office:value="58.7826086956522">
            <text:p>58,78260869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C461]/[.A461]" office:value-type="float" office:value="58.6550976138829">
            <text:p>58,655097613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C462]/[.A462]" office:value-type="float" office:value="58.5281385281385">
            <text:p>58,528138528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C463]/[.A463]" office:value-type="float" office:value="58.4017278617711">
            <text:p>58,40172786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C464]/[.A464]" office:value-type="float" office:value="58.2758620689655">
            <text:p>58,27586206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C465]/[.A465]" office:value-type="float" office:value="58.1505376344086">
            <text:p>58,150537634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C466]/[.A466]" office:value-type="float" office:value="58.0257510729614">
            <text:p>58,02575107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C467]/[.A467]" office:value-type="float" office:value="57.9014989293362">
            <text:p>57,901498929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C468]/[.A468]" office:value-type="float" office:value="57.7777777777778">
            <text:p>57,777777777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C469]/[.A469]" office:value-type="float" office:value="57.6545842217484">
            <text:p>57,654584221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C470]/[.A470]" office:value-type="float" office:value="57.531914893617">
            <text:p>57,531914893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C471]/[.A471]" office:value-type="float" office:value="57.4097664543524">
            <text:p>57,409766454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C472]/[.A472]" office:value-type="float" office:value="57.2881355932203">
            <text:p>57,288135593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C473]/[.A473]" office:value-type="float" office:value="57.1670190274841">
            <text:p>57,167019027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C474]/[.A474]" office:value-type="float" office:value="57.0464135021097">
            <text:p>57,046413502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C475]/[.A475]" office:value-type="float" office:value="56.9263157894737">
            <text:p>56,926315789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C476]/[.A476]" office:value-type="float" office:value="56.8067226890756">
            <text:p>56,8067226891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C477]/[.A477]" office:value-type="float" office:value="56.6876310272537">
            <text:p>56,687631027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C478]/[.A478]" office:value-type="float" office:value="56.5690376569038">
            <text:p>56,5690376569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C479]/[.A479]" office:value-type="float" office:value="56.4509394572025">
            <text:p>56,450939457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C480]/[.A480]" office:value-type="float" office:value="56.3333333333333">
            <text:p>56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C481]/[.A481]" office:value-type="float" office:value="56.2162162162162">
            <text:p>56,216216216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C482]/[.A482]" office:value-type="float" office:value="56.0995850622407">
            <text:p>56,0995850622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C483]/[.A483]" office:value-type="float" office:value="55.9834368530021">
            <text:p>55,98343685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C484]/[.A484]" office:value-type="float" office:value="55.8677685950413">
            <text:p>55,86776859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C485]/[.A485]" office:value-type="float" office:value="55.7525773195876">
            <text:p>55,752577319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C486]/[.A486]" office:value-type="float" office:value="55.6378600823045">
            <text:p>55,637860082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C487]/[.A487]" office:value-type="float" office:value="55.523613963039">
            <text:p>55,52361396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C488]/[.A488]" office:value-type="float" office:value="55.4098360655738">
            <text:p>55,409836065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C489]/[.A489]" office:value-type="float" office:value="55.2965235173824">
            <text:p>55,296523517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C490]/[.A490]" office:value-type="float" office:value="55.1836734693878">
            <text:p>55,1836734694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C491]/[.A491]" office:value-type="float" office:value="55.071283095723">
            <text:p>55,0712830957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C492]/[.A492]" office:value-type="float" office:value="54.9593495934959">
            <text:p>54,959349593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C493]/[.A493]" office:value-type="float" office:value="54.8478701825558">
            <text:p>54,8478701826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C494]/[.A494]" office:value-type="float" office:value="54.7368421052632">
            <text:p>54,736842105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C495]/[.A495]" office:value-type="float" office:value="54.6262626262626">
            <text:p>54,626262626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C496]/[.A496]" office:value-type="float" office:value="54.5161290322581">
            <text:p>54,5161290323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C497]/[.A497]" office:value-type="float" office:value="54.4064386317907">
            <text:p>54,406438631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C498]/[.A498]" office:value-type="float" office:value="54.2971887550201">
            <text:p>54,29718875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C499]/[.A499]" office:value-type="float" office:value="54.188376753507">
            <text:p>54,1883767535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C500]/[.A500]" office:value-type="float" office:value="54.08">
            <text:p>54,08</text:p>
          </table:table-cell>
          <table:table-cell table:formula="of:=[$'2015'.$E$2]" office:value-type="float" office:value="27040">
            <text:p>27040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8121.6">
            <text:p>28121,6</text:p>
          </table:table-cell>
          <table:table-cell table:formula="of:=[$'2016'.$E$2]" office:value-type="float" office:value="28121.6">
            <text:p>28121,6</text:p>
          </table:table-cell>
          <table:table-cell/>
          <table:table-cell office:value-type="string">
            <text:p>Setup fe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4060.8">
            <text:p>14060,8</text:p>
          </table:table-cell>
          <table:table-cell table:formula="of:=[$'2016'.$E$2]" office:value-type="float" office:value="28121.6">
            <text:p>28121,6</text:p>
          </table:table-cell>
          <table:table-cell/>
          <table:table-cell table:formula="of:=['2015'.E2]*1.04" office:value-type="float" office:value="28121.6">
            <text:p>28121,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373.86666666667">
            <text:p>9373,8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4]/[.A4]" office:value-type="float" office:value="7030.4">
            <text:p>7030,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C5]/[.A5]" office:value-type="float" office:value="5624.32">
            <text:p>5624,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686.93333333333">
            <text:p>4686,9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017.37142857143">
            <text:p>4017,37142857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515.2">
            <text:p>3515,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124.62222222222">
            <text:p>3124,622222222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812.16">
            <text:p>2812,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556.50909090909">
            <text:p>2556,509090909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343.46666666667">
            <text:p>2343,4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163.2">
            <text:p>2163,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008.68571428571">
            <text:p>2008,685714285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874.77333333333">
            <text:p>1874,77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757.6">
            <text:p>1757,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654.21176470588">
            <text:p>1654,211764705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562.31111111111">
            <text:p>1562,311111111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480.08421052632">
            <text:p>1480,084210526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406.08">
            <text:p>1406,0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339.12380952381">
            <text:p>1339,123809523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278.25454545455">
            <text:p>1278,254545454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222.67826086957">
            <text:p>1222,678260869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171.73333333333">
            <text:p>1171,7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124.864">
            <text:p>1124,8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81.6">
            <text:p>1081,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41.54074074074">
            <text:p>1041,540740740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04.34285714286">
            <text:p>1004,342857142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969.710344827586">
            <text:p>969,710344827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37.386666666667">
            <text:p>937,38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C31]/[.A31]" office:value-type="float" office:value="907.148387096774">
            <text:p>907,148387096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C32]/[.A32]" office:value-type="float" office:value="878.8">
            <text:p>878,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C33]/[.A33]" office:value-type="float" office:value="852.169696969697">
            <text:p>852,169696969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C34]/[.A34]" office:value-type="float" office:value="827.105882352941">
            <text:p>827,105882352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C35]/[.A35]" office:value-type="float" office:value="803.474285714286">
            <text:p>803,47428571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C36]/[.A36]" office:value-type="float" office:value="781.155555555556">
            <text:p>781,15555555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C37]/[.A37]" office:value-type="float" office:value="760.043243243243">
            <text:p>760,04324324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C38]/[.A38]" office:value-type="float" office:value="740.042105263158">
            <text:p>740,04210526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C39]/[.A39]" office:value-type="float" office:value="721.066666666667">
            <text:p>721,0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C40]/[.A40]" office:value-type="float" office:value="703.04">
            <text:p>703,0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C41]/[.A41]" office:value-type="float" office:value="685.892682926829">
            <text:p>685,892682926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C42]/[.A42]" office:value-type="float" office:value="669.561904761905">
            <text:p>669,561904761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C43]/[.A43]" office:value-type="float" office:value="653.990697674419">
            <text:p>653,990697674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C44]/[.A44]" office:value-type="float" office:value="639.127272727273">
            <text:p>639,127272727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C45]/[.A45]" office:value-type="float" office:value="624.924444444445">
            <text:p>624,924444444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C46]/[.A46]" office:value-type="float" office:value="611.339130434783">
            <text:p>611,339130434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C47]/[.A47]" office:value-type="float" office:value="598.331914893617">
            <text:p>598,331914893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C48]/[.A48]" office:value-type="float" office:value="585.866666666667">
            <text:p>585,8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C49]/[.A49]" office:value-type="float" office:value="573.910204081633">
            <text:p>573,91020408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C50]/[.A50]" office:value-type="float" office:value="562.432">
            <text:p>562,4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C51]/[.A51]" office:value-type="float" office:value="551.403921568628">
            <text:p>551,403921568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C52]/[.A52]" office:value-type="float" office:value="540.8">
            <text:p>540,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C53]/[.A53]" office:value-type="float" office:value="530.596226415094">
            <text:p>530,596226415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C54]/[.A54]" office:value-type="float" office:value="520.77037037037">
            <text:p>520,770370370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C55]/[.A55]" office:value-type="float" office:value="511.301818181818">
            <text:p>511,301818181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C56]/[.A56]" office:value-type="float" office:value="502.171428571429">
            <text:p>502,17142857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C57]/[.A57]" office:value-type="float" office:value="493.361403508772">
            <text:p>493,361403508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C58]/[.A58]" office:value-type="float" office:value="484.855172413793">
            <text:p>484,855172413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C59]/[.A59]" office:value-type="float" office:value="476.637288135593">
            <text:p>476,63728813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C60]/[.A60]" office:value-type="float" office:value="468.693333333333">
            <text:p>468,69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C61]/[.A61]" office:value-type="float" office:value="461.009836065574">
            <text:p>461,00983606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C62]/[.A62]" office:value-type="float" office:value="453.574193548387">
            <text:p>453,574193548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C63]/[.A63]" office:value-type="float" office:value="446.374603174603">
            <text:p>446,374603174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C64]/[.A64]" office:value-type="float" office:value="439.4">
            <text:p>439,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C65]/[.A65]" office:value-type="float" office:value="432.64">
            <text:p>432,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C66]/[.A66]" office:value-type="float" office:value="426.084848484849">
            <text:p>426,084848484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C67]/[.A67]" office:value-type="float" office:value="419.725373134328">
            <text:p>419,72537313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C68]/[.A68]" office:value-type="float" office:value="413.552941176471">
            <text:p>413,552941176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C69]/[.A69]" office:value-type="float" office:value="407.559420289855">
            <text:p>407,559420289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C70]/[.A70]" office:value-type="float" office:value="401.737142857143">
            <text:p>401,73714285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C71]/[.A71]" office:value-type="float" office:value="396.078873239437">
            <text:p>396,078873239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C72]/[.A72]" office:value-type="float" office:value="390.577777777778">
            <text:p>390,577777777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C73]/[.A73]" office:value-type="float" office:value="385.227397260274">
            <text:p>385,227397260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C74]/[.A74]" office:value-type="float" office:value="380.021621621622">
            <text:p>380,02162162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C75]/[.A75]" office:value-type="float" office:value="374.954666666667">
            <text:p>374,954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C76]/[.A76]" office:value-type="float" office:value="370.021052631579">
            <text:p>370,02105263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C77]/[.A77]" office:value-type="float" office:value="365.215584415584">
            <text:p>365,21558441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C78]/[.A78]" office:value-type="float" office:value="360.533333333333">
            <text:p>360,5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C79]/[.A79]" office:value-type="float" office:value="355.969620253165">
            <text:p>355,96962025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C80]/[.A80]" office:value-type="float" office:value="351.52">
            <text:p>351,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C81]/[.A81]" office:value-type="float" office:value="347.18024691358">
            <text:p>347,180246913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C82]/[.A82]" office:value-type="float" office:value="342.946341463415">
            <text:p>342,946341463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C83]/[.A83]" office:value-type="float" office:value="338.814457831325">
            <text:p>338,814457831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C84]/[.A84]" office:value-type="float" office:value="334.780952380952">
            <text:p>334,78095238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C85]/[.A85]" office:value-type="float" office:value="330.842352941176">
            <text:p>330,842352941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C86]/[.A86]" office:value-type="float" office:value="326.995348837209">
            <text:p>326,995348837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C87]/[.A87]" office:value-type="float" office:value="323.236781609195">
            <text:p>323,236781609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C88]/[.A88]" office:value-type="float" office:value="319.563636363636">
            <text:p>319,563636363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C89]/[.A89]" office:value-type="float" office:value="315.973033707865">
            <text:p>315,973033707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C90]/[.A90]" office:value-type="float" office:value="312.462222222222">
            <text:p>312,462222222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C91]/[.A91]" office:value-type="float" office:value="309.028571428571">
            <text:p>309,028571428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C92]/[.A92]" office:value-type="float" office:value="305.669565217391">
            <text:p>305,669565217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C93]/[.A93]" office:value-type="float" office:value="302.382795698925">
            <text:p>302,382795698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C94]/[.A94]" office:value-type="float" office:value="299.165957446809">
            <text:p>299,165957446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C95]/[.A95]" office:value-type="float" office:value="296.016842105263">
            <text:p>296,016842105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C96]/[.A96]" office:value-type="float" office:value="292.933333333333">
            <text:p>292,9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C97]/[.A97]" office:value-type="float" office:value="289.913402061856">
            <text:p>289,913402061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C98]/[.A98]" office:value-type="float" office:value="286.955102040816">
            <text:p>286,955102040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C99]/[.A99]" office:value-type="float" office:value="284.056565656566">
            <text:p>284,056565656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C100]/[.A100]" office:value-type="float" office:value="281.216">
            <text:p>281,2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C101]/[.A101]" office:value-type="float" office:value="278.431683168317">
            <text:p>278,431683168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C102]/[.A102]" office:value-type="float" office:value="275.701960784314">
            <text:p>275,70196078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C103]/[.A103]" office:value-type="float" office:value="273.025242718447">
            <text:p>273,025242718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C104]/[.A104]" office:value-type="float" office:value="270.4">
            <text:p>270,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C105]/[.A105]" office:value-type="float" office:value="267.824761904762">
            <text:p>267,824761904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C106]/[.A106]" office:value-type="float" office:value="265.298113207547">
            <text:p>265,298113207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C107]/[.A107]" office:value-type="float" office:value="262.818691588785">
            <text:p>262,818691588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C108]/[.A108]" office:value-type="float" office:value="260.385185185185">
            <text:p>260,38518518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C109]/[.A109]" office:value-type="float" office:value="257.996330275229">
            <text:p>257,99633027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C110]/[.A110]" office:value-type="float" office:value="255.650909090909">
            <text:p>255,650909090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C111]/[.A111]" office:value-type="float" office:value="253.347747747748">
            <text:p>253,347747747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C112]/[.A112]" office:value-type="float" office:value="251.085714285714">
            <text:p>251,085714285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C113]/[.A113]" office:value-type="float" office:value="248.863716814159">
            <text:p>248,863716814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C114]/[.A114]" office:value-type="float" office:value="246.680701754386">
            <text:p>246,680701754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C115]/[.A115]" office:value-type="float" office:value="244.535652173913">
            <text:p>244,535652173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C116]/[.A116]" office:value-type="float" office:value="242.427586206897">
            <text:p>242,427586206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C117]/[.A117]" office:value-type="float" office:value="240.355555555556">
            <text:p>240,35555555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C118]/[.A118]" office:value-type="float" office:value="238.318644067797">
            <text:p>238,318644067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C119]/[.A119]" office:value-type="float" office:value="236.315966386555">
            <text:p>236,315966386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C120]/[.A120]" office:value-type="float" office:value="234.346666666667">
            <text:p>234,34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C121]/[.A121]" office:value-type="float" office:value="232.409917355372">
            <text:p>232,409917355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C122]/[.A122]" office:value-type="float" office:value="230.504918032787">
            <text:p>230,504918032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C123]/[.A123]" office:value-type="float" office:value="228.630894308943">
            <text:p>228,630894308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C124]/[.A124]" office:value-type="float" office:value="226.787096774194">
            <text:p>226,787096774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C125]/[.A125]" office:value-type="float" office:value="224.9728">
            <text:p>224,972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C126]/[.A126]" office:value-type="float" office:value="223.187301587302">
            <text:p>223,187301587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C127]/[.A127]" office:value-type="float" office:value="221.429921259842">
            <text:p>221,429921259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C128]/[.A128]" office:value-type="float" office:value="219.7">
            <text:p>219,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C129]/[.A129]" office:value-type="float" office:value="217.996899224806">
            <text:p>217,996899224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C130]/[.A130]" office:value-type="float" office:value="216.32">
            <text:p>216,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C131]/[.A131]" office:value-type="float" office:value="214.668702290076">
            <text:p>214,668702290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C132]/[.A132]" office:value-type="float" office:value="213.042424242424">
            <text:p>213,042424242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C133]/[.A133]" office:value-type="float" office:value="211.440601503759">
            <text:p>211,440601503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C134]/[.A134]" office:value-type="float" office:value="209.862686567164">
            <text:p>209,862686567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C135]/[.A135]" office:value-type="float" office:value="208.308148148148">
            <text:p>208,308148148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C136]/[.A136]" office:value-type="float" office:value="206.776470588235">
            <text:p>206,776470588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C137]/[.A137]" office:value-type="float" office:value="205.267153284672">
            <text:p>205,267153284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C138]/[.A138]" office:value-type="float" office:value="203.779710144928">
            <text:p>203,779710144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C139]/[.A139]" office:value-type="float" office:value="202.313669064748">
            <text:p>202,313669064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C140]/[.A140]" office:value-type="float" office:value="200.868571428571">
            <text:p>200,868571428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C141]/[.A141]" office:value-type="float" office:value="199.443971631206">
            <text:p>199,443971631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C142]/[.A142]" office:value-type="float" office:value="198.039436619718">
            <text:p>198,039436619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C143]/[.A143]" office:value-type="float" office:value="196.654545454545">
            <text:p>196,654545454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C144]/[.A144]" office:value-type="float" office:value="195.288888888889">
            <text:p>195,288888888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C145]/[.A145]" office:value-type="float" office:value="193.942068965517">
            <text:p>193,942068965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C146]/[.A146]" office:value-type="float" office:value="192.613698630137">
            <text:p>192,613698630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C147]/[.A147]" office:value-type="float" office:value="191.303401360544">
            <text:p>191,303401360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C148]/[.A148]" office:value-type="float" office:value="190.010810810811">
            <text:p>190,010810810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C149]/[.A149]" office:value-type="float" office:value="188.735570469799">
            <text:p>188,735570469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C150]/[.A150]" office:value-type="float" office:value="187.477333333333">
            <text:p>187,477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C151]/[.A151]" office:value-type="float" office:value="186.235761589404">
            <text:p>186,235761589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C152]/[.A152]" office:value-type="float" office:value="185.01052631579">
            <text:p>185,010526315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C153]/[.A153]" office:value-type="float" office:value="183.801307189542">
            <text:p>183,801307189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C154]/[.A154]" office:value-type="float" office:value="182.607792207792">
            <text:p>182,607792207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C155]/[.A155]" office:value-type="float" office:value="181.429677419355">
            <text:p>181,429677419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C156]/[.A156]" office:value-type="float" office:value="180.266666666667">
            <text:p>180,2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C157]/[.A157]" office:value-type="float" office:value="179.11847133758">
            <text:p>179,118471337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C158]/[.A158]" office:value-type="float" office:value="177.984810126582">
            <text:p>177,984810126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C159]/[.A159]" office:value-type="float" office:value="176.865408805031">
            <text:p>176,86540880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C160]/[.A160]" office:value-type="float" office:value="175.76">
            <text:p>175,7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C161]/[.A161]" office:value-type="float" office:value="174.668322981367">
            <text:p>174,66832298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C162]/[.A162]" office:value-type="float" office:value="173.59012345679">
            <text:p>173,590123456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C163]/[.A163]" office:value-type="float" office:value="172.525153374233">
            <text:p>172,525153374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C164]/[.A164]" office:value-type="float" office:value="171.473170731707">
            <text:p>171,473170731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C165]/[.A165]" office:value-type="float" office:value="170.433939393939">
            <text:p>170,433939393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C166]/[.A166]" office:value-type="float" office:value="169.407228915663">
            <text:p>169,407228915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C167]/[.A167]" office:value-type="float" office:value="168.392814371257">
            <text:p>168,392814371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C168]/[.A168]" office:value-type="float" office:value="167.390476190476">
            <text:p>167,390476190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C169]/[.A169]" office:value-type="float" office:value="166.4">
            <text:p>166,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C170]/[.A170]" office:value-type="float" office:value="165.421176470588">
            <text:p>165,421176470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C171]/[.A171]" office:value-type="float" office:value="164.453801169591">
            <text:p>164,453801169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C172]/[.A172]" office:value-type="float" office:value="163.497674418605">
            <text:p>163,497674418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C173]/[.A173]" office:value-type="float" office:value="162.552601156069">
            <text:p>162,552601156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C174]/[.A174]" office:value-type="float" office:value="161.618390804598">
            <text:p>161,618390804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C175]/[.A175]" office:value-type="float" office:value="160.694857142857">
            <text:p>160,694857142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C176]/[.A176]" office:value-type="float" office:value="159.781818181818">
            <text:p>159,781818181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C177]/[.A177]" office:value-type="float" office:value="158.879096045198">
            <text:p>158,87909604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C178]/[.A178]" office:value-type="float" office:value="157.986516853933">
            <text:p>157,986516853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C179]/[.A179]" office:value-type="float" office:value="157.103910614525">
            <text:p>157,103910614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C180]/[.A180]" office:value-type="float" office:value="156.231111111111">
            <text:p>156,231111111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C181]/[.A181]" office:value-type="float" office:value="155.367955801105">
            <text:p>155,367955801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C182]/[.A182]" office:value-type="float" office:value="154.514285714286">
            <text:p>154,51428571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C183]/[.A183]" office:value-type="float" office:value="153.669945355191">
            <text:p>153,66994535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C184]/[.A184]" office:value-type="float" office:value="152.834782608696">
            <text:p>152,834782608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C185]/[.A185]" office:value-type="float" office:value="152.008648648649">
            <text:p>152,008648648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C186]/[.A186]" office:value-type="float" office:value="151.191397849462">
            <text:p>151,191397849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C187]/[.A187]" office:value-type="float" office:value="150.382887700535">
            <text:p>150,382887700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C188]/[.A188]" office:value-type="float" office:value="149.582978723404">
            <text:p>149,582978723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C189]/[.A189]" office:value-type="float" office:value="148.791534391534">
            <text:p>148,791534391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C190]/[.A190]" office:value-type="float" office:value="148.008421052632">
            <text:p>148,008421052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C191]/[.A191]" office:value-type="float" office:value="147.233507853403">
            <text:p>147,233507853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C192]/[.A192]" office:value-type="float" office:value="146.466666666667">
            <text:p>146,4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C193]/[.A193]" office:value-type="float" office:value="145.707772020725">
            <text:p>145,707772020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C194]/[.A194]" office:value-type="float" office:value="144.956701030928">
            <text:p>144,956701030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C195]/[.A195]" office:value-type="float" office:value="144.213333333333">
            <text:p>144,21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C196]/[.A196]" office:value-type="float" office:value="143.477551020408">
            <text:p>143,477551020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C197]/[.A197]" office:value-type="float" office:value="142.74923857868">
            <text:p>142,749238578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C198]/[.A198]" office:value-type="float" office:value="142.028282828283">
            <text:p>142,028282828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C199]/[.A199]" office:value-type="float" office:value="141.314572864322">
            <text:p>141,31457286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C200]/[.A200]" office:value-type="float" office:value="140.608">
            <text:p>140,60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C201]/[.A201]" office:value-type="float" office:value="139.908457711443">
            <text:p>139,90845771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C202]/[.A202]" office:value-type="float" office:value="139.215841584158">
            <text:p>139,215841584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C203]/[.A203]" office:value-type="float" office:value="138.530049261084">
            <text:p>138,530049261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C204]/[.A204]" office:value-type="float" office:value="137.850980392157">
            <text:p>137,850980392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C205]/[.A205]" office:value-type="float" office:value="137.178536585366">
            <text:p>137,178536585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C206]/[.A206]" office:value-type="float" office:value="136.512621359223">
            <text:p>136,512621359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C207]/[.A207]" office:value-type="float" office:value="135.853140096618">
            <text:p>135,853140096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C208]/[.A208]" office:value-type="float" office:value="135.2">
            <text:p>135,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C209]/[.A209]" office:value-type="float" office:value="134.553110047847">
            <text:p>134,553110047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C210]/[.A210]" office:value-type="float" office:value="133.912380952381">
            <text:p>133,912380952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C211]/[.A211]" office:value-type="float" office:value="133.277725118483">
            <text:p>133,277725118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C212]/[.A212]" office:value-type="float" office:value="132.649056603774">
            <text:p>132,649056603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C213]/[.A213]" office:value-type="float" office:value="132.026291079812">
            <text:p>132,026291079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C214]/[.A214]" office:value-type="float" office:value="131.409345794393">
            <text:p>131,409345794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C215]/[.A215]" office:value-type="float" office:value="130.798139534884">
            <text:p>130,798139534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C216]/[.A216]" office:value-type="float" office:value="130.192592592593">
            <text:p>130,192592592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C217]/[.A217]" office:value-type="float" office:value="129.592626728111">
            <text:p>129,592626728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C218]/[.A218]" office:value-type="float" office:value="128.998165137615">
            <text:p>128,998165137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C219]/[.A219]" office:value-type="float" office:value="128.409132420091">
            <text:p>128,409132420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C220]/[.A220]" office:value-type="float" office:value="127.825454545455">
            <text:p>127,825454545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C221]/[.A221]" office:value-type="float" office:value="127.247058823529">
            <text:p>127,247058823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C222]/[.A222]" office:value-type="float" office:value="126.673873873874">
            <text:p>126,673873873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C223]/[.A223]" office:value-type="float" office:value="126.105829596413">
            <text:p>126,10582959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C224]/[.A224]" office:value-type="float" office:value="125.542857142857">
            <text:p>125,542857142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C225]/[.A225]" office:value-type="float" office:value="124.984888888889">
            <text:p>124,984888888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C226]/[.A226]" office:value-type="float" office:value="124.43185840708">
            <text:p>124,43185840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C227]/[.A227]" office:value-type="float" office:value="123.883700440529">
            <text:p>123,883700440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C228]/[.A228]" office:value-type="float" office:value="123.340350877193">
            <text:p>123,340350877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C229]/[.A229]" office:value-type="float" office:value="122.801746724891">
            <text:p>122,801746724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C230]/[.A230]" office:value-type="float" office:value="122.267826086957">
            <text:p>122,26782608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C231]/[.A231]" office:value-type="float" office:value="121.738528138528">
            <text:p>121,738528138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C232]/[.A232]" office:value-type="float" office:value="121.213793103448">
            <text:p>121,213793103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C233]/[.A233]" office:value-type="float" office:value="120.69356223176">
            <text:p>120,693562231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C234]/[.A234]" office:value-type="float" office:value="120.177777777778">
            <text:p>120,177777777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C235]/[.A235]" office:value-type="float" office:value="119.666382978723">
            <text:p>119,666382978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C236]/[.A236]" office:value-type="float" office:value="119.159322033898">
            <text:p>119,159322033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C237]/[.A237]" office:value-type="float" office:value="118.656540084388">
            <text:p>118,656540084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C238]/[.A238]" office:value-type="float" office:value="118.157983193277">
            <text:p>118,15798319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C239]/[.A239]" office:value-type="float" office:value="117.66359832636">
            <text:p>117,66359832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C240]/[.A240]" office:value-type="float" office:value="117.173333333333">
            <text:p>117,17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C241]/[.A241]" office:value-type="float" office:value="116.687136929461">
            <text:p>116,687136929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C242]/[.A242]" office:value-type="float" office:value="116.204958677686">
            <text:p>116,204958677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C243]/[.A243]" office:value-type="float" office:value="115.726748971193">
            <text:p>115,726748971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C244]/[.A244]" office:value-type="float" office:value="115.252459016393">
            <text:p>115,25245901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C245]/[.A245]" office:value-type="float" office:value="114.782040816327">
            <text:p>114,782040816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C246]/[.A246]" office:value-type="float" office:value="114.315447154472">
            <text:p>114,315447154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C247]/[.A247]" office:value-type="float" office:value="113.852631578947">
            <text:p>113,852631578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C248]/[.A248]" office:value-type="float" office:value="113.393548387097">
            <text:p>113,39354838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C249]/[.A249]" office:value-type="float" office:value="112.938152610442">
            <text:p>112,938152610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C250]/[.A250]" office:value-type="float" office:value="112.4864">
            <text:p>112,48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C251]/[.A251]" office:value-type="float" office:value="112.038247011952">
            <text:p>112,03824701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C252]/[.A252]" office:value-type="float" office:value="111.593650793651">
            <text:p>111,593650793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C253]/[.A253]" office:value-type="float" office:value="111.15256916996">
            <text:p>111,1525691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C254]/[.A254]" office:value-type="float" office:value="110.714960629921">
            <text:p>110,714960629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C255]/[.A255]" office:value-type="float" office:value="110.280784313726">
            <text:p>110,280784313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C256]/[.A256]" office:value-type="float" office:value="109.85">
            <text:p>109,8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C257]/[.A257]" office:value-type="float" office:value="109.422568093385">
            <text:p>109,422568093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C258]/[.A258]" office:value-type="float" office:value="108.998449612403">
            <text:p>108,998449612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C259]/[.A259]" office:value-type="float" office:value="108.577606177606">
            <text:p>108,577606177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C260]/[.A260]" office:value-type="float" office:value="108.16">
            <text:p>108,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C261]/[.A261]" office:value-type="float" office:value="107.745593869732">
            <text:p>107,745593869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C262]/[.A262]" office:value-type="float" office:value="107.334351145038">
            <text:p>107,33435114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C263]/[.A263]" office:value-type="float" office:value="106.926235741445">
            <text:p>106,92623574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C264]/[.A264]" office:value-type="float" office:value="106.521212121212">
            <text:p>106,521212121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C265]/[.A265]" office:value-type="float" office:value="106.119245283019">
            <text:p>106,11924528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C266]/[.A266]" office:value-type="float" office:value="105.72030075188">
            <text:p>105,720300751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C267]/[.A267]" office:value-type="float" office:value="105.324344569288">
            <text:p>105,324344569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C268]/[.A268]" office:value-type="float" office:value="104.931343283582">
            <text:p>104,931343283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C269]/[.A269]" office:value-type="float" office:value="104.54126394052">
            <text:p>104,541263940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C270]/[.A270]" office:value-type="float" office:value="104.154074074074">
            <text:p>104,154074074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C271]/[.A271]" office:value-type="float" office:value="103.769741697417">
            <text:p>103,769741697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C272]/[.A272]" office:value-type="float" office:value="103.388235294118">
            <text:p>103,388235294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C273]/[.A273]" office:value-type="float" office:value="103.009523809524">
            <text:p>103,009523809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C274]/[.A274]" office:value-type="float" office:value="102.633576642336">
            <text:p>102,633576642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C275]/[.A275]" office:value-type="float" office:value="102.260363636364">
            <text:p>102,26036363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C276]/[.A276]" office:value-type="float" office:value="101.889855072464">
            <text:p>101,889855072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C277]/[.A277]" office:value-type="float" office:value="101.52202166065">
            <text:p>101,522021660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C278]/[.A278]" office:value-type="float" office:value="101.156834532374">
            <text:p>101,156834532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C279]/[.A279]" office:value-type="float" office:value="100.794265232975">
            <text:p>100,7942652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C280]/[.A280]" office:value-type="float" office:value="100.434285714286">
            <text:p>100,43428571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C281]/[.A281]" office:value-type="float" office:value="100.076868327402">
            <text:p>100,076868327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C282]/[.A282]" office:value-type="float" office:value="99.7219858156029">
            <text:p>99,72198581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C283]/[.A283]" office:value-type="float" office:value="99.3696113074205">
            <text:p>99,369611307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C284]/[.A284]" office:value-type="float" office:value="99.0197183098592">
            <text:p>99,019718309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C285]/[.A285]" office:value-type="float" office:value="98.6722807017544">
            <text:p>98,672280701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C286]/[.A286]" office:value-type="float" office:value="98.3272727272727">
            <text:p>98,327272727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C287]/[.A287]" office:value-type="float" office:value="97.984668989547">
            <text:p>97,984668989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C288]/[.A288]" office:value-type="float" office:value="97.6444444444445">
            <text:p>97,644444444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C289]/[.A289]" office:value-type="float" office:value="97.3065743944637">
            <text:p>97,306574394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C290]/[.A290]" office:value-type="float" office:value="96.9710344827586">
            <text:p>96,971034482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C291]/[.A291]" office:value-type="float" office:value="96.6378006872852">
            <text:p>96,637800687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C292]/[.A292]" office:value-type="float" office:value="96.3068493150685">
            <text:p>96,306849315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C293]/[.A293]" office:value-type="float" office:value="95.978156996587">
            <text:p>95,978156996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C294]/[.A294]" office:value-type="float" office:value="95.6517006802721">
            <text:p>95,651700680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C295]/[.A295]" office:value-type="float" office:value="95.3274576271187">
            <text:p>95,32745762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C296]/[.A296]" office:value-type="float" office:value="95.0054054054054">
            <text:p>95,005405405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C297]/[.A297]" office:value-type="float" office:value="94.6855218855219">
            <text:p>94,685521885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C298]/[.A298]" office:value-type="float" office:value="94.3677852348993">
            <text:p>94,367785234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C299]/[.A299]" office:value-type="float" office:value="94.0521739130435">
            <text:p>94,05217391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C300]/[.A300]" office:value-type="float" office:value="93.7386666666667">
            <text:p>93,738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C301]/[.A301]" office:value-type="float" office:value="93.427242524917">
            <text:p>93,427242524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C302]/[.A302]" office:value-type="float" office:value="93.117880794702">
            <text:p>93,117880794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C303]/[.A303]" office:value-type="float" office:value="92.8105610561056">
            <text:p>92,810561056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C304]/[.A304]" office:value-type="float" office:value="92.5052631578948">
            <text:p>92,505263157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C305]/[.A305]" office:value-type="float" office:value="92.2019672131148">
            <text:p>92,201967213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C306]/[.A306]" office:value-type="float" office:value="91.9006535947712">
            <text:p>91,900653594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C307]/[.A307]" office:value-type="float" office:value="91.6013029315961">
            <text:p>91,60130293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C308]/[.A308]" office:value-type="float" office:value="91.3038961038961">
            <text:p>91,303896103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C309]/[.A309]" office:value-type="float" office:value="91.0084142394822">
            <text:p>91,008414239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C310]/[.A310]" office:value-type="float" office:value="90.7148387096774">
            <text:p>90,714838709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C311]/[.A311]" office:value-type="float" office:value="90.4231511254019">
            <text:p>90,423151125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C312]/[.A312]" office:value-type="float" office:value="90.1333333333333">
            <text:p>90,1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C313]/[.A313]" office:value-type="float" office:value="89.8453674121406">
            <text:p>89,845367412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C314]/[.A314]" office:value-type="float" office:value="89.5592356687898">
            <text:p>89,559235668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C315]/[.A315]" office:value-type="float" office:value="89.2749206349206">
            <text:p>89,274920634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C316]/[.A316]" office:value-type="float" office:value="88.9924050632911">
            <text:p>88,99240506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C317]/[.A317]" office:value-type="float" office:value="88.7116719242902">
            <text:p>88,71167192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C318]/[.A318]" office:value-type="float" office:value="88.4327044025157">
            <text:p>88,432704402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C319]/[.A319]" office:value-type="float" office:value="88.1554858934169">
            <text:p>88,155485893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C320]/[.A320]" office:value-type="float" office:value="87.88">
            <text:p>87,8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C321]/[.A321]" office:value-type="float" office:value="87.606230529595">
            <text:p>87,606230529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C322]/[.A322]" office:value-type="float" office:value="87.3341614906832">
            <text:p>87,334161490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C323]/[.A323]" office:value-type="float" office:value="87.0637770897833">
            <text:p>87,063777089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C324]/[.A324]" office:value-type="float" office:value="86.7950617283951">
            <text:p>86,795061728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C325]/[.A325]" office:value-type="float" office:value="86.528">
            <text:p>86,52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C326]/[.A326]" office:value-type="float" office:value="86.2625766871166">
            <text:p>86,26257668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C327]/[.A327]" office:value-type="float" office:value="85.9987767584098">
            <text:p>85,998776758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C328]/[.A328]" office:value-type="float" office:value="85.7365853658537">
            <text:p>85,736585365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C329]/[.A329]" office:value-type="float" office:value="85.4759878419453">
            <text:p>85,475987841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C330]/[.A330]" office:value-type="float" office:value="85.2169696969697">
            <text:p>85,21696969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C331]/[.A331]" office:value-type="float" office:value="84.9595166163142">
            <text:p>84,959516616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C332]/[.A332]" office:value-type="float" office:value="84.7036144578313">
            <text:p>84,703614457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C333]/[.A333]" office:value-type="float" office:value="84.4492492492492">
            <text:p>84,449249249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C334]/[.A334]" office:value-type="float" office:value="84.1964071856287">
            <text:p>84,19640718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C335]/[.A335]" office:value-type="float" office:value="83.9450746268657">
            <text:p>83,945074626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C336]/[.A336]" office:value-type="float" office:value="83.6952380952381">
            <text:p>83,69523809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C337]/[.A337]" office:value-type="float" office:value="83.446884272997">
            <text:p>83,44688427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C338]/[.A338]" office:value-type="float" office:value="83.2">
            <text:p>83,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C339]/[.A339]" office:value-type="float" office:value="82.9545722713864">
            <text:p>82,95457227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C340]/[.A340]" office:value-type="float" office:value="82.7105882352941">
            <text:p>82,710588235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C341]/[.A341]" office:value-type="float" office:value="82.4680351906158">
            <text:p>82,468035190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C342]/[.A342]" office:value-type="float" office:value="82.2269005847953">
            <text:p>82,226900584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C343]/[.A343]" office:value-type="float" office:value="81.9871720116618">
            <text:p>81,987172011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C344]/[.A344]" office:value-type="float" office:value="81.7488372093023">
            <text:p>81,748837209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C345]/[.A345]" office:value-type="float" office:value="81.511884057971">
            <text:p>81,51188405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C346]/[.A346]" office:value-type="float" office:value="81.2763005780347">
            <text:p>81,27630057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C347]/[.A347]" office:value-type="float" office:value="81.0420749279539">
            <text:p>81,04207492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C348]/[.A348]" office:value-type="float" office:value="80.8091954022989">
            <text:p>80,809195402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C349]/[.A349]" office:value-type="float" office:value="80.5776504297994">
            <text:p>80,577650429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C350]/[.A350]" office:value-type="float" office:value="80.3474285714286">
            <text:p>80,34742857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C351]/[.A351]" office:value-type="float" office:value="80.1185185185185">
            <text:p>80,118518518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C352]/[.A352]" office:value-type="float" office:value="79.8909090909091">
            <text:p>79,890909090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C353]/[.A353]" office:value-type="float" office:value="79.6645892351275">
            <text:p>79,664589235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C354]/[.A354]" office:value-type="float" office:value="79.4395480225989">
            <text:p>79,439548022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C355]/[.A355]" office:value-type="float" office:value="79.2157746478873">
            <text:p>79,215774647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C356]/[.A356]" office:value-type="float" office:value="78.9932584269663">
            <text:p>78,99325842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C357]/[.A357]" office:value-type="float" office:value="78.7719887955182">
            <text:p>78,771988795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C358]/[.A358]" office:value-type="float" office:value="78.5519553072626">
            <text:p>78,551955307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C359]/[.A359]" office:value-type="float" office:value="78.333147632312">
            <text:p>78,333147632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C360]/[.A360]" office:value-type="float" office:value="78.1155555555556">
            <text:p>78,11555555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C361]/[.A361]" office:value-type="float" office:value="77.8991689750693">
            <text:p>77,899168975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C362]/[.A362]" office:value-type="float" office:value="77.6839779005525">
            <text:p>77,683977900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C363]/[.A363]" office:value-type="float" office:value="77.4699724517906">
            <text:p>77,469972451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C364]/[.A364]" office:value-type="float" office:value="77.2571428571429">
            <text:p>77,25714285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C365]/[.A365]" office:value-type="float" office:value="77.0454794520548">
            <text:p>77,045479452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C366]/[.A366]" office:value-type="float" office:value="76.8349726775956">
            <text:p>76,834972677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C367]/[.A367]" office:value-type="float" office:value="76.6256130790191">
            <text:p>76,62561307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C368]/[.A368]" office:value-type="float" office:value="76.4173913043478">
            <text:p>76,41739130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C369]/[.A369]" office:value-type="float" office:value="76.210298102981">
            <text:p>76,21029810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C370]/[.A370]" office:value-type="float" office:value="76.0043243243243">
            <text:p>76,004324324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C371]/[.A371]" office:value-type="float" office:value="75.7994609164421">
            <text:p>75,79946091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C372]/[.A372]" office:value-type="float" office:value="75.5956989247312">
            <text:p>75,595698924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C373]/[.A373]" office:value-type="float" office:value="75.3930294906166">
            <text:p>75,393029490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C374]/[.A374]" office:value-type="float" office:value="75.1914438502674">
            <text:p>75,191443850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C375]/[.A375]" office:value-type="float" office:value="74.9909333333333">
            <text:p>74,9909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C376]/[.A376]" office:value-type="float" office:value="74.7914893617021">
            <text:p>74,791489361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C377]/[.A377]" office:value-type="float" office:value="74.5931034482759">
            <text:p>74,593103448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C378]/[.A378]" office:value-type="float" office:value="74.3957671957672">
            <text:p>74,395767195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C379]/[.A379]" office:value-type="float" office:value="74.1994722955145">
            <text:p>74,199472295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C380]/[.A380]" office:value-type="float" office:value="74.0042105263158">
            <text:p>74,004210526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C381]/[.A381]" office:value-type="float" office:value="73.8099737532808">
            <text:p>73,80997375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C382]/[.A382]" office:value-type="float" office:value="73.6167539267016">
            <text:p>73,61675392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C383]/[.A383]" office:value-type="float" office:value="73.42454308094">
            <text:p>73,424543080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C384]/[.A384]" office:value-type="float" office:value="73.2333333333333">
            <text:p>73,2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C385]/[.A385]" office:value-type="float" office:value="73.0431168831169">
            <text:p>73,043116883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C386]/[.A386]" office:value-type="float" office:value="72.8538860103627">
            <text:p>72,853886010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C387]/[.A387]" office:value-type="float" office:value="72.6656330749354">
            <text:p>72,665633074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C388]/[.A388]" office:value-type="float" office:value="72.4783505154639">
            <text:p>72,478350515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C389]/[.A389]" office:value-type="float" office:value="72.2920308483291">
            <text:p>72,292030848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C390]/[.A390]" office:value-type="float" office:value="72.1066666666667">
            <text:p>72,10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C391]/[.A391]" office:value-type="float" office:value="71.9222506393862">
            <text:p>71,922250639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C392]/[.A392]" office:value-type="float" office:value="71.7387755102041">
            <text:p>71,738775510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C393]/[.A393]" office:value-type="float" office:value="71.5562340966921">
            <text:p>71,55623409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C394]/[.A394]" office:value-type="float" office:value="71.3746192893401">
            <text:p>71,374619289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C395]/[.A395]" office:value-type="float" office:value="71.1939240506329">
            <text:p>71,193924050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C396]/[.A396]" office:value-type="float" office:value="71.0141414141414">
            <text:p>71,014141414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C397]/[.A397]" office:value-type="float" office:value="70.8352644836272">
            <text:p>70,835264483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C398]/[.A398]" office:value-type="float" office:value="70.6572864321608">
            <text:p>70,657286432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C399]/[.A399]" office:value-type="float" office:value="70.4802005012531">
            <text:p>70,480200501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C400]/[.A400]" office:value-type="float" office:value="70.304">
            <text:p>70,30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C401]/[.A401]" office:value-type="float" office:value="70.1286783042394">
            <text:p>70,128678304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C402]/[.A402]" office:value-type="float" office:value="69.9542288557214">
            <text:p>69,954228855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C403]/[.A403]" office:value-type="float" office:value="69.7806451612903">
            <text:p>69,780645161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C404]/[.A404]" office:value-type="float" office:value="69.6079207920792">
            <text:p>69,607920792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C405]/[.A405]" office:value-type="float" office:value="69.4360493827161">
            <text:p>69,436049382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C406]/[.A406]" office:value-type="float" office:value="69.2650246305419">
            <text:p>69,265024630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C407]/[.A407]" office:value-type="float" office:value="69.0948402948403">
            <text:p>69,094840294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C408]/[.A408]" office:value-type="float" office:value="68.9254901960784">
            <text:p>68,925490196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C409]/[.A409]" office:value-type="float" office:value="68.7569682151589">
            <text:p>68,75696821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C410]/[.A410]" office:value-type="float" office:value="68.5892682926829">
            <text:p>68,589268292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C411]/[.A411]" office:value-type="float" office:value="68.4223844282239">
            <text:p>68,422384428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C412]/[.A412]" office:value-type="float" office:value="68.2563106796117">
            <text:p>68,256310679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C413]/[.A413]" office:value-type="float" office:value="68.0910411622276">
            <text:p>68,091041162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C414]/[.A414]" office:value-type="float" office:value="67.9265700483092">
            <text:p>67,926570048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C415]/[.A415]" office:value-type="float" office:value="67.7628915662651">
            <text:p>67,762891566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C416]/[.A416]" office:value-type="float" office:value="67.6">
            <text:p>67,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C417]/[.A417]" office:value-type="float" office:value="67.4378896882494">
            <text:p>67,437889688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C418]/[.A418]" office:value-type="float" office:value="67.2765550239235">
            <text:p>67,276555023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C419]/[.A419]" office:value-type="float" office:value="67.1159904534606">
            <text:p>67,115990453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C420]/[.A420]" office:value-type="float" office:value="66.9561904761905">
            <text:p>66,956190476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C421]/[.A421]" office:value-type="float" office:value="66.7971496437055">
            <text:p>66,797149643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C422]/[.A422]" office:value-type="float" office:value="66.6388625592417">
            <text:p>66,638862559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C423]/[.A423]" office:value-type="float" office:value="66.4813238770686">
            <text:p>66,48132387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C424]/[.A424]" office:value-type="float" office:value="66.3245283018868">
            <text:p>66,324528301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C425]/[.A425]" office:value-type="float" office:value="66.1684705882353">
            <text:p>66,168470588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C426]/[.A426]" office:value-type="float" office:value="66.0131455399061">
            <text:p>66,013145539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C427]/[.A427]" office:value-type="float" office:value="65.8585480093677">
            <text:p>65,858548009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C428]/[.A428]" office:value-type="float" office:value="65.7046728971963">
            <text:p>65,704672897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C429]/[.A429]" office:value-type="float" office:value="65.5515151515152">
            <text:p>65,551515151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C430]/[.A430]" office:value-type="float" office:value="65.3990697674419">
            <text:p>65,399069767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C431]/[.A431]" office:value-type="float" office:value="65.2473317865429">
            <text:p>65,247331786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C432]/[.A432]" office:value-type="float" office:value="65.0962962962963">
            <text:p>65,096296296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C433]/[.A433]" office:value-type="float" office:value="64.9459584295612">
            <text:p>64,945958429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C434]/[.A434]" office:value-type="float" office:value="64.7963133640553">
            <text:p>64,796313364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C435]/[.A435]" office:value-type="float" office:value="64.6473563218391">
            <text:p>64,647356321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C436]/[.A436]" office:value-type="float" office:value="64.4990825688073">
            <text:p>64,499082568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C437]/[.A437]" office:value-type="float" office:value="64.3514874141876">
            <text:p>64,351487414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C438]/[.A438]" office:value-type="float" office:value="64.2045662100457">
            <text:p>64,2045662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C439]/[.A439]" office:value-type="float" office:value="64.0583143507973">
            <text:p>64,058314350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C440]/[.A440]" office:value-type="float" office:value="63.9127272727273">
            <text:p>63,912727272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C441]/[.A441]" office:value-type="float" office:value="63.7678004535148">
            <text:p>63,767800453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C442]/[.A442]" office:value-type="float" office:value="63.6235294117647">
            <text:p>63,623529411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C443]/[.A443]" office:value-type="float" office:value="63.4799097065463">
            <text:p>63,479909706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C444]/[.A444]" office:value-type="float" office:value="63.336936936937">
            <text:p>63,336936936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C445]/[.A445]" office:value-type="float" office:value="63.194606741573">
            <text:p>63,19460674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C446]/[.A446]" office:value-type="float" office:value="63.0529147982063">
            <text:p>63,052914798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C447]/[.A447]" office:value-type="float" office:value="62.9118568232662">
            <text:p>62,91185682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C448]/[.A448]" office:value-type="float" office:value="62.7714285714286">
            <text:p>62,77142857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C449]/[.A449]" office:value-type="float" office:value="62.6316258351893">
            <text:p>62,63162583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C450]/[.A450]" office:value-type="float" office:value="62.4924444444445">
            <text:p>62,492444444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C451]/[.A451]" office:value-type="float" office:value="62.3538802660754">
            <text:p>62,353880266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C452]/[.A452]" office:value-type="float" office:value="62.2159292035398">
            <text:p>62,215929203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C453]/[.A453]" office:value-type="float" office:value="62.078587196468">
            <text:p>62,078587196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C454]/[.A454]" office:value-type="float" office:value="61.9418502202643">
            <text:p>61,941850220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C455]/[.A455]" office:value-type="float" office:value="61.8057142857143">
            <text:p>61,805714285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C456]/[.A456]" office:value-type="float" office:value="61.6701754385965">
            <text:p>61,670175438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C457]/[.A457]" office:value-type="float" office:value="61.5352297592998">
            <text:p>61,535229759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C458]/[.A458]" office:value-type="float" office:value="61.4008733624454">
            <text:p>61,400873362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C459]/[.A459]" office:value-type="float" office:value="61.2671023965142">
            <text:p>61,267102396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C460]/[.A460]" office:value-type="float" office:value="61.1339130434783">
            <text:p>61,133913043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C461]/[.A461]" office:value-type="float" office:value="61.0013015184382">
            <text:p>61,001301518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C462]/[.A462]" office:value-type="float" office:value="60.8692640692641">
            <text:p>60,869264069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C463]/[.A463]" office:value-type="float" office:value="60.7377969762419">
            <text:p>60,737796976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C464]/[.A464]" office:value-type="float" office:value="60.6068965517241">
            <text:p>60,606896551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C465]/[.A465]" office:value-type="float" office:value="60.476559139785">
            <text:p>60,476559139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C466]/[.A466]" office:value-type="float" office:value="60.3467811158798">
            <text:p>60,346781115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C467]/[.A467]" office:value-type="float" office:value="60.2175588865096">
            <text:p>60,217558886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C468]/[.A468]" office:value-type="float" office:value="60.0888888888889">
            <text:p>60,088888888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C469]/[.A469]" office:value-type="float" office:value="59.9607675906183">
            <text:p>59,960767590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C470]/[.A470]" office:value-type="float" office:value="59.8331914893617">
            <text:p>59,833191489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C471]/[.A471]" office:value-type="float" office:value="59.7061571125265">
            <text:p>59,706157112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C472]/[.A472]" office:value-type="float" office:value="59.5796610169492">
            <text:p>59,579661016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C473]/[.A473]" office:value-type="float" office:value="59.4536997885835">
            <text:p>59,453699788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C474]/[.A474]" office:value-type="float" office:value="59.3282700421941">
            <text:p>59,328270042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C475]/[.A475]" office:value-type="float" office:value="59.2033684210526">
            <text:p>59,203368421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C476]/[.A476]" office:value-type="float" office:value="59.0789915966387">
            <text:p>59,078991596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C477]/[.A477]" office:value-type="float" office:value="58.9551362683438">
            <text:p>58,955136268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C478]/[.A478]" office:value-type="float" office:value="58.8317991631799">
            <text:p>58,83179916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C479]/[.A479]" office:value-type="float" office:value="58.7089770354906">
            <text:p>58,708977035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C480]/[.A480]" office:value-type="float" office:value="58.5866666666667">
            <text:p>58,58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C481]/[.A481]" office:value-type="float" office:value="58.4648648648649">
            <text:p>58,464864864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C482]/[.A482]" office:value-type="float" office:value="58.3435684647303">
            <text:p>58,343568464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C483]/[.A483]" office:value-type="float" office:value="58.2227743271222">
            <text:p>58,22277432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C484]/[.A484]" office:value-type="float" office:value="58.102479338843">
            <text:p>58,102479338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C485]/[.A485]" office:value-type="float" office:value="57.9826804123711">
            <text:p>57,982680412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C486]/[.A486]" office:value-type="float" office:value="57.8633744855967">
            <text:p>57,863374485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C487]/[.A487]" office:value-type="float" office:value="57.7445585215606">
            <text:p>57,74455852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C488]/[.A488]" office:value-type="float" office:value="57.6262295081967">
            <text:p>57,626229508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C489]/[.A489]" office:value-type="float" office:value="57.5083844580777">
            <text:p>57,508384458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C490]/[.A490]" office:value-type="float" office:value="57.3910204081633">
            <text:p>57,391020408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C491]/[.A491]" office:value-type="float" office:value="57.2741344195519">
            <text:p>57,274134419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C492]/[.A492]" office:value-type="float" office:value="57.1577235772358">
            <text:p>57,157723577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C493]/[.A493]" office:value-type="float" office:value="57.041784989858">
            <text:p>57,041784989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C494]/[.A494]" office:value-type="float" office:value="56.9263157894737">
            <text:p>56,926315789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C495]/[.A495]" office:value-type="float" office:value="56.8113131313131">
            <text:p>56,811313131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C496]/[.A496]" office:value-type="float" office:value="56.6967741935484">
            <text:p>56,6967741935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C497]/[.A497]" office:value-type="float" office:value="56.5826961770624">
            <text:p>56,582696177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C498]/[.A498]" office:value-type="float" office:value="56.4690763052209">
            <text:p>56,469076305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C499]/[.A499]" office:value-type="float" office:value="56.3559118236473">
            <text:p>56,355911823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C500]/[.A500]" office:value-type="float" office:value="56.2432">
            <text:p>56,24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2"/>
        </table:table-row>
      </table:table>
      <table:table table:name="2017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9246.464">
            <text:p>29246,464</text:p>
          </table:table-cell>
          <table:table-cell table:formula="of:=[$'2017'.$E$2]" office:value-type="float" office:value="29246.464">
            <text:p>29246,464</text:p>
          </table:table-cell>
          <table:table-cell/>
          <table:table-cell office:value-type="string">
            <text:p>Setup fe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4623.232">
            <text:p>14623,232</text:p>
          </table:table-cell>
          <table:table-cell table:formula="of:=[$'2017'.$E$2]" office:value-type="float" office:value="29246.464">
            <text:p>29246,464</text:p>
          </table:table-cell>
          <table:table-cell/>
          <table:table-cell table:formula="of:=['2016'.E2]*1.04" office:value-type="float" office:value="29246.464">
            <text:p>29246,46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748.82133333334">
            <text:p>9748,821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4]/[.A4]" office:value-type="float" office:value="7311.616">
            <text:p>7311,6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C5]/[.A5]" office:value-type="float" office:value="5849.2928">
            <text:p>5849,29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874.41066666667">
            <text:p>4874,410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178.06628571429">
            <text:p>4178,06628571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655.808">
            <text:p>3655,8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249.60711111111">
            <text:p>3249,607111111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924.6464">
            <text:p>2924,64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658.76945454545">
            <text:p>2658,769454545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437.20533333333">
            <text:p>2437,205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249.728">
            <text:p>2249,7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089.03314285714">
            <text:p>2089,033142857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949.76426666667">
            <text:p>1949,7642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827.904">
            <text:p>1827,9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720.38023529412">
            <text:p>1720,38023529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624.80355555556">
            <text:p>1624,80355555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539.28757894737">
            <text:p>1539,287578947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462.3232">
            <text:p>1462,32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392.68876190476">
            <text:p>1392,688761904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329.38472727273">
            <text:p>1329,384727272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271.58539130435">
            <text:p>1271,58539130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218.60266666667">
            <text:p>1218,602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169.85856">
            <text:p>1169,858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124.864">
            <text:p>1124,8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83.20237037037">
            <text:p>1083,20237037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44.51657142857">
            <text:p>1044,51657142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1008.49875862069">
            <text:p>1008,498758620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74.882133333333">
            <text:p>974,8821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C31]/[.A31]" office:value-type="float" office:value="943.434322580645">
            <text:p>943,434322580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C32]/[.A32]" office:value-type="float" office:value="913.952">
            <text:p>913,95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C33]/[.A33]" office:value-type="float" office:value="886.256484848485">
            <text:p>886,256484848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C34]/[.A34]" office:value-type="float" office:value="860.190117647059">
            <text:p>860,190117647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C35]/[.A35]" office:value-type="float" office:value="835.613257142857">
            <text:p>835,613257142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C36]/[.A36]" office:value-type="float" office:value="812.401777777778">
            <text:p>812,401777777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C37]/[.A37]" office:value-type="float" office:value="790.444972972973">
            <text:p>790,44497297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C38]/[.A38]" office:value-type="float" office:value="769.643789473684">
            <text:p>769,643789473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C39]/[.A39]" office:value-type="float" office:value="749.909333333333">
            <text:p>749,909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C40]/[.A40]" office:value-type="float" office:value="731.1616">
            <text:p>731,16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C41]/[.A41]" office:value-type="float" office:value="713.328390243903">
            <text:p>713,328390243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C42]/[.A42]" office:value-type="float" office:value="696.344380952381">
            <text:p>696,344380952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C43]/[.A43]" office:value-type="float" office:value="680.150325581395">
            <text:p>680,150325581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C44]/[.A44]" office:value-type="float" office:value="664.692363636364">
            <text:p>664,69236363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C45]/[.A45]" office:value-type="float" office:value="649.921422222222">
            <text:p>649,92142222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C46]/[.A46]" office:value-type="float" office:value="635.792695652174">
            <text:p>635,79269565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C47]/[.A47]" office:value-type="float" office:value="622.265191489362">
            <text:p>622,265191489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C48]/[.A48]" office:value-type="float" office:value="609.301333333333">
            <text:p>609,301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C49]/[.A49]" office:value-type="float" office:value="596.866612244898">
            <text:p>596,866612244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C50]/[.A50]" office:value-type="float" office:value="584.92928">
            <text:p>584,929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C51]/[.A51]" office:value-type="float" office:value="573.460078431373">
            <text:p>573,460078431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C52]/[.A52]" office:value-type="float" office:value="562.432">
            <text:p>562,4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C53]/[.A53]" office:value-type="float" office:value="551.820075471698">
            <text:p>551,820075471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C54]/[.A54]" office:value-type="float" office:value="541.601185185185">
            <text:p>541,601185185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C55]/[.A55]" office:value-type="float" office:value="531.753890909091">
            <text:p>531,753890909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C56]/[.A56]" office:value-type="float" office:value="522.258285714286">
            <text:p>522,25828571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C57]/[.A57]" office:value-type="float" office:value="513.095859649123">
            <text:p>513,095859649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C58]/[.A58]" office:value-type="float" office:value="504.249379310345">
            <text:p>504,249379310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C59]/[.A59]" office:value-type="float" office:value="495.702779661017">
            <text:p>495,7027796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C60]/[.A60]" office:value-type="float" office:value="487.441066666667">
            <text:p>487,4410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C61]/[.A61]" office:value-type="float" office:value="479.450229508197">
            <text:p>479,450229508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C62]/[.A62]" office:value-type="float" office:value="471.717161290323">
            <text:p>471,717161290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C63]/[.A63]" office:value-type="float" office:value="464.229587301587">
            <text:p>464,22958730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C64]/[.A64]" office:value-type="float" office:value="456.976">
            <text:p>456,97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C65]/[.A65]" office:value-type="float" office:value="449.9456">
            <text:p>449,94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C66]/[.A66]" office:value-type="float" office:value="443.128242424243">
            <text:p>443,128242424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C67]/[.A67]" office:value-type="float" office:value="436.514388059702">
            <text:p>436,514388059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C68]/[.A68]" office:value-type="float" office:value="430.095058823529">
            <text:p>430,095058823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C69]/[.A69]" office:value-type="float" office:value="423.861797101449">
            <text:p>423,861797101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C70]/[.A70]" office:value-type="float" office:value="417.806628571429">
            <text:p>417,806628571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C71]/[.A71]" office:value-type="float" office:value="411.922028169014">
            <text:p>411,92202816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C72]/[.A72]" office:value-type="float" office:value="406.200888888889">
            <text:p>406,200888888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C73]/[.A73]" office:value-type="float" office:value="400.636493150685">
            <text:p>400,636493150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C74]/[.A74]" office:value-type="float" office:value="395.222486486487">
            <text:p>395,222486486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C75]/[.A75]" office:value-type="float" office:value="389.952853333333">
            <text:p>389,95285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C76]/[.A76]" office:value-type="float" office:value="384.821894736842">
            <text:p>384,821894736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C77]/[.A77]" office:value-type="float" office:value="379.824207792208">
            <text:p>379,82420779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C78]/[.A78]" office:value-type="float" office:value="374.954666666667">
            <text:p>374,954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C79]/[.A79]" office:value-type="float" office:value="370.208405063291">
            <text:p>370,20840506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C80]/[.A80]" office:value-type="float" office:value="365.5808">
            <text:p>365,58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C81]/[.A81]" office:value-type="float" office:value="361.067456790124">
            <text:p>361,067456790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C82]/[.A82]" office:value-type="float" office:value="356.664195121951">
            <text:p>356,6641951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C83]/[.A83]" office:value-type="float" office:value="352.367036144578">
            <text:p>352,367036144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C84]/[.A84]" office:value-type="float" office:value="348.172190476191">
            <text:p>348,172190476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C85]/[.A85]" office:value-type="float" office:value="344.076047058824">
            <text:p>344,076047058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C86]/[.A86]" office:value-type="float" office:value="340.075162790698">
            <text:p>340,075162790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C87]/[.A87]" office:value-type="float" office:value="336.166252873563">
            <text:p>336,166252873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C88]/[.A88]" office:value-type="float" office:value="332.346181818182">
            <text:p>332,346181818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C89]/[.A89]" office:value-type="float" office:value="328.61195505618">
            <text:p>328,611955056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C90]/[.A90]" office:value-type="float" office:value="324.960711111111">
            <text:p>324,960711111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C91]/[.A91]" office:value-type="float" office:value="321.389714285714">
            <text:p>321,389714285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C92]/[.A92]" office:value-type="float" office:value="317.896347826087">
            <text:p>317,89634782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C93]/[.A93]" office:value-type="float" office:value="314.478107526882">
            <text:p>314,478107526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C94]/[.A94]" office:value-type="float" office:value="311.132595744681">
            <text:p>311,132595744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C95]/[.A95]" office:value-type="float" office:value="307.857515789474">
            <text:p>307,857515789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C96]/[.A96]" office:value-type="float" office:value="304.650666666667">
            <text:p>304,650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C97]/[.A97]" office:value-type="float" office:value="301.50993814433">
            <text:p>301,50993814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C98]/[.A98]" office:value-type="float" office:value="298.433306122449">
            <text:p>298,433306122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C99]/[.A99]" office:value-type="float" office:value="295.418828282828">
            <text:p>295,41882828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C100]/[.A100]" office:value-type="float" office:value="292.46464">
            <text:p>292,464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C101]/[.A101]" office:value-type="float" office:value="289.56895049505">
            <text:p>289,568950495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C102]/[.A102]" office:value-type="float" office:value="286.730039215686">
            <text:p>286,730039215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C103]/[.A103]" office:value-type="float" office:value="283.946252427185">
            <text:p>283,946252427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C104]/[.A104]" office:value-type="float" office:value="281.216">
            <text:p>281,2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C105]/[.A105]" office:value-type="float" office:value="278.537752380952">
            <text:p>278,5377523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C106]/[.A106]" office:value-type="float" office:value="275.910037735849">
            <text:p>275,910037735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C107]/[.A107]" office:value-type="float" office:value="273.331439252336">
            <text:p>273,33143925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C108]/[.A108]" office:value-type="float" office:value="270.800592592593">
            <text:p>270,800592592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C109]/[.A109]" office:value-type="float" office:value="268.316183486239">
            <text:p>268,316183486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C110]/[.A110]" office:value-type="float" office:value="265.876945454545">
            <text:p>265,876945454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C111]/[.A111]" office:value-type="float" office:value="263.481657657658">
            <text:p>263,481657657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C112]/[.A112]" office:value-type="float" office:value="261.129142857143">
            <text:p>261,129142857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C113]/[.A113]" office:value-type="float" office:value="258.818265486726">
            <text:p>258,81826548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C114]/[.A114]" office:value-type="float" office:value="256.547929824561">
            <text:p>256,547929824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C115]/[.A115]" office:value-type="float" office:value="254.31707826087">
            <text:p>254,317078260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C116]/[.A116]" office:value-type="float" office:value="252.124689655172">
            <text:p>252,124689655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C117]/[.A117]" office:value-type="float" office:value="249.969777777778">
            <text:p>249,969777777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C118]/[.A118]" office:value-type="float" office:value="247.851389830508">
            <text:p>247,851389830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C119]/[.A119]" office:value-type="float" office:value="245.768605042017">
            <text:p>245,76860504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C120]/[.A120]" office:value-type="float" office:value="243.720533333333">
            <text:p>243,7205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C121]/[.A121]" office:value-type="float" office:value="241.706314049587">
            <text:p>241,706314049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C122]/[.A122]" office:value-type="float" office:value="239.725114754098">
            <text:p>239,72511475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C123]/[.A123]" office:value-type="float" office:value="237.776130081301">
            <text:p>237,776130081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C124]/[.A124]" office:value-type="float" office:value="235.858580645161">
            <text:p>235,858580645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C125]/[.A125]" office:value-type="float" office:value="233.971712">
            <text:p>233,97171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C126]/[.A126]" office:value-type="float" office:value="232.114793650794">
            <text:p>232,11479365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C127]/[.A127]" office:value-type="float" office:value="230.287118110236">
            <text:p>230,287118110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C128]/[.A128]" office:value-type="float" office:value="228.488">
            <text:p>228,48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C129]/[.A129]" office:value-type="float" office:value="226.716775193798">
            <text:p>226,716775193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C130]/[.A130]" office:value-type="float" office:value="224.9728">
            <text:p>224,97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C131]/[.A131]" office:value-type="float" office:value="223.255450381679">
            <text:p>223,255450381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C132]/[.A132]" office:value-type="float" office:value="221.564121212121">
            <text:p>221,564121212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C133]/[.A133]" office:value-type="float" office:value="219.89822556391">
            <text:p>219,898225563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C134]/[.A134]" office:value-type="float" office:value="218.257194029851">
            <text:p>218,257194029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C135]/[.A135]" office:value-type="float" office:value="216.640474074074">
            <text:p>216,64047407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C136]/[.A136]" office:value-type="float" office:value="215.047529411765">
            <text:p>215,047529411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C137]/[.A137]" office:value-type="float" office:value="213.477839416058">
            <text:p>213,47783941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C138]/[.A138]" office:value-type="float" office:value="211.930898550725">
            <text:p>211,930898550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C139]/[.A139]" office:value-type="float" office:value="210.406215827338">
            <text:p>210,406215827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C140]/[.A140]" office:value-type="float" office:value="208.903314285714">
            <text:p>208,903314285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C141]/[.A141]" office:value-type="float" office:value="207.421730496454">
            <text:p>207,421730496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C142]/[.A142]" office:value-type="float" office:value="205.961014084507">
            <text:p>205,961014084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C143]/[.A143]" office:value-type="float" office:value="204.520727272727">
            <text:p>204,520727272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C144]/[.A144]" office:value-type="float" office:value="203.100444444444">
            <text:p>203,10044444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C145]/[.A145]" office:value-type="float" office:value="201.699751724138">
            <text:p>201,69975172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C146]/[.A146]" office:value-type="float" office:value="200.318246575342">
            <text:p>200,318246575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C147]/[.A147]" office:value-type="float" office:value="198.955537414966">
            <text:p>198,95553741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C148]/[.A148]" office:value-type="float" office:value="197.611243243243">
            <text:p>197,61124324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C149]/[.A149]" office:value-type="float" office:value="196.284993288591">
            <text:p>196,28499328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C150]/[.A150]" office:value-type="float" office:value="194.976426666667">
            <text:p>194,97642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C151]/[.A151]" office:value-type="float" office:value="193.68519205298">
            <text:p>193,68519205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C152]/[.A152]" office:value-type="float" office:value="192.410947368421">
            <text:p>192,410947368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C153]/[.A153]" office:value-type="float" office:value="191.153359477124">
            <text:p>191,153359477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C154]/[.A154]" office:value-type="float" office:value="189.912103896104">
            <text:p>189,91210389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C155]/[.A155]" office:value-type="float" office:value="188.686864516129">
            <text:p>188,68686451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C156]/[.A156]" office:value-type="float" office:value="187.477333333333">
            <text:p>187,477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C157]/[.A157]" office:value-type="float" office:value="186.283210191083">
            <text:p>186,283210191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C158]/[.A158]" office:value-type="float" office:value="185.104202531646">
            <text:p>185,10420253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C159]/[.A159]" office:value-type="float" office:value="183.940025157233">
            <text:p>183,940025157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C160]/[.A160]" office:value-type="float" office:value="182.7904">
            <text:p>182,79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C161]/[.A161]" office:value-type="float" office:value="181.655055900621">
            <text:p>181,655055900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C162]/[.A162]" office:value-type="float" office:value="180.533728395062">
            <text:p>180,533728395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C163]/[.A163]" office:value-type="float" office:value="179.426159509202">
            <text:p>179,426159509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C164]/[.A164]" office:value-type="float" office:value="178.332097560976">
            <text:p>178,3320975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C165]/[.A165]" office:value-type="float" office:value="177.251296969697">
            <text:p>177,251296969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C166]/[.A166]" office:value-type="float" office:value="176.183518072289">
            <text:p>176,18351807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C167]/[.A167]" office:value-type="float" office:value="175.128526946108">
            <text:p>175,12852694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C168]/[.A168]" office:value-type="float" office:value="174.086095238095">
            <text:p>174,08609523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C169]/[.A169]" office:value-type="float" office:value="173.056">
            <text:p>173,0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C170]/[.A170]" office:value-type="float" office:value="172.038023529412">
            <text:p>172,038023529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C171]/[.A171]" office:value-type="float" office:value="171.031953216374">
            <text:p>171,03195321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C172]/[.A172]" office:value-type="float" office:value="170.037581395349">
            <text:p>170,037581395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C173]/[.A173]" office:value-type="float" office:value="169.054705202312">
            <text:p>169,05470520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C174]/[.A174]" office:value-type="float" office:value="168.083126436782">
            <text:p>168,083126436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C175]/[.A175]" office:value-type="float" office:value="167.122651428571">
            <text:p>167,12265142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C176]/[.A176]" office:value-type="float" office:value="166.173090909091">
            <text:p>166,173090909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C177]/[.A177]" office:value-type="float" office:value="165.234259887006">
            <text:p>165,23425988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C178]/[.A178]" office:value-type="float" office:value="164.30597752809">
            <text:p>164,30597752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C179]/[.A179]" office:value-type="float" office:value="163.388067039106">
            <text:p>163,388067039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C180]/[.A180]" office:value-type="float" office:value="162.480355555556">
            <text:p>162,48035555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C181]/[.A181]" office:value-type="float" office:value="161.582674033149">
            <text:p>161,58267403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C182]/[.A182]" office:value-type="float" office:value="160.694857142857">
            <text:p>160,694857142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C183]/[.A183]" office:value-type="float" office:value="159.816743169399">
            <text:p>159,816743169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C184]/[.A184]" office:value-type="float" office:value="158.948173913044">
            <text:p>158,94817391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C185]/[.A185]" office:value-type="float" office:value="158.088994594595">
            <text:p>158,088994594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C186]/[.A186]" office:value-type="float" office:value="157.239053763441">
            <text:p>157,239053763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C187]/[.A187]" office:value-type="float" office:value="156.398203208556">
            <text:p>156,39820320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C188]/[.A188]" office:value-type="float" office:value="155.56629787234">
            <text:p>155,56629787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C189]/[.A189]" office:value-type="float" office:value="154.743195767196">
            <text:p>154,743195767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C190]/[.A190]" office:value-type="float" office:value="153.928757894737">
            <text:p>153,928757894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C191]/[.A191]" office:value-type="float" office:value="153.122848167539">
            <text:p>153,122848167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C192]/[.A192]" office:value-type="float" office:value="152.325333333333">
            <text:p>152,325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C193]/[.A193]" office:value-type="float" office:value="151.536082901554">
            <text:p>151,53608290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C194]/[.A194]" office:value-type="float" office:value="150.754969072165">
            <text:p>150,75496907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C195]/[.A195]" office:value-type="float" office:value="149.981866666667">
            <text:p>149,9818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C196]/[.A196]" office:value-type="float" office:value="149.216653061225">
            <text:p>149,216653061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C197]/[.A197]" office:value-type="float" office:value="148.459208121827">
            <text:p>148,459208121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C198]/[.A198]" office:value-type="float" office:value="147.709414141414">
            <text:p>147,709414141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C199]/[.A199]" office:value-type="float" office:value="146.967155778895">
            <text:p>146,967155778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C200]/[.A200]" office:value-type="float" office:value="146.23232">
            <text:p>146,232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C201]/[.A201]" office:value-type="float" office:value="145.504796019901">
            <text:p>145,504796019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C202]/[.A202]" office:value-type="float" office:value="144.784475247525">
            <text:p>144,784475247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C203]/[.A203]" office:value-type="float" office:value="144.071251231527">
            <text:p>144,071251231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C204]/[.A204]" office:value-type="float" office:value="143.365019607843">
            <text:p>143,365019607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C205]/[.A205]" office:value-type="float" office:value="142.665678048781">
            <text:p>142,665678048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C206]/[.A206]" office:value-type="float" office:value="141.973126213592">
            <text:p>141,973126213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C207]/[.A207]" office:value-type="float" office:value="141.287265700483">
            <text:p>141,287265700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C208]/[.A208]" office:value-type="float" office:value="140.608">
            <text:p>140,6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C209]/[.A209]" office:value-type="float" office:value="139.935234449761">
            <text:p>139,935234449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C210]/[.A210]" office:value-type="float" office:value="139.268876190476">
            <text:p>139,268876190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C211]/[.A211]" office:value-type="float" office:value="138.608834123223">
            <text:p>138,60883412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C212]/[.A212]" office:value-type="float" office:value="137.955018867925">
            <text:p>137,955018867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C213]/[.A213]" office:value-type="float" office:value="137.307342723005">
            <text:p>137,3073427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C214]/[.A214]" office:value-type="float" office:value="136.665719626168">
            <text:p>136,665719626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C215]/[.A215]" office:value-type="float" office:value="136.030065116279">
            <text:p>136,030065116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C216]/[.A216]" office:value-type="float" office:value="135.400296296296">
            <text:p>135,400296296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C217]/[.A217]" office:value-type="float" office:value="134.776331797235">
            <text:p>134,776331797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C218]/[.A218]" office:value-type="float" office:value="134.158091743119">
            <text:p>134,158091743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C219]/[.A219]" office:value-type="float" office:value="133.545497716895">
            <text:p>133,545497716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C220]/[.A220]" office:value-type="float" office:value="132.938472727273">
            <text:p>132,938472727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C221]/[.A221]" office:value-type="float" office:value="132.336941176471">
            <text:p>132,336941176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C222]/[.A222]" office:value-type="float" office:value="131.740828828829">
            <text:p>131,740828828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C223]/[.A223]" office:value-type="float" office:value="131.150062780269">
            <text:p>131,150062780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C224]/[.A224]" office:value-type="float" office:value="130.564571428571">
            <text:p>130,56457142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C225]/[.A225]" office:value-type="float" office:value="129.984284444444">
            <text:p>129,98428444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C226]/[.A226]" office:value-type="float" office:value="129.409132743363">
            <text:p>129,409132743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C227]/[.A227]" office:value-type="float" office:value="128.83904845815">
            <text:p>128,839048458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C228]/[.A228]" office:value-type="float" office:value="128.273964912281">
            <text:p>128,27396491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C229]/[.A229]" office:value-type="float" office:value="127.713816593886">
            <text:p>127,713816593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C230]/[.A230]" office:value-type="float" office:value="127.158539130435">
            <text:p>127,15853913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C231]/[.A231]" office:value-type="float" office:value="126.608069264069">
            <text:p>126,60806926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C232]/[.A232]" office:value-type="float" office:value="126.062344827586">
            <text:p>126,062344827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C233]/[.A233]" office:value-type="float" office:value="125.52130472103">
            <text:p>125,52130472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C234]/[.A234]" office:value-type="float" office:value="124.984888888889">
            <text:p>124,984888888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C235]/[.A235]" office:value-type="float" office:value="124.453038297872">
            <text:p>124,453038297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C236]/[.A236]" office:value-type="float" office:value="123.925694915254">
            <text:p>123,925694915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C237]/[.A237]" office:value-type="float" office:value="123.402801687764">
            <text:p>123,402801687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C238]/[.A238]" office:value-type="float" office:value="122.884302521008">
            <text:p>122,88430252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C239]/[.A239]" office:value-type="float" office:value="122.370142259414">
            <text:p>122,370142259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C240]/[.A240]" office:value-type="float" office:value="121.860266666667">
            <text:p>121,8602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C241]/[.A241]" office:value-type="float" office:value="121.354622406639">
            <text:p>121,354622406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C242]/[.A242]" office:value-type="float" office:value="120.853157024793">
            <text:p>120,853157024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C243]/[.A243]" office:value-type="float" office:value="120.355818930041">
            <text:p>120,3558189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C244]/[.A244]" office:value-type="float" office:value="119.862557377049">
            <text:p>119,862557377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C245]/[.A245]" office:value-type="float" office:value="119.37332244898">
            <text:p>119,37332244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C246]/[.A246]" office:value-type="float" office:value="118.88806504065">
            <text:p>118,888065040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C247]/[.A247]" office:value-type="float" office:value="118.406736842105">
            <text:p>118,406736842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C248]/[.A248]" office:value-type="float" office:value="117.929290322581">
            <text:p>117,929290322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C249]/[.A249]" office:value-type="float" office:value="117.455678714859">
            <text:p>117,455678714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C250]/[.A250]" office:value-type="float" office:value="116.985856">
            <text:p>116,9858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C251]/[.A251]" office:value-type="float" office:value="116.51977689243">
            <text:p>116,519776892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C252]/[.A252]" office:value-type="float" office:value="116.057396825397">
            <text:p>116,057396825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C253]/[.A253]" office:value-type="float" office:value="115.598671936759">
            <text:p>115,598671936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C254]/[.A254]" office:value-type="float" office:value="115.143559055118">
            <text:p>115,143559055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C255]/[.A255]" office:value-type="float" office:value="114.692015686275">
            <text:p>114,692015686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C256]/[.A256]" office:value-type="float" office:value="114.244">
            <text:p>114,2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C257]/[.A257]" office:value-type="float" office:value="113.799470817121">
            <text:p>113,799470817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C258]/[.A258]" office:value-type="float" office:value="113.358387596899">
            <text:p>113,358387596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C259]/[.A259]" office:value-type="float" office:value="112.92071042471">
            <text:p>112,920710424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C260]/[.A260]" office:value-type="float" office:value="112.4864">
            <text:p>112,48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C261]/[.A261]" office:value-type="float" office:value="112.055417624521">
            <text:p>112,055417624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C262]/[.A262]" office:value-type="float" office:value="111.62772519084">
            <text:p>111,62772519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C263]/[.A263]" office:value-type="float" office:value="111.203285171103">
            <text:p>111,203285171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C264]/[.A264]" office:value-type="float" office:value="110.782060606061">
            <text:p>110,78206060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C265]/[.A265]" office:value-type="float" office:value="110.36401509434">
            <text:p>110,36401509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C266]/[.A266]" office:value-type="float" office:value="109.949112781955">
            <text:p>109,94911278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C267]/[.A267]" office:value-type="float" office:value="109.53731835206">
            <text:p>109,537318352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C268]/[.A268]" office:value-type="float" office:value="109.128597014925">
            <text:p>109,128597014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C269]/[.A269]" office:value-type="float" office:value="108.722914498141">
            <text:p>108,72291449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C270]/[.A270]" office:value-type="float" office:value="108.320237037037">
            <text:p>108,32023703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C271]/[.A271]" office:value-type="float" office:value="107.920531365314">
            <text:p>107,920531365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C272]/[.A272]" office:value-type="float" office:value="107.523764705882">
            <text:p>107,523764705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C273]/[.A273]" office:value-type="float" office:value="107.129904761905">
            <text:p>107,129904761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C274]/[.A274]" office:value-type="float" office:value="106.738919708029">
            <text:p>106,7389197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C275]/[.A275]" office:value-type="float" office:value="106.350778181818">
            <text:p>106,350778181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C276]/[.A276]" office:value-type="float" office:value="105.965449275362">
            <text:p>105,965449275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C277]/[.A277]" office:value-type="float" office:value="105.582902527076">
            <text:p>105,582902527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C278]/[.A278]" office:value-type="float" office:value="105.203107913669">
            <text:p>105,203107913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C279]/[.A279]" office:value-type="float" office:value="104.826035842294">
            <text:p>104,82603584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C280]/[.A280]" office:value-type="float" office:value="104.451657142857">
            <text:p>104,451657142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C281]/[.A281]" office:value-type="float" office:value="104.079943060498">
            <text:p>104,079943060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C282]/[.A282]" office:value-type="float" office:value="103.710865248227">
            <text:p>103,710865248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C283]/[.A283]" office:value-type="float" office:value="103.344395759717">
            <text:p>103,344395759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C284]/[.A284]" office:value-type="float" office:value="102.980507042254">
            <text:p>102,98050704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C285]/[.A285]" office:value-type="float" office:value="102.619171929825">
            <text:p>102,619171929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C286]/[.A286]" office:value-type="float" office:value="102.260363636364">
            <text:p>102,26036363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C287]/[.A287]" office:value-type="float" office:value="101.904055749129">
            <text:p>101,904055749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C288]/[.A288]" office:value-type="float" office:value="101.550222222222">
            <text:p>101,55022222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C289]/[.A289]" office:value-type="float" office:value="101.198837370242">
            <text:p>101,198837370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C290]/[.A290]" office:value-type="float" office:value="100.849875862069">
            <text:p>100,849875862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C291]/[.A291]" office:value-type="float" office:value="100.503312714777">
            <text:p>100,503312714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C292]/[.A292]" office:value-type="float" office:value="100.159123287671">
            <text:p>100,159123287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C293]/[.A293]" office:value-type="float" office:value="99.8172832764505">
            <text:p>99,817283276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C294]/[.A294]" office:value-type="float" office:value="99.477768707483">
            <text:p>99,477768707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C295]/[.A295]" office:value-type="float" office:value="99.1405559322034">
            <text:p>99,14055593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C296]/[.A296]" office:value-type="float" office:value="98.8056216216216">
            <text:p>98,80562162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C297]/[.A297]" office:value-type="float" office:value="98.4729427609428">
            <text:p>98,472942760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C298]/[.A298]" office:value-type="float" office:value="98.1424966442953">
            <text:p>98,14249664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C299]/[.A299]" office:value-type="float" office:value="97.8142608695652">
            <text:p>97,814260869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C300]/[.A300]" office:value-type="float" office:value="97.4882133333334">
            <text:p>97,48821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C301]/[.A301]" office:value-type="float" office:value="97.1643322259136">
            <text:p>97,164332225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C302]/[.A302]" office:value-type="float" office:value="96.8425960264901">
            <text:p>96,842596026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C303]/[.A303]" office:value-type="float" office:value="96.5229834983498">
            <text:p>96,522983498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C304]/[.A304]" office:value-type="float" office:value="96.2054736842105">
            <text:p>96,205473684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C305]/[.A305]" office:value-type="float" office:value="95.8900459016394">
            <text:p>95,89004590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C306]/[.A306]" office:value-type="float" office:value="95.5766797385621">
            <text:p>95,57667973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C307]/[.A307]" office:value-type="float" office:value="95.26535504886">
            <text:p>95,265355048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C308]/[.A308]" office:value-type="float" office:value="94.956051948052">
            <text:p>94,95605194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C309]/[.A309]" office:value-type="float" office:value="94.6487508090615">
            <text:p>94,648750809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C310]/[.A310]" office:value-type="float" office:value="94.3434322580645">
            <text:p>94,34343225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C311]/[.A311]" office:value-type="float" office:value="94.040077170418">
            <text:p>94,04007717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C312]/[.A312]" office:value-type="float" office:value="93.7386666666667">
            <text:p>93,738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C313]/[.A313]" office:value-type="float" office:value="93.4391821086262">
            <text:p>93,43918210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C314]/[.A314]" office:value-type="float" office:value="93.1416050955414">
            <text:p>93,141605095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C315]/[.A315]" office:value-type="float" office:value="92.8459174603175">
            <text:p>92,845917460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C316]/[.A316]" office:value-type="float" office:value="92.5521012658228">
            <text:p>92,552101265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C317]/[.A317]" office:value-type="float" office:value="92.2601388012619">
            <text:p>92,260138801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C318]/[.A318]" office:value-type="float" office:value="91.9700125786164">
            <text:p>91,97001257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C319]/[.A319]" office:value-type="float" office:value="91.6817053291536">
            <text:p>91,681705329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C320]/[.A320]" office:value-type="float" office:value="91.3952">
            <text:p>91,395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C321]/[.A321]" office:value-type="float" office:value="91.1104797507788">
            <text:p>91,11047975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C322]/[.A322]" office:value-type="float" office:value="90.8275279503106">
            <text:p>90,827527950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C323]/[.A323]" office:value-type="float" office:value="90.5463281733746">
            <text:p>90,546328173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C324]/[.A324]" office:value-type="float" office:value="90.2668641975309">
            <text:p>90,266864197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C325]/[.A325]" office:value-type="float" office:value="89.98912">
            <text:p>89,9891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C326]/[.A326]" office:value-type="float" office:value="89.7130797546012">
            <text:p>89,713079754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C327]/[.A327]" office:value-type="float" office:value="89.4387278287462">
            <text:p>89,438727828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C328]/[.A328]" office:value-type="float" office:value="89.1660487804878">
            <text:p>89,166048780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C329]/[.A329]" office:value-type="float" office:value="88.8950273556231">
            <text:p>88,89502735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C330]/[.A330]" office:value-type="float" office:value="88.6256484848485">
            <text:p>88,625648484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C331]/[.A331]" office:value-type="float" office:value="88.3578972809668">
            <text:p>88,3578972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C332]/[.A332]" office:value-type="float" office:value="88.0917590361446">
            <text:p>88,09175903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C333]/[.A333]" office:value-type="float" office:value="87.8272192192192">
            <text:p>87,827219219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C334]/[.A334]" office:value-type="float" office:value="87.5642634730539">
            <text:p>87,564263473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C335]/[.A335]" office:value-type="float" office:value="87.3028776119403">
            <text:p>87,302877611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C336]/[.A336]" office:value-type="float" office:value="87.0430476190476">
            <text:p>87,04304761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C337]/[.A337]" office:value-type="float" office:value="86.7847596439169">
            <text:p>86,784759643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C338]/[.A338]" office:value-type="float" office:value="86.528">
            <text:p>86,5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C339]/[.A339]" office:value-type="float" office:value="86.2727551622419">
            <text:p>86,27275516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C340]/[.A340]" office:value-type="float" office:value="86.0190117647059">
            <text:p>86,019011764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C341]/[.A341]" office:value-type="float" office:value="85.7667565982405">
            <text:p>85,766756598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C342]/[.A342]" office:value-type="float" office:value="85.5159766081871">
            <text:p>85,515976608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C343]/[.A343]" office:value-type="float" office:value="85.2666588921283">
            <text:p>85,266658892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C344]/[.A344]" office:value-type="float" office:value="85.0187906976744">
            <text:p>85,018790697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C345]/[.A345]" office:value-type="float" office:value="84.7723594202899">
            <text:p>84,772359420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C346]/[.A346]" office:value-type="float" office:value="84.5273526011561">
            <text:p>84,527352601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C347]/[.A347]" office:value-type="float" office:value="84.2837579250721">
            <text:p>84,283757925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C348]/[.A348]" office:value-type="float" office:value="84.0415632183908">
            <text:p>84,041563218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C349]/[.A349]" office:value-type="float" office:value="83.8007564469914">
            <text:p>83,80075644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C350]/[.A350]" office:value-type="float" office:value="83.5613257142857">
            <text:p>83,56132571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C351]/[.A351]" office:value-type="float" office:value="83.3232592592593">
            <text:p>83,323259259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C352]/[.A352]" office:value-type="float" office:value="83.0865454545455">
            <text:p>83,086545454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C353]/[.A353]" office:value-type="float" office:value="82.8511728045326">
            <text:p>82,851172804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C354]/[.A354]" office:value-type="float" office:value="82.6171299435028">
            <text:p>82,617129943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C355]/[.A355]" office:value-type="float" office:value="82.3844056338028">
            <text:p>82,384405633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C356]/[.A356]" office:value-type="float" office:value="82.1529887640449">
            <text:p>82,1529887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C357]/[.A357]" office:value-type="float" office:value="81.922868347339">
            <text:p>81,922868347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C358]/[.A358]" office:value-type="float" office:value="81.6940335195531">
            <text:p>81,694033519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C359]/[.A359]" office:value-type="float" office:value="81.4664735376045">
            <text:p>81,466473537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C360]/[.A360]" office:value-type="float" office:value="81.2401777777778">
            <text:p>81,240177777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C361]/[.A361]" office:value-type="float" office:value="81.015135734072">
            <text:p>81,01513573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C362]/[.A362]" office:value-type="float" office:value="80.7913370165746">
            <text:p>80,791337016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C363]/[.A363]" office:value-type="float" office:value="80.5687713498623">
            <text:p>80,568771349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C364]/[.A364]" office:value-type="float" office:value="80.3474285714286">
            <text:p>80,347428571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C365]/[.A365]" office:value-type="float" office:value="80.127298630137">
            <text:p>80,127298630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C366]/[.A366]" office:value-type="float" office:value="79.9083715846995">
            <text:p>79,908371584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C367]/[.A367]" office:value-type="float" office:value="79.6906376021799">
            <text:p>79,69063760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C368]/[.A368]" office:value-type="float" office:value="79.4740869565217">
            <text:p>79,474086956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C369]/[.A369]" office:value-type="float" office:value="79.2587100271003">
            <text:p>79,258710027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C370]/[.A370]" office:value-type="float" office:value="79.0444972972973">
            <text:p>79,044497297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C371]/[.A371]" office:value-type="float" office:value="78.8314393530997">
            <text:p>78,831439353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C372]/[.A372]" office:value-type="float" office:value="78.6195268817204">
            <text:p>78,619526881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C373]/[.A373]" office:value-type="float" office:value="78.4087506702413">
            <text:p>78,408750670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C374]/[.A374]" office:value-type="float" office:value="78.1991016042781">
            <text:p>78,19910160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C375]/[.A375]" office:value-type="float" office:value="77.9905706666667">
            <text:p>77,990570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C376]/[.A376]" office:value-type="float" office:value="77.7831489361702">
            <text:p>77,783148936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C377]/[.A377]" office:value-type="float" office:value="77.5768275862069">
            <text:p>77,576827586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C378]/[.A378]" office:value-type="float" office:value="77.3715978835979">
            <text:p>77,371597883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C379]/[.A379]" office:value-type="float" office:value="77.1674511873351">
            <text:p>77,167451187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C380]/[.A380]" office:value-type="float" office:value="76.9643789473684">
            <text:p>76,964378947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C381]/[.A381]" office:value-type="float" office:value="76.7623727034121">
            <text:p>76,762372703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C382]/[.A382]" office:value-type="float" office:value="76.5614240837696">
            <text:p>76,561424083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C383]/[.A383]" office:value-type="float" office:value="76.3615248041775">
            <text:p>76,361524804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C384]/[.A384]" office:value-type="float" office:value="76.1626666666667">
            <text:p>76,162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C385]/[.A385]" office:value-type="float" office:value="75.9648415584416">
            <text:p>75,964841558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C386]/[.A386]" office:value-type="float" office:value="75.7680414507772">
            <text:p>75,76804145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C387]/[.A387]" office:value-type="float" office:value="75.5722583979328">
            <text:p>75,572258397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C388]/[.A388]" office:value-type="float" office:value="75.3774845360825">
            <text:p>75,37748453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C389]/[.A389]" office:value-type="float" office:value="75.1837120822622">
            <text:p>75,183712082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C390]/[.A390]" office:value-type="float" office:value="74.9909333333333">
            <text:p>74,9909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C391]/[.A391]" office:value-type="float" office:value="74.7991406649616">
            <text:p>74,79914066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C392]/[.A392]" office:value-type="float" office:value="74.6083265306123">
            <text:p>74,608326530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C393]/[.A393]" office:value-type="float" office:value="74.4184834605598">
            <text:p>74,418483460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C394]/[.A394]" office:value-type="float" office:value="74.2296040609137">
            <text:p>74,229604060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C395]/[.A395]" office:value-type="float" office:value="74.0416810126582">
            <text:p>74,041681012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C396]/[.A396]" office:value-type="float" office:value="73.8547070707071">
            <text:p>73,854707070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C397]/[.A397]" office:value-type="float" office:value="73.6686750629723">
            <text:p>73,66867506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C398]/[.A398]" office:value-type="float" office:value="73.4835778894473">
            <text:p>73,483577889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C399]/[.A399]" office:value-type="float" office:value="73.2994085213033">
            <text:p>73,299408521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C400]/[.A400]" office:value-type="float" office:value="73.11616">
            <text:p>73,116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C401]/[.A401]" office:value-type="float" office:value="72.933825436409">
            <text:p>72,93382543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C402]/[.A402]" office:value-type="float" office:value="72.7523980099503">
            <text:p>72,7523980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C403]/[.A403]" office:value-type="float" office:value="72.5718709677419">
            <text:p>72,571870967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C404]/[.A404]" office:value-type="float" office:value="72.3922376237624">
            <text:p>72,392237623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C405]/[.A405]" office:value-type="float" office:value="72.2134913580247">
            <text:p>72,21349135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C406]/[.A406]" office:value-type="float" office:value="72.0356256157636">
            <text:p>72,035625615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C407]/[.A407]" office:value-type="float" office:value="71.8586339066339">
            <text:p>71,858633906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C408]/[.A408]" office:value-type="float" office:value="71.6825098039216">
            <text:p>71,682509803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C409]/[.A409]" office:value-type="float" office:value="71.5072469437653">
            <text:p>71,507246943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C410]/[.A410]" office:value-type="float" office:value="71.3328390243903">
            <text:p>71,33283902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C411]/[.A411]" office:value-type="float" office:value="71.1592798053528">
            <text:p>71,159279805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C412]/[.A412]" office:value-type="float" office:value="70.9865631067961">
            <text:p>70,986563106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C413]/[.A413]" office:value-type="float" office:value="70.8146828087167">
            <text:p>70,814682808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C414]/[.A414]" office:value-type="float" office:value="70.6436328502416">
            <text:p>70,643632850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C415]/[.A415]" office:value-type="float" office:value="70.4734072289157">
            <text:p>70,473407228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C416]/[.A416]" office:value-type="float" office:value="70.304">
            <text:p>70,3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C417]/[.A417]" office:value-type="float" office:value="70.1354052757794">
            <text:p>70,135405275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C418]/[.A418]" office:value-type="float" office:value="69.9676172248804">
            <text:p>69,967617224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C419]/[.A419]" office:value-type="float" office:value="69.8006300715991">
            <text:p>69,80063007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C420]/[.A420]" office:value-type="float" office:value="69.6344380952381">
            <text:p>69,634438095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C421]/[.A421]" office:value-type="float" office:value="69.4690356294537">
            <text:p>69,469035629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C422]/[.A422]" office:value-type="float" office:value="69.3044170616114">
            <text:p>69,30441706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C423]/[.A423]" office:value-type="float" office:value="69.1405768321513">
            <text:p>69,14057683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C424]/[.A424]" office:value-type="float" office:value="68.9775094339623">
            <text:p>68,97750943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C425]/[.A425]" office:value-type="float" office:value="68.8152094117647">
            <text:p>68,815209411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C426]/[.A426]" office:value-type="float" office:value="68.6536713615024">
            <text:p>68,653671361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C427]/[.A427]" office:value-type="float" office:value="68.4928899297424">
            <text:p>68,492889929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C428]/[.A428]" office:value-type="float" office:value="68.3328598130841">
            <text:p>68,332859813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C429]/[.A429]" office:value-type="float" office:value="68.1735757575758">
            <text:p>68,173575757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C430]/[.A430]" office:value-type="float" office:value="68.0150325581395">
            <text:p>68,01503255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C431]/[.A431]" office:value-type="float" office:value="67.8572250580046">
            <text:p>67,85722505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C432]/[.A432]" office:value-type="float" office:value="67.7001481481482">
            <text:p>67,700148148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C433]/[.A433]" office:value-type="float" office:value="67.5437967667437">
            <text:p>67,5437967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C434]/[.A434]" office:value-type="float" office:value="67.3881658986175">
            <text:p>67,38816589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C435]/[.A435]" office:value-type="float" office:value="67.2332505747127">
            <text:p>67,233250574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C436]/[.A436]" office:value-type="float" office:value="67.0790458715596">
            <text:p>67,07904587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C437]/[.A437]" office:value-type="float" office:value="66.9255469107552">
            <text:p>66,92554691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C438]/[.A438]" office:value-type="float" office:value="66.7727488584475">
            <text:p>66,772748858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C439]/[.A439]" office:value-type="float" office:value="66.6206469248292">
            <text:p>66,620646924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C440]/[.A440]" office:value-type="float" office:value="66.4692363636364">
            <text:p>66,469236363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C441]/[.A441]" office:value-type="float" office:value="66.3185124716553">
            <text:p>66,318512471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C442]/[.A442]" office:value-type="float" office:value="66.1684705882353">
            <text:p>66,168470588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C443]/[.A443]" office:value-type="float" office:value="66.0191060948081">
            <text:p>66,019106094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C444]/[.A444]" office:value-type="float" office:value="65.8704144144144">
            <text:p>65,87041441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C445]/[.A445]" office:value-type="float" office:value="65.722391011236">
            <text:p>65,722391011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C446]/[.A446]" office:value-type="float" office:value="65.5750313901345">
            <text:p>65,575031390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C447]/[.A447]" office:value-type="float" office:value="65.4283310961969">
            <text:p>65,428331096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C448]/[.A448]" office:value-type="float" office:value="65.2822857142857">
            <text:p>65,28228571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C449]/[.A449]" office:value-type="float" office:value="65.1368908685969">
            <text:p>65,13689086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C450]/[.A450]" office:value-type="float" office:value="64.9921422222222">
            <text:p>64,992142222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C451]/[.A451]" office:value-type="float" office:value="64.8480354767184">
            <text:p>64,84803547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C452]/[.A452]" office:value-type="float" office:value="64.7045663716814">
            <text:p>64,704566371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C453]/[.A453]" office:value-type="float" office:value="64.5617306843267">
            <text:p>64,56173068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C454]/[.A454]" office:value-type="float" office:value="64.4195242290749">
            <text:p>64,419524229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C455]/[.A455]" office:value-type="float" office:value="64.2779428571429">
            <text:p>64,277942857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C456]/[.A456]" office:value-type="float" office:value="64.1369824561404">
            <text:p>64,136982456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C457]/[.A457]" office:value-type="float" office:value="63.9966389496718">
            <text:p>63,996638949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C458]/[.A458]" office:value-type="float" office:value="63.8569082969432">
            <text:p>63,856908296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C459]/[.A459]" office:value-type="float" office:value="63.7177864923747">
            <text:p>63,717786492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C460]/[.A460]" office:value-type="float" office:value="63.5792695652174">
            <text:p>63,579269565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C461]/[.A461]" office:value-type="float" office:value="63.4413535791757">
            <text:p>63,441353579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C462]/[.A462]" office:value-type="float" office:value="63.3040346320346">
            <text:p>63,3040346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C463]/[.A463]" office:value-type="float" office:value="63.1673088552916">
            <text:p>63,167308855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C464]/[.A464]" office:value-type="float" office:value="63.0311724137931">
            <text:p>63,031172413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C465]/[.A465]" office:value-type="float" office:value="62.8956215053764">
            <text:p>62,895621505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C466]/[.A466]" office:value-type="float" office:value="62.760652360515">
            <text:p>62,760652360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C467]/[.A467]" office:value-type="float" office:value="62.62626124197">
            <text:p>62,62626124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C468]/[.A468]" office:value-type="float" office:value="62.4924444444445">
            <text:p>62,49244444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C469]/[.A469]" office:value-type="float" office:value="62.3591982942431">
            <text:p>62,359198294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C470]/[.A470]" office:value-type="float" office:value="62.2265191489362">
            <text:p>62,226519148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C471]/[.A471]" office:value-type="float" office:value="62.0944033970276">
            <text:p>62,09440339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C472]/[.A472]" office:value-type="float" office:value="61.9628474576271">
            <text:p>61,962847457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C473]/[.A473]" office:value-type="float" office:value="61.8318477801269">
            <text:p>61,831847780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C474]/[.A474]" office:value-type="float" office:value="61.7014008438819">
            <text:p>61,701400843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C475]/[.A475]" office:value-type="float" office:value="61.5715031578947">
            <text:p>61,571503157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C476]/[.A476]" office:value-type="float" office:value="61.4421512605042">
            <text:p>61,442151260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C477]/[.A477]" office:value-type="float" office:value="61.3133417190776">
            <text:p>61,313341719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C478]/[.A478]" office:value-type="float" office:value="61.1850711297071">
            <text:p>61,185071129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C479]/[.A479]" office:value-type="float" office:value="61.0573361169102">
            <text:p>61,057336116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C480]/[.A480]" office:value-type="float" office:value="60.9301333333333">
            <text:p>60,9301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C481]/[.A481]" office:value-type="float" office:value="60.8034594594595">
            <text:p>60,803459459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C482]/[.A482]" office:value-type="float" office:value="60.6773112033195">
            <text:p>60,67731120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C483]/[.A483]" office:value-type="float" office:value="60.5516853002071">
            <text:p>60,551685300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C484]/[.A484]" office:value-type="float" office:value="60.4265785123967">
            <text:p>60,426578512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C485]/[.A485]" office:value-type="float" office:value="60.301987628866">
            <text:p>60,3019876289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C486]/[.A486]" office:value-type="float" office:value="60.1779094650206">
            <text:p>60,17790946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C487]/[.A487]" office:value-type="float" office:value="60.054340862423">
            <text:p>60,054340862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C488]/[.A488]" office:value-type="float" office:value="59.9312786885246">
            <text:p>59,931278688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C489]/[.A489]" office:value-type="float" office:value="59.8087198364008">
            <text:p>59,80871983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C490]/[.A490]" office:value-type="float" office:value="59.6866612244898">
            <text:p>59,686661224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C491]/[.A491]" office:value-type="float" office:value="59.565099796334">
            <text:p>59,565099796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C492]/[.A492]" office:value-type="float" office:value="59.4440325203252">
            <text:p>59,444032520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C493]/[.A493]" office:value-type="float" office:value="59.3234563894523">
            <text:p>59,323456389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C494]/[.A494]" office:value-type="float" office:value="59.2033684210526">
            <text:p>59,203368421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C495]/[.A495]" office:value-type="float" office:value="59.0837656565657">
            <text:p>59,083765656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C496]/[.A496]" office:value-type="float" office:value="58.9646451612903">
            <text:p>58,964645161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C497]/[.A497]" office:value-type="float" office:value="58.8460040241449">
            <text:p>58,84600402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C498]/[.A498]" office:value-type="float" office:value="58.7278393574297">
            <text:p>58,727839357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C499]/[.A499]" office:value-type="float" office:value="58.6101482965932">
            <text:p>58,610148296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C500]/[.A500]" office:value-type="float" office:value="58.492928">
            <text:p>58,4929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2"/>
        </table:table-row>
      </table:table>
      <table:table table:name="2018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30416.32256">
            <text:p>30416,32256</text:p>
          </table:table-cell>
          <table:table-cell table:formula="of:=[$'2018'.$E$2]" office:value-type="float" office:value="30416.32256">
            <text:p>30416,32256</text:p>
          </table:table-cell>
          <table:table-cell/>
          <table:table-cell office:value-type="string">
            <text:p>Setup fe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15208.16128">
            <text:p>15208,16128</text:p>
          </table:table-cell>
          <table:table-cell table:formula="of:=[$'2018'.$E$2]" office:value-type="float" office:value="30416.32256">
            <text:p>30416,32256</text:p>
          </table:table-cell>
          <table:table-cell/>
          <table:table-cell table:formula="of:=['2017'.E2]*1.04" office:value-type="float" office:value="30416.32256">
            <text:p>30416,3225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10138.7741866667">
            <text:p>10138,77418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4]/[.A4]" office:value-type="float" office:value="7604.08064">
            <text:p>7604,080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C5]/[.A5]" office:value-type="float" office:value="6083.264512">
            <text:p>6083,2645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5069.38709333333">
            <text:p>5069,38709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345.18893714286">
            <text:p>4345,18893714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802.04032">
            <text:p>3802,0403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379.59139555556">
            <text:p>3379,59139555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3041.632256">
            <text:p>3041,6322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765.12023272727">
            <text:p>2765,120232727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534.69354666667">
            <text:p>2534,69354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339.71712">
            <text:p>2339,717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172.59446857143">
            <text:p>2172,59446857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2027.75483733333">
            <text:p>2027,754837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901.02016">
            <text:p>1901,020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789.19544470588">
            <text:p>1789,195444705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689.79569777778">
            <text:p>1689,79569777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600.85908210526">
            <text:p>1600,859082105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520.816128">
            <text:p>1520,8161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448.39631238095">
            <text:p>1448,3963123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382.56011636364">
            <text:p>1382,560116363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322.44880695652">
            <text:p>1322,44880695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267.34677333333">
            <text:p>1267,34677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216.6529024">
            <text:p>1216,65290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169.85856">
            <text:p>1169,858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126.53046518519">
            <text:p>1126,530465185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86.29723428571">
            <text:p>1086,29723428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1048.83870896552">
            <text:p>1048,83870896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1013.87741866667">
            <text:p>1013,877418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C31]/[.A31]" office:value-type="float" office:value="981.171695483871">
            <text:p>981,171695483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C32]/[.A32]" office:value-type="float" office:value="950.51008">
            <text:p>950,5100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C33]/[.A33]" office:value-type="float" office:value="921.706744242425">
            <text:p>921,70674424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C34]/[.A34]" office:value-type="float" office:value="894.597722352941">
            <text:p>894,59772235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C35]/[.A35]" office:value-type="float" office:value="869.037787428572">
            <text:p>869,037787428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C36]/[.A36]" office:value-type="float" office:value="844.897848888889">
            <text:p>844,897848888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C37]/[.A37]" office:value-type="float" office:value="822.062771891892">
            <text:p>822,062771891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C38]/[.A38]" office:value-type="float" office:value="800.429541052632">
            <text:p>800,429541052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C39]/[.A39]" office:value-type="float" office:value="779.905706666667">
            <text:p>779,90570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C40]/[.A40]" office:value-type="float" office:value="760.408064">
            <text:p>760,4080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C41]/[.A41]" office:value-type="float" office:value="741.861525853659">
            <text:p>741,861525853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C42]/[.A42]" office:value-type="float" office:value="724.198156190476">
            <text:p>724,198156190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C43]/[.A43]" office:value-type="float" office:value="707.356338604651">
            <text:p>707,356338604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C44]/[.A44]" office:value-type="float" office:value="691.280058181818">
            <text:p>691,280058181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C45]/[.A45]" office:value-type="float" office:value="675.918279111111">
            <text:p>675,918279111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C46]/[.A46]" office:value-type="float" office:value="661.224403478261">
            <text:p>661,224403478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C47]/[.A47]" office:value-type="float" office:value="647.155799148936">
            <text:p>647,155799148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C48]/[.A48]" office:value-type="float" office:value="633.673386666667">
            <text:p>633,67338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C49]/[.A49]" office:value-type="float" office:value="620.741276734694">
            <text:p>620,741276734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C50]/[.A50]" office:value-type="float" office:value="608.3264512">
            <text:p>608,32645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C51]/[.A51]" office:value-type="float" office:value="596.398481568628">
            <text:p>596,398481568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C52]/[.A52]" office:value-type="float" office:value="584.92928">
            <text:p>584,929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C53]/[.A53]" office:value-type="float" office:value="573.892878490566">
            <text:p>573,892878490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C54]/[.A54]" office:value-type="float" office:value="563.265232592593">
            <text:p>563,265232592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C55]/[.A55]" office:value-type="float" office:value="553.024046545455">
            <text:p>553,02404654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C56]/[.A56]" office:value-type="float" office:value="543.148617142857">
            <text:p>543,14861714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C57]/[.A57]" office:value-type="float" office:value="533.619694035088">
            <text:p>533,619694035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C58]/[.A58]" office:value-type="float" office:value="524.419354482759">
            <text:p>524,41935448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C59]/[.A59]" office:value-type="float" office:value="515.530890847458">
            <text:p>515,530890847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C60]/[.A60]" office:value-type="float" office:value="506.938709333333">
            <text:p>506,938709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C61]/[.A61]" office:value-type="float" office:value="498.628238688525">
            <text:p>498,628238688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C62]/[.A62]" office:value-type="float" office:value="490.585847741936">
            <text:p>490,585847741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C63]/[.A63]" office:value-type="float" office:value="482.798770793651">
            <text:p>482,798770793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C64]/[.A64]" office:value-type="float" office:value="475.25504">
            <text:p>475,2550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C65]/[.A65]" office:value-type="float" office:value="467.943424">
            <text:p>467,9434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C66]/[.A66]" office:value-type="float" office:value="460.853372121212">
            <text:p>460,85337212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C67]/[.A67]" office:value-type="float" office:value="453.97496358209">
            <text:p>453,974963582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C68]/[.A68]" office:value-type="float" office:value="447.298861176471">
            <text:p>447,29886117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C69]/[.A69]" office:value-type="float" office:value="440.816268985507">
            <text:p>440,81626898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C70]/[.A70]" office:value-type="float" office:value="434.518893714286">
            <text:p>434,518893714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C71]/[.A71]" office:value-type="float" office:value="428.398909295775">
            <text:p>428,398909295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C72]/[.A72]" office:value-type="float" office:value="422.448924444445">
            <text:p>422,448924444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C73]/[.A73]" office:value-type="float" office:value="416.661952876712">
            <text:p>416,66195287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C74]/[.A74]" office:value-type="float" office:value="411.031385945946">
            <text:p>411,031385945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C75]/[.A75]" office:value-type="float" office:value="405.550967466667">
            <text:p>405,5509674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C76]/[.A76]" office:value-type="float" office:value="400.214770526316">
            <text:p>400,214770526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C77]/[.A77]" office:value-type="float" office:value="395.017176103896">
            <text:p>395,017176103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C78]/[.A78]" office:value-type="float" office:value="389.952853333333">
            <text:p>389,95285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C79]/[.A79]" office:value-type="float" office:value="385.016741265823">
            <text:p>385,016741265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C80]/[.A80]" office:value-type="float" office:value="380.204032">
            <text:p>380,20403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C81]/[.A81]" office:value-type="float" office:value="375.510155061728">
            <text:p>375,510155061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C82]/[.A82]" office:value-type="float" office:value="370.930762926829">
            <text:p>370,930762926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C83]/[.A83]" office:value-type="float" office:value="366.461717590361">
            <text:p>366,461717590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C84]/[.A84]" office:value-type="float" office:value="362.099078095238">
            <text:p>362,099078095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C85]/[.A85]" office:value-type="float" office:value="357.839088941176">
            <text:p>357,83908894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C86]/[.A86]" office:value-type="float" office:value="353.678169302326">
            <text:p>353,678169302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C87]/[.A87]" office:value-type="float" office:value="349.612902988506">
            <text:p>349,612902988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C88]/[.A88]" office:value-type="float" office:value="345.640029090909">
            <text:p>345,640029090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C89]/[.A89]" office:value-type="float" office:value="341.756433258427">
            <text:p>341,756433258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C90]/[.A90]" office:value-type="float" office:value="337.959139555556">
            <text:p>337,95913955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C91]/[.A91]" office:value-type="float" office:value="334.245302857143">
            <text:p>334,245302857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C92]/[.A92]" office:value-type="float" office:value="330.61220173913">
            <text:p>330,612201739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C93]/[.A93]" office:value-type="float" office:value="327.057231827957">
            <text:p>327,0572318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C94]/[.A94]" office:value-type="float" office:value="323.577899574468">
            <text:p>323,577899574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C95]/[.A95]" office:value-type="float" office:value="320.171816421053">
            <text:p>320,171816421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C96]/[.A96]" office:value-type="float" office:value="316.836693333333">
            <text:p>316,83669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C97]/[.A97]" office:value-type="float" office:value="313.570335670103">
            <text:p>313,570335670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C98]/[.A98]" office:value-type="float" office:value="310.370638367347">
            <text:p>310,370638367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C99]/[.A99]" office:value-type="float" office:value="307.235581414141">
            <text:p>307,235581414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C100]/[.A100]" office:value-type="float" office:value="304.1632256">
            <text:p>304,16322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C101]/[.A101]" office:value-type="float" office:value="301.151708514852">
            <text:p>301,151708514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C102]/[.A102]" office:value-type="float" office:value="298.199240784314">
            <text:p>298,199240784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C103]/[.A103]" office:value-type="float" office:value="295.304102524272">
            <text:p>295,304102524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C104]/[.A104]" office:value-type="float" office:value="292.46464">
            <text:p>292,464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C105]/[.A105]" office:value-type="float" office:value="289.67926247619">
            <text:p>289,679262476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C106]/[.A106]" office:value-type="float" office:value="286.946439245283">
            <text:p>286,946439245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C107]/[.A107]" office:value-type="float" office:value="284.26469682243">
            <text:p>284,26469682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C108]/[.A108]" office:value-type="float" office:value="281.632616296296">
            <text:p>281,632616296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C109]/[.A109]" office:value-type="float" office:value="279.048830825688">
            <text:p>279,04883082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C110]/[.A110]" office:value-type="float" office:value="276.512023272727">
            <text:p>276,512023272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C111]/[.A111]" office:value-type="float" office:value="274.020923963964">
            <text:p>274,0209239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C112]/[.A112]" office:value-type="float" office:value="271.574308571429">
            <text:p>271,57430857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C113]/[.A113]" office:value-type="float" office:value="269.170996106195">
            <text:p>269,170996106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C114]/[.A114]" office:value-type="float" office:value="266.809847017544">
            <text:p>266,809847017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C115]/[.A115]" office:value-type="float" office:value="264.489761391304">
            <text:p>264,489761391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C116]/[.A116]" office:value-type="float" office:value="262.209677241379">
            <text:p>262,20967724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C117]/[.A117]" office:value-type="float" office:value="259.968568888889">
            <text:p>259,968568888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C118]/[.A118]" office:value-type="float" office:value="257.765445423729">
            <text:p>257,765445423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C119]/[.A119]" office:value-type="float" office:value="255.599349243698">
            <text:p>255,599349243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C120]/[.A120]" office:value-type="float" office:value="253.469354666667">
            <text:p>253,469354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C121]/[.A121]" office:value-type="float" office:value="251.37456661157">
            <text:p>251,37456661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C122]/[.A122]" office:value-type="float" office:value="249.314119344262">
            <text:p>249,314119344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C123]/[.A123]" office:value-type="float" office:value="247.287175284553">
            <text:p>247,287175284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C124]/[.A124]" office:value-type="float" office:value="245.292923870968">
            <text:p>245,29292387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C125]/[.A125]" office:value-type="float" office:value="243.33058048">
            <text:p>243,3305804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C126]/[.A126]" office:value-type="float" office:value="241.399385396825">
            <text:p>241,399385396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C127]/[.A127]" office:value-type="float" office:value="239.498602834646">
            <text:p>239,498602834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C128]/[.A128]" office:value-type="float" office:value="237.62752">
            <text:p>237,6275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C129]/[.A129]" office:value-type="float" office:value="235.78544620155">
            <text:p>235,78544620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C130]/[.A130]" office:value-type="float" office:value="233.971712">
            <text:p>233,9717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C131]/[.A131]" office:value-type="float" office:value="232.185668396947">
            <text:p>232,185668396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C132]/[.A132]" office:value-type="float" office:value="230.426686060606">
            <text:p>230,426686060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C133]/[.A133]" office:value-type="float" office:value="228.694154586466">
            <text:p>228,69415458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C134]/[.A134]" office:value-type="float" office:value="226.987481791045">
            <text:p>226,98748179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C135]/[.A135]" office:value-type="float" office:value="225.306093037037">
            <text:p>225,30609303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C136]/[.A136]" office:value-type="float" office:value="223.649430588235">
            <text:p>223,64943058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C137]/[.A137]" office:value-type="float" office:value="222.016952992701">
            <text:p>222,016952992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C138]/[.A138]" office:value-type="float" office:value="220.408134492754">
            <text:p>220,40813449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C139]/[.A139]" office:value-type="float" office:value="218.822464460432">
            <text:p>218,822464460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C140]/[.A140]" office:value-type="float" office:value="217.259446857143">
            <text:p>217,259446857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C141]/[.A141]" office:value-type="float" office:value="215.718599716312">
            <text:p>215,718599716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C142]/[.A142]" office:value-type="float" office:value="214.199454647887">
            <text:p>214,199454647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C143]/[.A143]" office:value-type="float" office:value="212.701556363636">
            <text:p>212,701556363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C144]/[.A144]" office:value-type="float" office:value="211.224462222222">
            <text:p>211,224462222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C145]/[.A145]" office:value-type="float" office:value="209.767741793103">
            <text:p>209,767741793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C146]/[.A146]" office:value-type="float" office:value="208.330976438356">
            <text:p>208,330976438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C147]/[.A147]" office:value-type="float" office:value="206.913758911565">
            <text:p>206,91375891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C148]/[.A148]" office:value-type="float" office:value="205.515692972973">
            <text:p>205,51569297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C149]/[.A149]" office:value-type="float" office:value="204.136393020134">
            <text:p>204,136393020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C150]/[.A150]" office:value-type="float" office:value="202.775483733333">
            <text:p>202,7754837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C151]/[.A151]" office:value-type="float" office:value="201.432599735099">
            <text:p>201,432599735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C152]/[.A152]" office:value-type="float" office:value="200.107385263158">
            <text:p>200,107385263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C153]/[.A153]" office:value-type="float" office:value="198.799493856209">
            <text:p>198,799493856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C154]/[.A154]" office:value-type="float" office:value="197.508588051948">
            <text:p>197,508588051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C155]/[.A155]" office:value-type="float" office:value="196.234339096774">
            <text:p>196,234339096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C156]/[.A156]" office:value-type="float" office:value="194.976426666667">
            <text:p>194,97642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C157]/[.A157]" office:value-type="float" office:value="193.734538598726">
            <text:p>193,734538598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C158]/[.A158]" office:value-type="float" office:value="192.508370632911">
            <text:p>192,50837063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C159]/[.A159]" office:value-type="float" office:value="191.297626163522">
            <text:p>191,297626163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C160]/[.A160]" office:value-type="float" office:value="190.102016">
            <text:p>190,1020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C161]/[.A161]" office:value-type="float" office:value="188.921258136646">
            <text:p>188,921258136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C162]/[.A162]" office:value-type="float" office:value="187.755077530864">
            <text:p>187,755077530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C163]/[.A163]" office:value-type="float" office:value="186.603205889571">
            <text:p>186,603205889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C164]/[.A164]" office:value-type="float" office:value="185.465381463415">
            <text:p>185,465381463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C165]/[.A165]" office:value-type="float" office:value="184.341348848485">
            <text:p>184,341348848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C166]/[.A166]" office:value-type="float" office:value="183.230858795181">
            <text:p>183,230858795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C167]/[.A167]" office:value-type="float" office:value="182.133668023952">
            <text:p>182,1336680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C168]/[.A168]" office:value-type="float" office:value="181.049539047619">
            <text:p>181,04953904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C169]/[.A169]" office:value-type="float" office:value="179.97824">
            <text:p>179,978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C170]/[.A170]" office:value-type="float" office:value="178.919544470588">
            <text:p>178,919544470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C171]/[.A171]" office:value-type="float" office:value="177.873231345029">
            <text:p>177,87323134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C172]/[.A172]" office:value-type="float" office:value="176.839084651163">
            <text:p>176,83908465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C173]/[.A173]" office:value-type="float" office:value="175.816893410405">
            <text:p>175,816893410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C174]/[.A174]" office:value-type="float" office:value="174.806451494253">
            <text:p>174,806451494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C175]/[.A175]" office:value-type="float" office:value="173.807557485714">
            <text:p>173,80755748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C176]/[.A176]" office:value-type="float" office:value="172.820014545455">
            <text:p>172,82001454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C177]/[.A177]" office:value-type="float" office:value="171.843630282486">
            <text:p>171,843630282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C178]/[.A178]" office:value-type="float" office:value="170.878216629214">
            <text:p>170,878216629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C179]/[.A179]" office:value-type="float" office:value="169.92358972067">
            <text:p>169,923589720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C180]/[.A180]" office:value-type="float" office:value="168.979569777778">
            <text:p>168,97956977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C181]/[.A181]" office:value-type="float" office:value="168.045980994475">
            <text:p>168,045980994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C182]/[.A182]" office:value-type="float" office:value="167.122651428571">
            <text:p>167,122651428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C183]/[.A183]" office:value-type="float" office:value="166.209412896175">
            <text:p>166,209412896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C184]/[.A184]" office:value-type="float" office:value="165.306100869565">
            <text:p>165,306100869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C185]/[.A185]" office:value-type="float" office:value="164.412554378378">
            <text:p>164,412554378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C186]/[.A186]" office:value-type="float" office:value="163.528615913979">
            <text:p>163,5286159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C187]/[.A187]" office:value-type="float" office:value="162.654131336898">
            <text:p>162,654131336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C188]/[.A188]" office:value-type="float" office:value="161.788949787234">
            <text:p>161,788949787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C189]/[.A189]" office:value-type="float" office:value="160.932923597884">
            <text:p>160,932923597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C190]/[.A190]" office:value-type="float" office:value="160.085908210526">
            <text:p>160,085908210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C191]/[.A191]" office:value-type="float" office:value="159.247762094241">
            <text:p>159,247762094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C192]/[.A192]" office:value-type="float" office:value="158.418346666667">
            <text:p>158,41834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C193]/[.A193]" office:value-type="float" office:value="157.597526217617">
            <text:p>157,59752621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C194]/[.A194]" office:value-type="float" office:value="156.785167835052">
            <text:p>156,785167835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C195]/[.A195]" office:value-type="float" office:value="155.981141333333">
            <text:p>155,981141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C196]/[.A196]" office:value-type="float" office:value="155.185319183674">
            <text:p>155,185319183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C197]/[.A197]" office:value-type="float" office:value="154.397576446701">
            <text:p>154,39757644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C198]/[.A198]" office:value-type="float" office:value="153.617790707071">
            <text:p>153,617790707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C199]/[.A199]" office:value-type="float" office:value="152.84584201005">
            <text:p>152,845842010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C200]/[.A200]" office:value-type="float" office:value="152.0816128">
            <text:p>152,08161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C201]/[.A201]" office:value-type="float" office:value="151.324987860697">
            <text:p>151,324987860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C202]/[.A202]" office:value-type="float" office:value="150.575854257426">
            <text:p>150,575854257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C203]/[.A203]" office:value-type="float" office:value="149.834101280788">
            <text:p>149,834101280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C204]/[.A204]" office:value-type="float" office:value="149.099620392157">
            <text:p>149,099620392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C205]/[.A205]" office:value-type="float" office:value="148.372305170732">
            <text:p>148,372305170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C206]/[.A206]" office:value-type="float" office:value="147.652051262136">
            <text:p>147,652051262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C207]/[.A207]" office:value-type="float" office:value="146.938756328502">
            <text:p>146,938756328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C208]/[.A208]" office:value-type="float" office:value="146.23232">
            <text:p>146,2323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C209]/[.A209]" office:value-type="float" office:value="145.532643827751">
            <text:p>145,53264382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C210]/[.A210]" office:value-type="float" office:value="144.839631238095">
            <text:p>144,83963123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C211]/[.A211]" office:value-type="float" office:value="144.153187488152">
            <text:p>144,15318748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C212]/[.A212]" office:value-type="float" office:value="143.473219622642">
            <text:p>143,473219622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C213]/[.A213]" office:value-type="float" office:value="142.799636431925">
            <text:p>142,799636431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C214]/[.A214]" office:value-type="float" office:value="142.132348411215">
            <text:p>142,13234841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C215]/[.A215]" office:value-type="float" office:value="141.47126772093">
            <text:p>141,471267720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C216]/[.A216]" office:value-type="float" office:value="140.816308148148">
            <text:p>140,81630814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C217]/[.A217]" office:value-type="float" office:value="140.167385069124">
            <text:p>140,167385069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C218]/[.A218]" office:value-type="float" office:value="139.524415412844">
            <text:p>139,52441541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C219]/[.A219]" office:value-type="float" office:value="138.887317625571">
            <text:p>138,88731762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C220]/[.A220]" office:value-type="float" office:value="138.256011636364">
            <text:p>138,25601163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C221]/[.A221]" office:value-type="float" office:value="137.630418823529">
            <text:p>137,630418823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C222]/[.A222]" office:value-type="float" office:value="137.010461981982">
            <text:p>137,0104619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C223]/[.A223]" office:value-type="float" office:value="136.39606529148">
            <text:p>136,396065291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C224]/[.A224]" office:value-type="float" office:value="135.787154285714">
            <text:p>135,78715428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C225]/[.A225]" office:value-type="float" office:value="135.183655822222">
            <text:p>135,183655822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C226]/[.A226]" office:value-type="float" office:value="134.585498053097">
            <text:p>134,585498053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C227]/[.A227]" office:value-type="float" office:value="133.992610396476">
            <text:p>133,99261039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C228]/[.A228]" office:value-type="float" office:value="133.404923508772">
            <text:p>133,404923508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C229]/[.A229]" office:value-type="float" office:value="132.822369257642">
            <text:p>132,82236925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C230]/[.A230]" office:value-type="float" office:value="132.244880695652">
            <text:p>132,24488069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C231]/[.A231]" office:value-type="float" office:value="131.672392034632">
            <text:p>131,672392034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C232]/[.A232]" office:value-type="float" office:value="131.10483862069">
            <text:p>131,104838620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C233]/[.A233]" office:value-type="float" office:value="130.542156909871">
            <text:p>130,542156909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C234]/[.A234]" office:value-type="float" office:value="129.984284444444">
            <text:p>129,984284444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C235]/[.A235]" office:value-type="float" office:value="129.431159829787">
            <text:p>129,431159829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C236]/[.A236]" office:value-type="float" office:value="128.882722711864">
            <text:p>128,882722711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C237]/[.A237]" office:value-type="float" office:value="128.338913755274">
            <text:p>128,338913755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C238]/[.A238]" office:value-type="float" office:value="127.799674621849">
            <text:p>127,799674621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C239]/[.A239]" office:value-type="float" office:value="127.264947949791">
            <text:p>127,264947949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C240]/[.A240]" office:value-type="float" office:value="126.734677333333">
            <text:p>126,734677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C241]/[.A241]" office:value-type="float" office:value="126.208807302905">
            <text:p>126,20880730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C242]/[.A242]" office:value-type="float" office:value="125.687283305785">
            <text:p>125,687283305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C243]/[.A243]" office:value-type="float" office:value="125.170051687243">
            <text:p>125,170051687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C244]/[.A244]" office:value-type="float" office:value="124.657059672131">
            <text:p>124,657059672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C245]/[.A245]" office:value-type="float" office:value="124.148255346939">
            <text:p>124,148255346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C246]/[.A246]" office:value-type="float" office:value="123.643587642276">
            <text:p>123,643587642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C247]/[.A247]" office:value-type="float" office:value="123.14300631579">
            <text:p>123,143006315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C248]/[.A248]" office:value-type="float" office:value="122.646461935484">
            <text:p>122,64646193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C249]/[.A249]" office:value-type="float" office:value="122.153905863454">
            <text:p>122,153905863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C250]/[.A250]" office:value-type="float" office:value="121.66529024">
            <text:p>121,665290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C251]/[.A251]" office:value-type="float" office:value="121.180567968128">
            <text:p>121,18056796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C252]/[.A252]" office:value-type="float" office:value="120.699692698413">
            <text:p>120,699692698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C253]/[.A253]" office:value-type="float" office:value="120.222618814229">
            <text:p>120,222618814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C254]/[.A254]" office:value-type="float" office:value="119.749301417323">
            <text:p>119,749301417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C255]/[.A255]" office:value-type="float" office:value="119.279696313726">
            <text:p>119,279696313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C256]/[.A256]" office:value-type="float" office:value="118.81376">
            <text:p>118,813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C257]/[.A257]" office:value-type="float" office:value="118.351449649805">
            <text:p>118,351449649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C258]/[.A258]" office:value-type="float" office:value="117.892723100775">
            <text:p>117,892723100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C259]/[.A259]" office:value-type="float" office:value="117.437538841699">
            <text:p>117,437538841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C260]/[.A260]" office:value-type="float" office:value="116.985856">
            <text:p>116,9858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C261]/[.A261]" office:value-type="float" office:value="116.537634329502">
            <text:p>116,537634329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C262]/[.A262]" office:value-type="float" office:value="116.092834198473">
            <text:p>116,092834198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C263]/[.A263]" office:value-type="float" office:value="115.651416577947">
            <text:p>115,651416577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C264]/[.A264]" office:value-type="float" office:value="115.213343030303">
            <text:p>115,213343030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C265]/[.A265]" office:value-type="float" office:value="114.778575698113">
            <text:p>114,77857569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C266]/[.A266]" office:value-type="float" office:value="114.347077293233">
            <text:p>114,347077293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C267]/[.A267]" office:value-type="float" office:value="113.918811086142">
            <text:p>113,918811086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C268]/[.A268]" office:value-type="float" office:value="113.493740895522">
            <text:p>113,49374089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C269]/[.A269]" office:value-type="float" office:value="113.071831078067">
            <text:p>113,07183107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C270]/[.A270]" office:value-type="float" office:value="112.653046518519">
            <text:p>112,653046518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C271]/[.A271]" office:value-type="float" office:value="112.237352619926">
            <text:p>112,237352619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C272]/[.A272]" office:value-type="float" office:value="111.824715294118">
            <text:p>111,824715294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C273]/[.A273]" office:value-type="float" office:value="111.415100952381">
            <text:p>111,41510095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C274]/[.A274]" office:value-type="float" office:value="111.00847649635">
            <text:p>111,00847649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C275]/[.A275]" office:value-type="float" office:value="110.604809309091">
            <text:p>110,604809309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C276]/[.A276]" office:value-type="float" office:value="110.204067246377">
            <text:p>110,20406724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C277]/[.A277]" office:value-type="float" office:value="109.806218628159">
            <text:p>109,80621862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C278]/[.A278]" office:value-type="float" office:value="109.411232230216">
            <text:p>109,411232230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C279]/[.A279]" office:value-type="float" office:value="109.019077275986">
            <text:p>109,0190772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C280]/[.A280]" office:value-type="float" office:value="108.629723428571">
            <text:p>108,629723428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C281]/[.A281]" office:value-type="float" office:value="108.243140782918">
            <text:p>108,24314078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C282]/[.A282]" office:value-type="float" office:value="107.859299858156">
            <text:p>107,85929985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C283]/[.A283]" office:value-type="float" office:value="107.478171590106">
            <text:p>107,478171590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C284]/[.A284]" office:value-type="float" office:value="107.099727323944">
            <text:p>107,099727323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C285]/[.A285]" office:value-type="float" office:value="106.723938807018">
            <text:p>106,72393880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C286]/[.A286]" office:value-type="float" office:value="106.350778181818">
            <text:p>106,350778181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C287]/[.A287]" office:value-type="float" office:value="105.980217979094">
            <text:p>105,980217979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C288]/[.A288]" office:value-type="float" office:value="105.612231111111">
            <text:p>105,612231111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C289]/[.A289]" office:value-type="float" office:value="105.246790865052">
            <text:p>105,246790865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C290]/[.A290]" office:value-type="float" office:value="104.883870896552">
            <text:p>104,883870896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C291]/[.A291]" office:value-type="float" office:value="104.523445223368">
            <text:p>104,523445223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C292]/[.A292]" office:value-type="float" office:value="104.165488219178">
            <text:p>104,165488219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C293]/[.A293]" office:value-type="float" office:value="103.809974607509">
            <text:p>103,809974607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C294]/[.A294]" office:value-type="float" office:value="103.456879455782">
            <text:p>103,456879455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C295]/[.A295]" office:value-type="float" office:value="103.106178169492">
            <text:p>103,106178169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C296]/[.A296]" office:value-type="float" office:value="102.757846486487">
            <text:p>102,75784648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C297]/[.A297]" office:value-type="float" office:value="102.41186047138">
            <text:p>102,41186047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C298]/[.A298]" office:value-type="float" office:value="102.068196510067">
            <text:p>102,068196510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C299]/[.A299]" office:value-type="float" office:value="101.726831304348">
            <text:p>101,726831304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C300]/[.A300]" office:value-type="float" office:value="101.387741866667">
            <text:p>101,3877418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C301]/[.A301]" office:value-type="float" office:value="101.05090551495">
            <text:p>101,05090551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C302]/[.A302]" office:value-type="float" office:value="100.71629986755">
            <text:p>100,71629986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C303]/[.A303]" office:value-type="float" office:value="100.383902838284">
            <text:p>100,383902838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C304]/[.A304]" office:value-type="float" office:value="100.053692631579">
            <text:p>100,05369263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C305]/[.A305]" office:value-type="float" office:value="99.7256477377049">
            <text:p>99,725647737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C306]/[.A306]" office:value-type="float" office:value="99.3997469281046">
            <text:p>99,39974692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C307]/[.A307]" office:value-type="float" office:value="99.0759692508143">
            <text:p>99,075969250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C308]/[.A308]" office:value-type="float" office:value="98.754294025974">
            <text:p>98,75429402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C309]/[.A309]" office:value-type="float" office:value="98.434700841424">
            <text:p>98,43470084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C310]/[.A310]" office:value-type="float" office:value="98.1171695483871">
            <text:p>98,117169548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C311]/[.A311]" office:value-type="float" office:value="97.8016802572347">
            <text:p>97,801680257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C312]/[.A312]" office:value-type="float" office:value="97.4882133333334">
            <text:p>97,48821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C313]/[.A313]" office:value-type="float" office:value="97.1767493929713">
            <text:p>97,17674939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C314]/[.A314]" office:value-type="float" office:value="96.8672692993631">
            <text:p>96,867269299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C315]/[.A315]" office:value-type="float" office:value="96.5597541587302">
            <text:p>96,559754158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C316]/[.A316]" office:value-type="float" office:value="96.2541853164557">
            <text:p>96,25418531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C317]/[.A317]" office:value-type="float" office:value="95.9505443533123">
            <text:p>95,95054435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C318]/[.A318]" office:value-type="float" office:value="95.648813081761">
            <text:p>95,648813081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C319]/[.A319]" office:value-type="float" office:value="95.3489735423198">
            <text:p>95,348973542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C320]/[.A320]" office:value-type="float" office:value="95.051008">
            <text:p>95,05100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C321]/[.A321]" office:value-type="float" office:value="94.75489894081">
            <text:p>94,754898940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C322]/[.A322]" office:value-type="float" office:value="94.460629068323">
            <text:p>94,460629068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C323]/[.A323]" office:value-type="float" office:value="94.1681813003096">
            <text:p>94,168181300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C324]/[.A324]" office:value-type="float" office:value="93.8775387654321">
            <text:p>93,877538765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C325]/[.A325]" office:value-type="float" office:value="93.5886848">
            <text:p>93,588684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C326]/[.A326]" office:value-type="float" office:value="93.3016029447853">
            <text:p>93,301602944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C327]/[.A327]" office:value-type="float" office:value="93.016276941896">
            <text:p>93,016276941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C328]/[.A328]" office:value-type="float" office:value="92.7326907317073">
            <text:p>92,732690731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C329]/[.A329]" office:value-type="float" office:value="92.450828449848">
            <text:p>92,450828449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C330]/[.A330]" office:value-type="float" office:value="92.1706744242424">
            <text:p>92,170674424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C331]/[.A331]" office:value-type="float" office:value="91.8922131722055">
            <text:p>91,892213172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C332]/[.A332]" office:value-type="float" office:value="91.6154293975904">
            <text:p>91,61542939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C333]/[.A333]" office:value-type="float" office:value="91.340307987988">
            <text:p>91,34030798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C334]/[.A334]" office:value-type="float" office:value="91.0668340119761">
            <text:p>91,0668340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C335]/[.A335]" office:value-type="float" office:value="90.7949927164179">
            <text:p>90,79499271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C336]/[.A336]" office:value-type="float" office:value="90.5247695238095">
            <text:p>90,524769523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C337]/[.A337]" office:value-type="float" office:value="90.2561500296736">
            <text:p>90,256150029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C338]/[.A338]" office:value-type="float" office:value="89.98912">
            <text:p>89,989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C339]/[.A339]" office:value-type="float" office:value="89.7236653687316">
            <text:p>89,723665368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C340]/[.A340]" office:value-type="float" office:value="89.4597722352941">
            <text:p>89,459772235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C341]/[.A341]" office:value-type="float" office:value="89.1974268621701">
            <text:p>89,197426862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C342]/[.A342]" office:value-type="float" office:value="88.9366156725146">
            <text:p>88,936615672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C343]/[.A343]" office:value-type="float" office:value="88.6773252478134">
            <text:p>88,67732524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C344]/[.A344]" office:value-type="float" office:value="88.4195423255814">
            <text:p>88,41954232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C345]/[.A345]" office:value-type="float" office:value="88.1632537971015">
            <text:p>88,163253797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C346]/[.A346]" office:value-type="float" office:value="87.9084467052023">
            <text:p>87,908446705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C347]/[.A347]" office:value-type="float" office:value="87.6551082420749">
            <text:p>87,655108242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C348]/[.A348]" office:value-type="float" office:value="87.4032257471265">
            <text:p>87,403225747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C349]/[.A349]" office:value-type="float" office:value="87.1527867048711">
            <text:p>87,152786704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C350]/[.A350]" office:value-type="float" office:value="86.9037787428572">
            <text:p>86,90377874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C351]/[.A351]" office:value-type="float" office:value="86.6561896296296">
            <text:p>86,656189629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C352]/[.A352]" office:value-type="float" office:value="86.4100072727273">
            <text:p>86,410007272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C353]/[.A353]" office:value-type="float" office:value="86.1652197167139">
            <text:p>86,16521971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C354]/[.A354]" office:value-type="float" office:value="85.921815141243">
            <text:p>85,92181514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C355]/[.A355]" office:value-type="float" office:value="85.6797818591549">
            <text:p>85,679781859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C356]/[.A356]" office:value-type="float" office:value="85.4391083146068">
            <text:p>85,439108314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C357]/[.A357]" office:value-type="float" office:value="85.1997830812325">
            <text:p>85,19978308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C358]/[.A358]" office:value-type="float" office:value="84.9617948603352">
            <text:p>84,961794860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C359]/[.A359]" office:value-type="float" office:value="84.7251324791086">
            <text:p>84,725132479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C360]/[.A360]" office:value-type="float" office:value="84.4897848888889">
            <text:p>84,489784888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C361]/[.A361]" office:value-type="float" office:value="84.2557411634349">
            <text:p>84,255741163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C362]/[.A362]" office:value-type="float" office:value="84.0229904972376">
            <text:p>84,022990497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C363]/[.A363]" office:value-type="float" office:value="83.7915222038568">
            <text:p>83,791522203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C364]/[.A364]" office:value-type="float" office:value="83.5613257142857">
            <text:p>83,561325714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C365]/[.A365]" office:value-type="float" office:value="83.3323905753425">
            <text:p>83,332390575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C366]/[.A366]" office:value-type="float" office:value="83.1047064480874">
            <text:p>83,10470644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C367]/[.A367]" office:value-type="float" office:value="82.878263106267">
            <text:p>82,878263106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C368]/[.A368]" office:value-type="float" office:value="82.6530504347826">
            <text:p>82,653050434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C369]/[.A369]" office:value-type="float" office:value="82.4290584281843">
            <text:p>82,42905842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C370]/[.A370]" office:value-type="float" office:value="82.2062771891892">
            <text:p>82,206277189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C371]/[.A371]" office:value-type="float" office:value="81.9846969272237">
            <text:p>81,984696927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C372]/[.A372]" office:value-type="float" office:value="81.7643079569893">
            <text:p>81,7643079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C373]/[.A373]" office:value-type="float" office:value="81.545100697051">
            <text:p>81,545100697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C374]/[.A374]" office:value-type="float" office:value="81.3270656684492">
            <text:p>81,327065668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C375]/[.A375]" office:value-type="float" office:value="81.1101934933333">
            <text:p>81,11019349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C376]/[.A376]" office:value-type="float" office:value="80.894474893617">
            <text:p>80,894474893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C377]/[.A377]" office:value-type="float" office:value="80.6799006896552">
            <text:p>80,679900689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C378]/[.A378]" office:value-type="float" office:value="80.4664617989418">
            <text:p>80,466461798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C379]/[.A379]" office:value-type="float" office:value="80.2541492348285">
            <text:p>80,254149234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C380]/[.A380]" office:value-type="float" office:value="80.0429541052632">
            <text:p>80,042954105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C381]/[.A381]" office:value-type="float" office:value="79.8328676115486">
            <text:p>79,832867611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C382]/[.A382]" office:value-type="float" office:value="79.6238810471204">
            <text:p>79,623881047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C383]/[.A383]" office:value-type="float" office:value="79.4159857963447">
            <text:p>79,415985796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C384]/[.A384]" office:value-type="float" office:value="79.2091733333333">
            <text:p>79,20917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C385]/[.A385]" office:value-type="float" office:value="79.0034352207792">
            <text:p>79,003435220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C386]/[.A386]" office:value-type="float" office:value="78.7987631088083">
            <text:p>78,798763108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C387]/[.A387]" office:value-type="float" office:value="78.5951487338501">
            <text:p>78,595148733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C388]/[.A388]" office:value-type="float" office:value="78.3925839175258">
            <text:p>78,392583917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C389]/[.A389]" office:value-type="float" office:value="78.1910605655527">
            <text:p>78,19106056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C390]/[.A390]" office:value-type="float" office:value="77.9905706666667">
            <text:p>77,990570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C391]/[.A391]" office:value-type="float" office:value="77.7911062915601">
            <text:p>77,79110629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C392]/[.A392]" office:value-type="float" office:value="77.5926595918368">
            <text:p>77,592659591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C393]/[.A393]" office:value-type="float" office:value="77.3952227989822">
            <text:p>77,39522279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C394]/[.A394]" office:value-type="float" office:value="77.1987882233503">
            <text:p>77,198788223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C395]/[.A395]" office:value-type="float" office:value="77.0033482531646">
            <text:p>77,003348253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C396]/[.A396]" office:value-type="float" office:value="76.8088953535354">
            <text:p>76,808895353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C397]/[.A397]" office:value-type="float" office:value="76.6154220654912">
            <text:p>76,61542206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C398]/[.A398]" office:value-type="float" office:value="76.4229210050251">
            <text:p>76,42292100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C399]/[.A399]" office:value-type="float" office:value="76.2313848621554">
            <text:p>76,231384862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C400]/[.A400]" office:value-type="float" office:value="76.0408064">
            <text:p>76,04080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C401]/[.A401]" office:value-type="float" office:value="75.8511784538653">
            <text:p>75,851178453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C402]/[.A402]" office:value-type="float" office:value="75.6624939303483">
            <text:p>75,662493930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C403]/[.A403]" office:value-type="float" office:value="75.4747458064516">
            <text:p>75,47474580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C404]/[.A404]" office:value-type="float" office:value="75.2879271287129">
            <text:p>75,287927128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C405]/[.A405]" office:value-type="float" office:value="75.1020310123457">
            <text:p>75,102031012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C406]/[.A406]" office:value-type="float" office:value="74.9170506403941">
            <text:p>74,917050640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C407]/[.A407]" office:value-type="float" office:value="74.7329792628993">
            <text:p>74,73297926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C408]/[.A408]" office:value-type="float" office:value="74.5498101960784">
            <text:p>74,549810196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C409]/[.A409]" office:value-type="float" office:value="74.3675368215159">
            <text:p>74,367536821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C410]/[.A410]" office:value-type="float" office:value="74.1861525853659">
            <text:p>74,186152585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C411]/[.A411]" office:value-type="float" office:value="74.0056509975669">
            <text:p>74,00565099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C412]/[.A412]" office:value-type="float" office:value="73.826025631068">
            <text:p>73,826025631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C413]/[.A413]" office:value-type="float" office:value="73.6472701210654">
            <text:p>73,647270121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C414]/[.A414]" office:value-type="float" office:value="73.4693781642512">
            <text:p>73,469378164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C415]/[.A415]" office:value-type="float" office:value="73.2923435180723">
            <text:p>73,29234351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C416]/[.A416]" office:value-type="float" office:value="73.11616">
            <text:p>73,116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C417]/[.A417]" office:value-type="float" office:value="72.9408214868106">
            <text:p>72,940821486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C418]/[.A418]" office:value-type="float" office:value="72.7663219138756">
            <text:p>72,766321913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C419]/[.A419]" office:value-type="float" office:value="72.592655274463">
            <text:p>72,592655274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C420]/[.A420]" office:value-type="float" office:value="72.4198156190476">
            <text:p>72,41981561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C421]/[.A421]" office:value-type="float" office:value="72.2477970546318">
            <text:p>72,247797054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C422]/[.A422]" office:value-type="float" office:value="72.0765937440758">
            <text:p>72,076593744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C423]/[.A423]" office:value-type="float" office:value="71.9061999054374">
            <text:p>71,906199905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C424]/[.A424]" office:value-type="float" office:value="71.7366098113208">
            <text:p>71,736609811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C425]/[.A425]" office:value-type="float" office:value="71.5678177882353">
            <text:p>71,56781778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C426]/[.A426]" office:value-type="float" office:value="71.3998182159625">
            <text:p>71,3998182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C427]/[.A427]" office:value-type="float" office:value="71.2326055269321">
            <text:p>71,232605526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C428]/[.A428]" office:value-type="float" office:value="71.0661742056075">
            <text:p>71,06617420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C429]/[.A429]" office:value-type="float" office:value="70.9005187878788">
            <text:p>70,900518787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C430]/[.A430]" office:value-type="float" office:value="70.7356338604651">
            <text:p>70,735633860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C431]/[.A431]" office:value-type="float" office:value="70.5715140603248">
            <text:p>70,571514060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C432]/[.A432]" office:value-type="float" office:value="70.4081540740741">
            <text:p>70,408154074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C433]/[.A433]" office:value-type="float" office:value="70.2455486374134">
            <text:p>70,245548637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C434]/[.A434]" office:value-type="float" office:value="70.0836925345622">
            <text:p>70,083692534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C435]/[.A435]" office:value-type="float" office:value="69.9225805977012">
            <text:p>69,922580597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C436]/[.A436]" office:value-type="float" office:value="69.762207706422">
            <text:p>69,76220770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C437]/[.A437]" office:value-type="float" office:value="69.6025687871854">
            <text:p>69,602568787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C438]/[.A438]" office:value-type="float" office:value="69.4436588127854">
            <text:p>69,44365881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C439]/[.A439]" office:value-type="float" office:value="69.2854728018223">
            <text:p>69,285472801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C440]/[.A440]" office:value-type="float" office:value="69.1280058181818">
            <text:p>69,12800581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C441]/[.A441]" office:value-type="float" office:value="68.9712529705215">
            <text:p>68,971252970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C442]/[.A442]" office:value-type="float" office:value="68.8152094117647">
            <text:p>68,815209411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C443]/[.A443]" office:value-type="float" office:value="68.6598703386005">
            <text:p>68,659870338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C444]/[.A444]" office:value-type="float" office:value="68.505230990991">
            <text:p>68,50523099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C445]/[.A445]" office:value-type="float" office:value="68.3512866516854">
            <text:p>68,351286651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C446]/[.A446]" office:value-type="float" office:value="68.1980326457399">
            <text:p>68,19803264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C447]/[.A447]" office:value-type="float" office:value="68.0454643400447">
            <text:p>68,0454643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C448]/[.A448]" office:value-type="float" office:value="67.8935771428572">
            <text:p>67,89357714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C449]/[.A449]" office:value-type="float" office:value="67.7423665033408">
            <text:p>67,74236650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C450]/[.A450]" office:value-type="float" office:value="67.5918279111111">
            <text:p>67,591827911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C451]/[.A451]" office:value-type="float" office:value="67.4419568957871">
            <text:p>67,441956895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C452]/[.A452]" office:value-type="float" office:value="67.2927490265487">
            <text:p>67,29274902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C453]/[.A453]" office:value-type="float" office:value="67.1441999116998">
            <text:p>67,144199911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C454]/[.A454]" office:value-type="float" office:value="66.9963051982379">
            <text:p>66,99630519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C455]/[.A455]" office:value-type="float" office:value="66.8490605714286">
            <text:p>66,84906057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C456]/[.A456]" office:value-type="float" office:value="66.702461754386">
            <text:p>66,702461754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C457]/[.A457]" office:value-type="float" office:value="66.5565045076587">
            <text:p>66,556504507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C458]/[.A458]" office:value-type="float" office:value="66.411184628821">
            <text:p>66,411184628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C459]/[.A459]" office:value-type="float" office:value="66.2664979520697">
            <text:p>66,266497952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C460]/[.A460]" office:value-type="float" office:value="66.1224403478261">
            <text:p>66,12244034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C461]/[.A461]" office:value-type="float" office:value="65.9790077223427">
            <text:p>65,979007722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C462]/[.A462]" office:value-type="float" office:value="65.836196017316">
            <text:p>65,836196017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C463]/[.A463]" office:value-type="float" office:value="65.6940012095033">
            <text:p>65,694001209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C464]/[.A464]" office:value-type="float" office:value="65.5524193103448">
            <text:p>65,552419310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C465]/[.A465]" office:value-type="float" office:value="65.4114463655914">
            <text:p>65,41144636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C466]/[.A466]" office:value-type="float" office:value="65.2710784549356">
            <text:p>65,271078454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C467]/[.A467]" office:value-type="float" office:value="65.1313116916488">
            <text:p>65,13131169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C468]/[.A468]" office:value-type="float" office:value="64.9921422222222">
            <text:p>64,992142222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C469]/[.A469]" office:value-type="float" office:value="64.8535662260128">
            <text:p>64,85356622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C470]/[.A470]" office:value-type="float" office:value="64.7155799148936">
            <text:p>64,715579914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C471]/[.A471]" office:value-type="float" office:value="64.5781795329087">
            <text:p>64,57817953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C472]/[.A472]" office:value-type="float" office:value="64.4413613559322">
            <text:p>64,441361355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C473]/[.A473]" office:value-type="float" office:value="64.3051216913319">
            <text:p>64,305121691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C474]/[.A474]" office:value-type="float" office:value="64.1694568776371">
            <text:p>64,169456877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C475]/[.A475]" office:value-type="float" office:value="64.0343632842105">
            <text:p>64,034363284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C476]/[.A476]" office:value-type="float" office:value="63.8998373109244">
            <text:p>63,899837310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C477]/[.A477]" office:value-type="float" office:value="63.7658753878407">
            <text:p>63,76587538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C478]/[.A478]" office:value-type="float" office:value="63.6324739748954">
            <text:p>63,632473974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C479]/[.A479]" office:value-type="float" office:value="63.4996295615867">
            <text:p>63,49962956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C480]/[.A480]" office:value-type="float" office:value="63.3673386666667">
            <text:p>63,367338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C481]/[.A481]" office:value-type="float" office:value="63.2355978378378">
            <text:p>63,23559783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C482]/[.A482]" office:value-type="float" office:value="63.1044036514523">
            <text:p>63,104403651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C483]/[.A483]" office:value-type="float" office:value="62.9737527122153">
            <text:p>62,973752712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C484]/[.A484]" office:value-type="float" office:value="62.8436416528926">
            <text:p>62,84364165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C485]/[.A485]" office:value-type="float" office:value="62.7140671340206">
            <text:p>62,71406713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C486]/[.A486]" office:value-type="float" office:value="62.5850258436214">
            <text:p>62,585025843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C487]/[.A487]" office:value-type="float" office:value="62.4565144969199">
            <text:p>62,456514496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C488]/[.A488]" office:value-type="float" office:value="62.3285298360656">
            <text:p>62,328529836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C489]/[.A489]" office:value-type="float" office:value="62.2010686298569">
            <text:p>62,201068629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C490]/[.A490]" office:value-type="float" office:value="62.0741276734694">
            <text:p>62,074127673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C491]/[.A491]" office:value-type="float" office:value="61.9477037881874">
            <text:p>61,947703788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C492]/[.A492]" office:value-type="float" office:value="61.8217938211382">
            <text:p>61,821793821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C493]/[.A493]" office:value-type="float" office:value="61.6963946450304">
            <text:p>61,69639464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C494]/[.A494]" office:value-type="float" office:value="61.5715031578947">
            <text:p>61,571503157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C495]/[.A495]" office:value-type="float" office:value="61.4471162828283">
            <text:p>61,44711628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C496]/[.A496]" office:value-type="float" office:value="61.3232309677419">
            <text:p>61,323230967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C497]/[.A497]" office:value-type="float" office:value="61.1998441851107">
            <text:p>61,199844185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C498]/[.A498]" office:value-type="float" office:value="61.0769529317269">
            <text:p>61,076952931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C499]/[.A499]" office:value-type="float" office:value="60.9545542284569">
            <text:p>60,954554228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C500]/[.A500]" office:value-type="float" office:value="60.83264512">
            <text:p>60,832645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4:50:36.26</meta:creation-date>
    <dc:date>2013-04-11T16:58:02.04</dc:date>
    <meta:editing-duration>PT1M34S</meta:editing-duration>
    <meta:editing-cycles>7</meta:editing-cycles>
    <meta:generator>LibreOffice/3.5$Windows_x86 LibreOffice_project/7e68ba2-a744ebf-1f241b7-c506db1-7d53735</meta:generator>
    <meta:document-statistic meta:table-count="6" meta:cell-count="9012" meta:object-count="0"/>
  </office:meta>
</office:document-meta>
</file>